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28in"/>
    </style:style>
    <style:style style:name="co2" style:family="table-column">
      <style:table-column-properties fo:break-before="auto" style:column-width="0.7598in"/>
    </style:style>
    <style:style style:name="co3" style:family="table-column">
      <style:table-column-properties fo:break-before="auto" style:column-width="1.5744in"/>
    </style:style>
    <style:style style:name="co4" style:family="table-column">
      <style:table-column-properties fo:break-before="auto" style:column-width="0.8256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2555in"/>
    </style:style>
    <style:style style:name="co7" style:family="table-column">
      <style:table-column-properties fo:break-before="auto" style:column-width="0.4953in"/>
    </style:style>
    <style:style style:name="co8" style:family="table-column">
      <style:table-column-properties fo:break-before="auto" style:column-width="1.7071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1472in"/>
    </style:style>
    <style:style style:name="co11" style:family="table-column">
      <style:table-column-properties fo:break-before="auto" style:column-width="1.2661in"/>
    </style:style>
    <style:style style:name="co12" style:family="table-column">
      <style:table-column-properties fo:break-before="auto" style:column-width="2.2528in"/>
    </style:style>
    <style:style style:name="co13" style:family="table-column">
      <style:table-column-properties fo:break-before="auto" style:column-width="1.0902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917in"/>
    </style:style>
    <style:style style:name="co17" style:family="table-column">
      <style:table-column-properties fo:break-before="auto" style:column-width="1.9047in"/>
    </style:style>
    <style:style style:name="co18" style:family="table-column">
      <style:table-column-properties fo:break-before="auto" style:column-width="1.3654in"/>
    </style:style>
    <style:style style:name="co19" style:family="table-column">
      <style:table-column-properties fo:break-before="auto" style:column-width="6.331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147">
      <style:table-cell-properties fo:padding="0.028in"/>
    </style:style>
    <style:style style:name="ce4" style:family="table-cell" style:parent-style-name="Default" style:data-style-name="N100">
      <style:table-cell-properties fo:padding="0.028in"/>
    </style:style>
    <style:style style:name="ce5" style:family="table-cell" style:parent-style-name="Default" style:data-style-name="N0">
      <style:table-cell-properties fo:padding="0.028in"/>
    </style:style>
    <style:style style:name="ce6" style:family="table-cell" style:parent-style-name="Default" style:data-style-name="N4">
      <style:table-cell-properties fo:padding="0.028in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8" style:family="table-cell" style:parent-style-name="Default" style:data-style-name="N5">
      <style:table-cell-properties fo:padding="0.028in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  <style:style style:name="T7" style:family="text">
      <style:text-properties fo:color="#800080"/>
    </style:style>
    <style:style style:name="T8" style:family="text">
      <style:text-properties fo:color="#808000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4"/>
        <table:table-column table:style-name="co8" table:default-cell-style-name="ce4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6" table:default-cell-style-name="ce6"/>
        <table:table-column table:style-name="co16" table:default-cell-style-name="ce7"/>
        <table:table-column table:style-name="co16" table:number-columns-repeated="236" table:default-cell-style-name="ce2"/>
        <table:table-column table:style-name="co16" table:number-columns-repeated="767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15" calcext:value-type="float">
            <text:p>15</text:p>
          </table:table-cell>
          <table:table-cell table:style-name="ce3"/>
          <table:table-cell/>
          <table:table-cell office:value-type="string" calcext:value-type="string">
            <text:p>scg_dt_cmp</text:p>
          </table:table-cell>
          <table:table-cell table:number-columns-repeated="8"/>
          <table:table-cell table:formula="of:=LEN([.O3]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'CONCATENATE("INSERT INTO spg_dt_cmp VALUES('",<text:span text:style-name="T1">A3</text:span>,"','",<text:span text:style-name="T2">B3</text:span>,"','",CONCATENATE(REPT("0",15-LEN(<text:span text:style-name="T3">C3</text:span>)),<text:span text:style-name="T4">C3</text:span>),"','",<text:span text:style-name="T5">D3</text:span>,"','",<text:span text:style-name="T6">E3</text:span>,"','",<text:span text:style-name="T7">F3</text:span>,"','",<text:span text:style-name="T8">G3</text:span>,"','",CONCATENATE(REPT("0",25-LEN(<text:span text:style-name="T1">H3</text:span>)),<text:span text:style-name="T2">H3</text:span>),"','",<text:span text:style-name="T3">I3</text:span>,"','",<text:span text:style-name="T4">J3</text:span>,"','",<text:span text:style-name="T5">K3</text:span>,"','",<text:span text:style-name="T6">L3</text:span>,"','",<text:span text:style-name="T7">M3</text:span>,"','",<text:span text:style-name="T8">N3</text:span>,"','",CONCATENATE(REPT("0",15-LEN(<text:span text:style-name="T1">O3</text:span>)),<text:span text:style-name="T2">O3</text:span>),"','",<text:span text:style-name="T3">P3</text:span>,"','",<text:span text:style-name="T4">Q3</text:span>,"','",<text:span text:style-name="T5">R3</text:span>,"',",<text:span text:style-name="T6">T3</text:span>,",",<text:span text:style-name="T7">U3</text:span>,");"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])" office:value-type="string" office:string-value="0000000000000000000002000" calcext:value-type="string">
            <text:p>0000000000000000000002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000" calcext:value-type="float">
            <text:p>2000</text:p>
          </table:table-cell>
          <table:table-cell office:value-type="float" office:value="114999.57" calcext:value-type="float">
            <text:p>114,999.57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spg_dt_cmp VALUES('&quot;;[.A3];&quot;','&quot;;[.B3];&quot;','&quot;;CONCATENATE(REPT(&quot;0&quot;;15-LEN([.C3]));[.C3]);&quot;','&quot;;[.D3];&quot;','&quot;;[.E3];&quot;','&quot;;[.F3];&quot;','&quot;;[.G3];&quot;','&quot;;CONCATENATE(REPT(&quot;0&quot;;25-LEN([.H3]));[.H3]);&quot;','&quot;;[.I3];&quot;','&quot;;[.J3];&quot;','&quot;;[.K3];&quot;','&quot;;[.L3];&quot;','&quot;;[.M3];&quot;','&quot;;[.N3];&quot;','&quot;;CONCATENATE(REPT(&quot;0&quot;;15-LEN([.O3]));[.O3]);&quot;','&quot;;[.P3];&quot;','&quot;;[.Q3];&quot;','&quot;;[.R3];&quot;',&quot;;[.T3];&quot;,&quot;;[.U3];&quot;);&quot;)" office:value-type="string" office:string-value="INSERT INTO spg_dt_cmp VALUES('0001','SPGCMP','SNOANTMEN010001','2014-01-31','---','-------------------------','A','0000000000000000000000001','0000000000000000000002000','0000000000000000000000001','0000000000000000000000001','0000000000000000000000001','401080100','SPGCMP','SNOANTMEN010001','CCP','--','PROVISION ANTIGUEDAD PRESTACIONES SOCIALES EMPLEADOS ENERO 2014',114999.57,1);" calcext:value-type="string">
            <text:p>INSERT INTO spg_dt_cmp VALUES('0001','SPGCMP','SNOANTMEN010001','2014-01-31','---','-------------------------','A','0000000000000000000000001','0000000000000000000002000','0000000000000000000000001','0000000000000000000000001','0000000000000000000000001','401080100','SPGCMP','SNOANTMEN010001','CCP','--','PROVISION ANTIGUEDAD PRESTACIONES SOCIALES EMPLEADOS ENERO 2014',114999.57,1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formula="of:=[.C4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903" calcext:value-type="float">
            <text:p>2903</text:p>
          </table:table-cell>
          <table:table-cell office:value-type="float" office:value="21964.47" calcext:value-type="float">
            <text:p>21,964.47</text:p>
          </table:table-cell>
          <table:table-cell office:value-type="float" office:value="2" calcext:value-type="float">
            <text:p>2</text:p>
          </table:table-cell>
          <table:table-cell table:style-name="ce3" table:formula="of:=CONCATENATE(&quot;INSERT INTO spg_dt_cmp VALUES('&quot;;[.A4];&quot;','&quot;;[.B4];&quot;','&quot;;CONCATENATE(REPT(&quot;0&quot;;15-LEN([.C4]));[.C4]);&quot;','&quot;;[.D4];&quot;','&quot;;[.E4];&quot;','&quot;;[.F4];&quot;','&quot;;[.G4];&quot;','&quot;;CONCATENATE(REPT(&quot;0&quot;;25-LEN([.H4]));[.H4]);&quot;','&quot;;[.I4];&quot;','&quot;;[.J4];&quot;','&quot;;[.K4];&quot;','&quot;;[.L4];&quot;','&quot;;[.M4];&quot;','&quot;;[.N4];&quot;','&quot;;CONCATENATE(REPT(&quot;0&quot;;15-LEN([.O4]));[.O4]);&quot;','&quot;;[.P4];&quot;','&quot;;[.Q4];&quot;','&quot;;[.R4];&quot;',&quot;;[.T4];&quot;,&quot;;[.U4];&quot;);&quot;)" office:value-type="string" office:string-value="INSERT INTO spg_dt_cmp VALUES('0001','SPGCMP','SNOANTMEN010001','2014-01-31','---','-------------------------','A','0000000000000000000000001','0000000000000000000002903','0000000000000000000000001','0000000000000000000000001','0000000000000000000000001','401080100','SPGCMP','SNOANTMEN010001','CCP','--','PROVISION ANTIGUEDAD PRESTACIONES SOCIALES EMPLEADOS ENERO 2014',21964.47,2);" calcext:value-type="string">
            <text:p>INSERT INTO spg_dt_cmp VALUES('0001','SPGCMP','SNOANTMEN010001','2014-01-31','---','-------------------------','A','0000000000000000000000001','0000000000000000000002903','0000000000000000000000001','0000000000000000000000001','0000000000000000000000001','401080100','SPGCMP','SNOANTMEN010001','CCP','--','PROVISION ANTIGUEDAD PRESTACIONES SOCIALES EMPLEADOS ENERO 2014',21964.47,2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])" office:value-type="string" office:string-value="0000000000000000000002303" calcext:value-type="string">
            <text:p>0000000000000000000002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formula="of:=[.C5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303" calcext:value-type="float">
            <text:p>2303</text:p>
          </table:table-cell>
          <table:table-cell office:value-type="float" office:value="8904.43" calcext:value-type="float">
            <text:p>8,904.43</text:p>
          </table:table-cell>
          <table:table-cell office:value-type="float" office:value="3" calcext:value-type="float">
            <text:p>3</text:p>
          </table:table-cell>
          <table:table-cell table:style-name="ce3" table:formula="of:=CONCATENATE(&quot;INSERT INTO spg_dt_cmp VALUES('&quot;;[.A5];&quot;','&quot;;[.B5];&quot;','&quot;;CONCATENATE(REPT(&quot;0&quot;;15-LEN([.C5]));[.C5]);&quot;','&quot;;[.D5];&quot;','&quot;;[.E5];&quot;','&quot;;[.F5];&quot;','&quot;;[.G5];&quot;','&quot;;CONCATENATE(REPT(&quot;0&quot;;25-LEN([.H5]));[.H5]);&quot;','&quot;;[.I5];&quot;','&quot;;[.J5];&quot;','&quot;;[.K5];&quot;','&quot;;[.L5];&quot;','&quot;;[.M5];&quot;','&quot;;[.N5];&quot;','&quot;;CONCATENATE(REPT(&quot;0&quot;;15-LEN([.O5]));[.O5]);&quot;','&quot;;[.P5];&quot;','&quot;;[.Q5];&quot;','&quot;;[.R5];&quot;',&quot;;[.T5];&quot;,&quot;;[.U5];&quot;);&quot;)" office:value-type="string" office:string-value="INSERT INTO spg_dt_cmp VALUES('0001','SPGCMP','SNOANTMEN010001','2014-01-31','---','-------------------------','A','0000000000000000000000001','0000000000000000000002303','0000000000000000000000001','0000000000000000000000001','0000000000000000000000001','401080100','SPGCMP','SNOANTMEN010001','CCP','--','PROVISION ANTIGUEDAD PRESTACIONES SOCIALES EMPLEADOS ENERO 2014',8904.43,3);" calcext:value-type="string">
            <text:p>INSERT INTO spg_dt_cmp VALUES('0001','SPGCMP','SNOANTMEN010001','2014-01-31','---','-------------------------','A','0000000000000000000000001','0000000000000000000002303','0000000000000000000000001','0000000000000000000000001','0000000000000000000000001','401080100','SPGCMP','SNOANTMEN010001','CCP','--','PROVISION ANTIGUEDAD PRESTACIONES SOCIALES EMPLEADOS ENERO 2014',8904.43,3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formula="of:=[.C6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003" calcext:value-type="float">
            <text:p>2003</text:p>
          </table:table-cell>
          <table:table-cell office:value-type="float" office:value="33218.29" calcext:value-type="float">
            <text:p>33,218.29</text:p>
          </table:table-cell>
          <table:table-cell office:value-type="float" office:value="4" calcext:value-type="float">
            <text:p>4</text:p>
          </table:table-cell>
          <table:table-cell table:style-name="ce3" table:formula="of:=CONCATENATE(&quot;INSERT INTO spg_dt_cmp VALUES('&quot;;[.A6];&quot;','&quot;;[.B6];&quot;','&quot;;CONCATENATE(REPT(&quot;0&quot;;15-LEN([.C6]));[.C6]);&quot;','&quot;;[.D6];&quot;','&quot;;[.E6];&quot;','&quot;;[.F6];&quot;','&quot;;[.G6];&quot;','&quot;;CONCATENATE(REPT(&quot;0&quot;;25-LEN([.H6]));[.H6]);&quot;','&quot;;[.I6];&quot;','&quot;;[.J6];&quot;','&quot;;[.K6];&quot;','&quot;;[.L6];&quot;','&quot;;[.M6];&quot;','&quot;;[.N6];&quot;','&quot;;CONCATENATE(REPT(&quot;0&quot;;15-LEN([.O6]));[.O6]);&quot;','&quot;;[.P6];&quot;','&quot;;[.Q6];&quot;','&quot;;[.R6];&quot;',&quot;;[.T6];&quot;,&quot;;[.U6];&quot;);&quot;)" office:value-type="string" office:string-value="INSERT INTO spg_dt_cmp VALUES('0001','SPGCMP','SNOANTMEN010001','2014-01-31','---','-------------------------','A','0000000000000000000000001','0000000000000000000002003','0000000000000000000000001','0000000000000000000000001','0000000000000000000000001','401080100','SPGCMP','SNOANTMEN010001','CCP','--','PROVISION ANTIGUEDAD PRESTACIONES SOCIALES EMPLEADOS ENERO 2014',33218.29,4);" calcext:value-type="string">
            <text:p>INSERT INTO spg_dt_cmp VALUES('0001','SPGCMP','SNOANTMEN010001','2014-01-31','---','-------------------------','A','0000000000000000000000001','0000000000000000000002003','0000000000000000000000001','0000000000000000000000001','0000000000000000000000001','401080100','SPGCMP','SNOANTMEN010001','CCP','--','PROVISION ANTIGUEDAD PRESTACIONES SOCIALES EMPLEADOS ENERO 2014',33218.29,4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])" office:value-type="string" office:string-value="0000000000000000000003003" calcext:value-type="string">
            <text:p>0000000000000000000003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formula="of:=[.C7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003" calcext:value-type="float">
            <text:p>3003</text:p>
          </table:table-cell>
          <table:table-cell office:value-type="float" office:value="13004.7" calcext:value-type="float">
            <text:p>13,004.70</text:p>
          </table:table-cell>
          <table:table-cell office:value-type="float" office:value="5" calcext:value-type="float">
            <text:p>5</text:p>
          </table:table-cell>
          <table:table-cell table:style-name="ce3" table:formula="of:=CONCATENATE(&quot;INSERT INTO spg_dt_cmp VALUES('&quot;;[.A7];&quot;','&quot;;[.B7];&quot;','&quot;;CONCATENATE(REPT(&quot;0&quot;;15-LEN([.C7]));[.C7]);&quot;','&quot;;[.D7];&quot;','&quot;;[.E7];&quot;','&quot;;[.F7];&quot;','&quot;;[.G7];&quot;','&quot;;CONCATENATE(REPT(&quot;0&quot;;25-LEN([.H7]));[.H7]);&quot;','&quot;;[.I7];&quot;','&quot;;[.J7];&quot;','&quot;;[.K7];&quot;','&quot;;[.L7];&quot;','&quot;;[.M7];&quot;','&quot;;[.N7];&quot;','&quot;;CONCATENATE(REPT(&quot;0&quot;;15-LEN([.O7]));[.O7]);&quot;','&quot;;[.P7];&quot;','&quot;;[.Q7];&quot;','&quot;;[.R7];&quot;',&quot;;[.T7];&quot;,&quot;;[.U7];&quot;);&quot;)" office:value-type="string" office:string-value="INSERT INTO spg_dt_cmp VALUES('0001','SPGCMP','SNOANTMEN010001','2014-01-31','---','-------------------------','A','0000000000000000000000001','0000000000000000000003003','0000000000000000000000001','0000000000000000000000001','0000000000000000000000001','401080100','SPGCMP','SNOANTMEN010001','CCP','--','PROVISION ANTIGUEDAD PRESTACIONES SOCIALES EMPLEADOS ENERO 2014',13004.7,5);" calcext:value-type="string">
            <text:p>INSERT INTO spg_dt_cmp VALUES('0001','SPGCMP','SNOANTMEN010001','2014-01-31','---','-------------------------','A','0000000000000000000000001','0000000000000000000003003','0000000000000000000000001','0000000000000000000000001','0000000000000000000000001','401080100','SPGCMP','SNOANTMEN010001','CCP','--','PROVISION ANTIGUEDAD PRESTACIONES SOCIALES EMPLEADOS ENERO 2014',13004.7,5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8])" office:value-type="string" office:string-value="0000000000000000000003500" calcext:value-type="string">
            <text:p>0000000000000000000003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formula="of:=[.C8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500" calcext:value-type="float">
            <text:p>3500</text:p>
          </table:table-cell>
          <table:table-cell office:value-type="float" office:value="21013.18" calcext:value-type="float">
            <text:p>21,013.18</text:p>
          </table:table-cell>
          <table:table-cell office:value-type="float" office:value="6" calcext:value-type="float">
            <text:p>6</text:p>
          </table:table-cell>
          <table:table-cell table:style-name="ce3" table:formula="of:=CONCATENATE(&quot;INSERT INTO spg_dt_cmp VALUES('&quot;;[.A8];&quot;','&quot;;[.B8];&quot;','&quot;;CONCATENATE(REPT(&quot;0&quot;;15-LEN([.C8]));[.C8]);&quot;','&quot;;[.D8];&quot;','&quot;;[.E8];&quot;','&quot;;[.F8];&quot;','&quot;;[.G8];&quot;','&quot;;CONCATENATE(REPT(&quot;0&quot;;25-LEN([.H8]));[.H8]);&quot;','&quot;;[.I8];&quot;','&quot;;[.J8];&quot;','&quot;;[.K8];&quot;','&quot;;[.L8];&quot;','&quot;;[.M8];&quot;','&quot;;[.N8];&quot;','&quot;;CONCATENATE(REPT(&quot;0&quot;;15-LEN([.O8]));[.O8]);&quot;','&quot;;[.P8];&quot;','&quot;;[.Q8];&quot;','&quot;;[.R8];&quot;',&quot;;[.T8];&quot;,&quot;;[.U8];&quot;);&quot;)" office:value-type="string" office:string-value="INSERT INTO spg_dt_cmp VALUES('0001','SPGCMP','SNOANTMEN010001','2014-01-31','---','-------------------------','P','0000000000000000000000009','0000000000000000000003500','0000000000000000000000001','0000000000000000000000001','0000000000000000000000001','401080100','SPGCMP','SNOANTMEN010001','CCP','--','PROVISION ANTIGUEDAD PRESTACIONES SOCIALES EMPLEADOS ENERO 2014',21013.18,6);" calcext:value-type="string">
            <text:p>INSERT INTO spg_dt_cmp VALUES('0001','SPGCMP','SNOANTMEN010001','2014-01-31','---','-------------------------','P','0000000000000000000000009','0000000000000000000003500','0000000000000000000000001','0000000000000000000000001','0000000000000000000000001','401080100','SPGCMP','SNOANTMEN010001','CCP','--','PROVISION ANTIGUEDAD PRESTACIONES SOCIALES EMPLEADOS ENERO 2014',21013.18,6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9])" office:value-type="string" office:string-value="0000000000000000000004509" calcext:value-type="string">
            <text:p>0000000000000000000004509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formula="of:=[.C9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509" calcext:value-type="float">
            <text:p>4509</text:p>
          </table:table-cell>
          <table:table-cell office:value-type="float" office:value="17631.77" calcext:value-type="float">
            <text:p>17,631.77</text:p>
          </table:table-cell>
          <table:table-cell office:value-type="float" office:value="7" calcext:value-type="float">
            <text:p>7</text:p>
          </table:table-cell>
          <table:table-cell table:style-name="ce3" table:formula="of:=CONCATENATE(&quot;INSERT INTO spg_dt_cmp VALUES('&quot;;[.A9];&quot;','&quot;;[.B9];&quot;','&quot;;CONCATENATE(REPT(&quot;0&quot;;15-LEN([.C9]));[.C9]);&quot;','&quot;;[.D9];&quot;','&quot;;[.E9];&quot;','&quot;;[.F9];&quot;','&quot;;[.G9];&quot;','&quot;;CONCATENATE(REPT(&quot;0&quot;;25-LEN([.H9]));[.H9]);&quot;','&quot;;[.I9];&quot;','&quot;;[.J9];&quot;','&quot;;[.K9];&quot;','&quot;;[.L9];&quot;','&quot;;[.M9];&quot;','&quot;;[.N9];&quot;','&quot;;CONCATENATE(REPT(&quot;0&quot;;15-LEN([.O9]));[.O9]);&quot;','&quot;;[.P9];&quot;','&quot;;[.Q9];&quot;','&quot;;[.R9];&quot;',&quot;;[.T9];&quot;,&quot;;[.U9];&quot;);&quot;)" office:value-type="string" office:string-value="INSERT INTO spg_dt_cmp VALUES('0001','SPGCMP','SNOANTMEN010001','2014-01-31','---','-------------------------','P','0000000000000000000000006','0000000000000000000004509','0000000000000000000000001','0000000000000000000000001','0000000000000000000000001','401080100','SPGCMP','SNOANTMEN010001','CCP','--','PROVISION ANTIGUEDAD PRESTACIONES SOCIALES EMPLEADOS ENERO 2014',17631.77,7);" calcext:value-type="string">
            <text:p>INSERT INTO spg_dt_cmp VALUES('0001','SPGCMP','SNOANTMEN010001','2014-01-31','---','-------------------------','P','0000000000000000000000006','0000000000000000000004509','0000000000000000000000001','0000000000000000000000001','0000000000000000000000001','401080100','SPGCMP','SNOANTMEN010001','CCP','--','PROVISION ANTIGUEDAD PRESTACIONES SOCIALES EMPLEADOS ENERO 2014',17631.77,7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0])" office:value-type="string" office:string-value="0000000000000000000003800" calcext:value-type="string">
            <text:p>0000000000000000000003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formula="of:=[.C10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800" calcext:value-type="float">
            <text:p>3800</text:p>
          </table:table-cell>
          <table:table-cell office:value-type="float" office:value="3285.45" calcext:value-type="float">
            <text:p>3,285.45</text:p>
          </table:table-cell>
          <table:table-cell office:value-type="float" office:value="8" calcext:value-type="float">
            <text:p>8</text:p>
          </table:table-cell>
          <table:table-cell table:style-name="ce3" table:formula="of:=CONCATENATE(&quot;INSERT INTO spg_dt_cmp VALUES('&quot;;[.A10];&quot;','&quot;;[.B10];&quot;','&quot;;CONCATENATE(REPT(&quot;0&quot;;15-LEN([.C10]));[.C10]);&quot;','&quot;;[.D10];&quot;','&quot;;[.E10];&quot;','&quot;;[.F10];&quot;','&quot;;[.G10];&quot;','&quot;;CONCATENATE(REPT(&quot;0&quot;;25-LEN([.H10]));[.H10]);&quot;','&quot;;[.I10];&quot;','&quot;;[.J10];&quot;','&quot;;[.K10];&quot;','&quot;;[.L10];&quot;','&quot;;[.M10];&quot;','&quot;;[.N10];&quot;','&quot;;CONCATENATE(REPT(&quot;0&quot;;15-LEN([.O10]));[.O10]);&quot;','&quot;;[.P10];&quot;','&quot;;[.Q10];&quot;','&quot;;[.R10];&quot;',&quot;;[.T10];&quot;,&quot;;[.U10];&quot;);&quot;)" office:value-type="string" office:string-value="INSERT INTO spg_dt_cmp VALUES('0001','SPGCMP','SNOANTMEN010001','2014-01-31','---','-------------------------','P','0000000000000000000000009','0000000000000000000003800','0000000000000000000000001','0000000000000000000000001','0000000000000000000000001','401080100','SPGCMP','SNOANTMEN010001','CCP','--','PROVISION ANTIGUEDAD PRESTACIONES SOCIALES EMPLEADOS ENERO 2014',3285.45,8);" calcext:value-type="string">
            <text:p>INSERT INTO spg_dt_cmp VALUES('0001','SPGCMP','SNOANTMEN010001','2014-01-31','---','-------------------------','P','0000000000000000000000009','0000000000000000000003800','0000000000000000000000001','0000000000000000000000001','0000000000000000000000001','401080100','SPGCMP','SNOANTMEN010001','CCP','--','PROVISION ANTIGUEDAD PRESTACIONES SOCIALES EMPLEADOS ENERO 2014',3285.45,8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])" office:value-type="string" office:string-value="0000000000000000000001100" calcext:value-type="string">
            <text:p>0000000000000000000001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formula="of:=[.C11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1100" calcext:value-type="float">
            <text:p>1100</text:p>
          </table:table-cell>
          <table:table-cell office:value-type="float" office:value="23022.05" calcext:value-type="float">
            <text:p>23,022.05</text:p>
          </table:table-cell>
          <table:table-cell office:value-type="float" office:value="9" calcext:value-type="float">
            <text:p>9</text:p>
          </table:table-cell>
          <table:table-cell table:style-name="ce3" table:formula="of:=CONCATENATE(&quot;INSERT INTO spg_dt_cmp VALUES('&quot;;[.A11];&quot;','&quot;;[.B11];&quot;','&quot;;CONCATENATE(REPT(&quot;0&quot;;15-LEN([.C11]));[.C11]);&quot;','&quot;;[.D11];&quot;','&quot;;[.E11];&quot;','&quot;;[.F11];&quot;','&quot;;[.G11];&quot;','&quot;;CONCATENATE(REPT(&quot;0&quot;;25-LEN([.H11]));[.H11]);&quot;','&quot;;[.I11];&quot;','&quot;;[.J11];&quot;','&quot;;[.K11];&quot;','&quot;;[.L11];&quot;','&quot;;[.M11];&quot;','&quot;;[.N11];&quot;','&quot;;CONCATENATE(REPT(&quot;0&quot;;15-LEN([.O11]));[.O11]);&quot;','&quot;;[.P11];&quot;','&quot;;[.Q11];&quot;','&quot;;[.R11];&quot;',&quot;;[.T11];&quot;,&quot;;[.U11];&quot;);&quot;)" office:value-type="string" office:string-value="INSERT INTO spg_dt_cmp VALUES('0001','SPGCMP','SNOANTMEN010001','2014-01-31','---','-------------------------','A','0000000000000000000000001','0000000000000000000001100','0000000000000000000000001','0000000000000000000000001','0000000000000000000000001','401080100','SPGCMP','SNOANTMEN010001','CCP','--','PROVISION ANTIGUEDAD PRESTACIONES SOCIALES EMPLEADOS ENERO 2014',23022.05,9);" calcext:value-type="string">
            <text:p>INSERT INTO spg_dt_cmp VALUES('0001','SPGCMP','SNOANTMEN010001','2014-01-31','---','-------------------------','A','0000000000000000000000001','0000000000000000000001100','0000000000000000000000001','0000000000000000000000001','0000000000000000000000001','401080100','SPGCMP','SNOANTMEN010001','CCP','--','PROVISION ANTIGUEDAD PRESTACIONES SOCIALES EMPLEADOS ENERO 2014',23022.05,9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formula="of:=[.C12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802" calcext:value-type="float">
            <text:p>2802</text:p>
          </table:table-cell>
          <table:table-cell office:value-type="float" office:value="13690.5" calcext:value-type="float">
            <text:p>13,690.50</text:p>
          </table:table-cell>
          <table:table-cell office:value-type="float" office:value="10" calcext:value-type="float">
            <text:p>10</text:p>
          </table:table-cell>
          <table:table-cell table:style-name="ce3" table:formula="of:=CONCATENATE(&quot;INSERT INTO spg_dt_cmp VALUES('&quot;;[.A12];&quot;','&quot;;[.B12];&quot;','&quot;;CONCATENATE(REPT(&quot;0&quot;;15-LEN([.C12]));[.C12]);&quot;','&quot;;[.D12];&quot;','&quot;;[.E12];&quot;','&quot;;[.F12];&quot;','&quot;;[.G12];&quot;','&quot;;CONCATENATE(REPT(&quot;0&quot;;25-LEN([.H12]));[.H12]);&quot;','&quot;;[.I12];&quot;','&quot;;[.J12];&quot;','&quot;;[.K12];&quot;','&quot;;[.L12];&quot;','&quot;;[.M12];&quot;','&quot;;[.N12];&quot;','&quot;;CONCATENATE(REPT(&quot;0&quot;;15-LEN([.O12]));[.O12]);&quot;','&quot;;[.P12];&quot;','&quot;;[.Q12];&quot;','&quot;;[.R12];&quot;',&quot;;[.T12];&quot;,&quot;;[.U12];&quot;);&quot;)" office:value-type="string" office:string-value="INSERT INTO spg_dt_cmp VALUES('0001','SPGCMP','SNOANTMEN010001','2014-01-31','---','-------------------------','P','0000000000000000000000004','0000000000000000000002802','0000000000000000000000001','0000000000000000000000001','0000000000000000000000001','401080100','SPGCMP','SNOANTMEN010001','CCP','--','PROVISION ANTIGUEDAD PRESTACIONES SOCIALES EMPLEADOS ENERO 2014',13690.5,10);" calcext:value-type="string">
            <text:p>INSERT INTO spg_dt_cmp VALUES('0001','SPGCMP','SNOANTMEN010001','2014-01-31','---','-------------------------','P','0000000000000000000000004','0000000000000000000002802','0000000000000000000000001','0000000000000000000000001','0000000000000000000000001','401080100','SPGCMP','SNOANTMEN010001','CCP','--','PROVISION ANTIGUEDAD PRESTACIONES SOCIALES EMPLEADOS ENERO 2014',13690.5,10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3])" office:value-type="string" office:string-value="0000000000000000000002501" calcext:value-type="string">
            <text:p>0000000000000000000002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formula="of:=[.C13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501" calcext:value-type="float">
            <text:p>2501</text:p>
          </table:table-cell>
          <table:table-cell office:value-type="float" office:value="17745.1" calcext:value-type="float">
            <text:p>17,745.10</text:p>
          </table:table-cell>
          <table:table-cell office:value-type="float" office:value="11" calcext:value-type="float">
            <text:p>11</text:p>
          </table:table-cell>
          <table:table-cell table:style-name="ce3" table:formula="of:=CONCATENATE(&quot;INSERT INTO spg_dt_cmp VALUES('&quot;;[.A13];&quot;','&quot;;[.B13];&quot;','&quot;;CONCATENATE(REPT(&quot;0&quot;;15-LEN([.C13]));[.C13]);&quot;','&quot;;[.D13];&quot;','&quot;;[.E13];&quot;','&quot;;[.F13];&quot;','&quot;;[.G13];&quot;','&quot;;CONCATENATE(REPT(&quot;0&quot;;25-LEN([.H13]));[.H13]);&quot;','&quot;;[.I13];&quot;','&quot;;[.J13];&quot;','&quot;;[.K13];&quot;','&quot;;[.L13];&quot;','&quot;;[.M13];&quot;','&quot;;[.N13];&quot;','&quot;;CONCATENATE(REPT(&quot;0&quot;;15-LEN([.O13]));[.O13]);&quot;','&quot;;[.P13];&quot;','&quot;;[.Q13];&quot;','&quot;;[.R13];&quot;',&quot;;[.T13];&quot;,&quot;;[.U13];&quot;);&quot;)" office:value-type="string" office:string-value="INSERT INTO spg_dt_cmp VALUES('0001','SPGCMP','SNOANTMEN010001','2014-01-31','---','-------------------------','A','0000000000000000000000001','0000000000000000000002501','0000000000000000000000001','0000000000000000000000001','0000000000000000000000001','401080100','SPGCMP','SNOANTMEN010001','CCP','--','PROVISION ANTIGUEDAD PRESTACIONES SOCIALES EMPLEADOS ENERO 2014',17745.1,11);" calcext:value-type="string">
            <text:p>INSERT INTO spg_dt_cmp VALUES('0001','SPGCMP','SNOANTMEN010001','2014-01-31','---','-------------------------','A','0000000000000000000000001','0000000000000000000002501','0000000000000000000000001','0000000000000000000000001','0000000000000000000000001','401080100','SPGCMP','SNOANTMEN010001','CCP','--','PROVISION ANTIGUEDAD PRESTACIONES SOCIALES EMPLEADOS ENERO 2014',17745.1,11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4])" office:value-type="string" office:string-value="0000000000000000000003203" calcext:value-type="string">
            <text:p>0000000000000000000003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formula="of:=[.C14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203" calcext:value-type="float">
            <text:p>3203</text:p>
          </table:table-cell>
          <table:table-cell office:value-type="float" office:value="42559.1" calcext:value-type="float">
            <text:p>42,559.10</text:p>
          </table:table-cell>
          <table:table-cell office:value-type="float" office:value="12" calcext:value-type="float">
            <text:p>12</text:p>
          </table:table-cell>
          <table:table-cell table:style-name="ce3" table:formula="of:=CONCATENATE(&quot;INSERT INTO spg_dt_cmp VALUES('&quot;;[.A14];&quot;','&quot;;[.B14];&quot;','&quot;;CONCATENATE(REPT(&quot;0&quot;;15-LEN([.C14]));[.C14]);&quot;','&quot;;[.D14];&quot;','&quot;;[.E14];&quot;','&quot;;[.F14];&quot;','&quot;;[.G14];&quot;','&quot;;CONCATENATE(REPT(&quot;0&quot;;25-LEN([.H14]));[.H14]);&quot;','&quot;;[.I14];&quot;','&quot;;[.J14];&quot;','&quot;;[.K14];&quot;','&quot;;[.L14];&quot;','&quot;;[.M14];&quot;','&quot;;[.N14];&quot;','&quot;;CONCATENATE(REPT(&quot;0&quot;;15-LEN([.O14]));[.O14]);&quot;','&quot;;[.P14];&quot;','&quot;;[.Q14];&quot;','&quot;;[.R14];&quot;',&quot;;[.T14];&quot;,&quot;;[.U14];&quot;);&quot;)" office:value-type="string" office:string-value="INSERT INTO spg_dt_cmp VALUES('0001','SPGCMP','SNOANTMEN010001','2014-01-31','---','-------------------------','A','0000000000000000000000001','0000000000000000000003203','0000000000000000000000001','0000000000000000000000001','0000000000000000000000001','401080100','SPGCMP','SNOANTMEN010001','CCP','--','PROVISION ANTIGUEDAD PRESTACIONES SOCIALES EMPLEADOS ENERO 2014',42559.1,12);" calcext:value-type="string">
            <text:p>INSERT INTO spg_dt_cmp VALUES('0001','SPGCMP','SNOANTMEN010001','2014-01-31','---','-------------------------','A','0000000000000000000000001','0000000000000000000003203','0000000000000000000000001','0000000000000000000000001','0000000000000000000000001','401080100','SPGCMP','SNOANTMEN010001','CCP','--','PROVISION ANTIGUEDAD PRESTACIONES SOCIALES EMPLEADOS ENERO 2014',42559.1,12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15])" office:value-type="string" office:string-value="0000000000000000000004501" calcext:value-type="string">
            <text:p>00000000000000000000045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formula="of:=[.C15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501" calcext:value-type="float">
            <text:p>4501</text:p>
          </table:table-cell>
          <table:table-cell office:value-type="float" office:value="59161.73" calcext:value-type="float">
            <text:p>59,161.73</text:p>
          </table:table-cell>
          <table:table-cell office:value-type="float" office:value="13" calcext:value-type="float">
            <text:p>13</text:p>
          </table:table-cell>
          <table:table-cell table:style-name="ce3" table:formula="of:=CONCATENATE(&quot;INSERT INTO spg_dt_cmp VALUES('&quot;;[.A15];&quot;','&quot;;[.B15];&quot;','&quot;;CONCATENATE(REPT(&quot;0&quot;;15-LEN([.C15]));[.C15]);&quot;','&quot;;[.D15];&quot;','&quot;;[.E15];&quot;','&quot;;[.F15];&quot;','&quot;;[.G15];&quot;','&quot;;CONCATENATE(REPT(&quot;0&quot;;25-LEN([.H15]));[.H15]);&quot;','&quot;;[.I15];&quot;','&quot;;[.J15];&quot;','&quot;;[.K15];&quot;','&quot;;[.L15];&quot;','&quot;;[.M15];&quot;','&quot;;[.N15];&quot;','&quot;;CONCATENATE(REPT(&quot;0&quot;;15-LEN([.O15]));[.O15]);&quot;','&quot;;[.P15];&quot;','&quot;;[.Q15];&quot;','&quot;;[.R15];&quot;',&quot;;[.T15];&quot;,&quot;;[.U15];&quot;);&quot;)" office:value-type="string" office:string-value="INSERT INTO spg_dt_cmp VALUES('0001','SPGCMP','SNOANTMEN010001','2014-01-31','---','-------------------------','P','0000000000000000000000006','0000000000000000000004501','0000000000000000000000001','0000000000000000000000001','0000000000000000000000001','401080100','SPGCMP','SNOANTMEN010001','CCP','--','PROVISION ANTIGUEDAD PRESTACIONES SOCIALES EMPLEADOS ENERO 2014',59161.73,13);" calcext:value-type="string">
            <text:p>INSERT INTO spg_dt_cmp VALUES('0001','SPGCMP','SNOANTMEN010001','2014-01-31','---','-------------------------','P','0000000000000000000000006','0000000000000000000004501','0000000000000000000000001','0000000000000000000000001','0000000000000000000000001','401080100','SPGCMP','SNOANTMEN010001','CCP','--','PROVISION ANTIGUEDAD PRESTACIONES SOCIALES EMPLEADOS ENERO 2014',59161.73,13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6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formula="of:=[.C16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902" calcext:value-type="float">
            <text:p>2902</text:p>
          </table:table-cell>
          <table:table-cell office:value-type="float" office:value="36235.91" calcext:value-type="float">
            <text:p>36,235.91</text:p>
          </table:table-cell>
          <table:table-cell office:value-type="float" office:value="14" calcext:value-type="float">
            <text:p>14</text:p>
          </table:table-cell>
          <table:table-cell table:style-name="ce3" table:formula="of:=CONCATENATE(&quot;INSERT INTO spg_dt_cmp VALUES('&quot;;[.A16];&quot;','&quot;;[.B16];&quot;','&quot;;CONCATENATE(REPT(&quot;0&quot;;15-LEN([.C16]));[.C16]);&quot;','&quot;;[.D16];&quot;','&quot;;[.E16];&quot;','&quot;;[.F16];&quot;','&quot;;[.G16];&quot;','&quot;;CONCATENATE(REPT(&quot;0&quot;;25-LEN([.H16]));[.H16]);&quot;','&quot;;[.I16];&quot;','&quot;;[.J16];&quot;','&quot;;[.K16];&quot;','&quot;;[.L16];&quot;','&quot;;[.M16];&quot;','&quot;;[.N16];&quot;','&quot;;CONCATENATE(REPT(&quot;0&quot;;15-LEN([.O16]));[.O16]);&quot;','&quot;;[.P16];&quot;','&quot;;[.Q16];&quot;','&quot;;[.R16];&quot;',&quot;;[.T16];&quot;,&quot;;[.U16];&quot;);&quot;)" office:value-type="string" office:string-value="INSERT INTO spg_dt_cmp VALUES('0001','SPGCMP','SNOANTMEN010001','2014-01-31','---','-------------------------','A','0000000000000000000000001','0000000000000000000002902','0000000000000000000000001','0000000000000000000000001','0000000000000000000000001','401080100','SPGCMP','SNOANTMEN010001','CCP','--','PROVISION ANTIGUEDAD PRESTACIONES SOCIALES EMPLEADOS ENERO 2014',36235.91,14);" calcext:value-type="string">
            <text:p>INSERT INTO spg_dt_cmp VALUES('0001','SPGCMP','SNOANTMEN010001','2014-01-31','---','-------------------------','A','0000000000000000000000001','0000000000000000000002902','0000000000000000000000001','0000000000000000000000001','0000000000000000000000001','401080100','SPGCMP','SNOANTMEN010001','CCP','--','PROVISION ANTIGUEDAD PRESTACIONES SOCIALES EMPLEADOS ENERO 2014',36235.91,14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7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formula="of:=[.C17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701" calcext:value-type="float">
            <text:p>2701</text:p>
          </table:table-cell>
          <table:table-cell office:value-type="float" office:value="14003" calcext:value-type="float">
            <text:p>14,003.00</text:p>
          </table:table-cell>
          <table:table-cell office:value-type="float" office:value="15" calcext:value-type="float">
            <text:p>15</text:p>
          </table:table-cell>
          <table:table-cell table:style-name="ce3" table:formula="of:=CONCATENATE(&quot;INSERT INTO spg_dt_cmp VALUES('&quot;;[.A17];&quot;','&quot;;[.B17];&quot;','&quot;;CONCATENATE(REPT(&quot;0&quot;;15-LEN([.C17]));[.C17]);&quot;','&quot;;[.D17];&quot;','&quot;;[.E17];&quot;','&quot;;[.F17];&quot;','&quot;;[.G17];&quot;','&quot;;CONCATENATE(REPT(&quot;0&quot;;25-LEN([.H17]));[.H17]);&quot;','&quot;;[.I17];&quot;','&quot;;[.J17];&quot;','&quot;;[.K17];&quot;','&quot;;[.L17];&quot;','&quot;;[.M17];&quot;','&quot;;[.N17];&quot;','&quot;;CONCATENATE(REPT(&quot;0&quot;;15-LEN([.O17]));[.O17]);&quot;','&quot;;[.P17];&quot;','&quot;;[.Q17];&quot;','&quot;;[.R17];&quot;',&quot;;[.T17];&quot;,&quot;;[.U17];&quot;);&quot;)" office:value-type="string" office:string-value="INSERT INTO spg_dt_cmp VALUES('0001','SPGCMP','SNOANTMEN010001','2014-01-31','---','-------------------------','P','0000000000000000000000007','0000000000000000000002701','0000000000000000000000001','0000000000000000000000001','0000000000000000000000001','401080100','SPGCMP','SNOANTMEN010001','CCP','--','PROVISION ANTIGUEDAD PRESTACIONES SOCIALES EMPLEADOS ENERO 2014',14003,15);" calcext:value-type="string">
            <text:p>INSERT INTO spg_dt_cmp VALUES('0001','SPGCMP','SNOANTMEN010001','2014-01-31','---','-------------------------','P','0000000000000000000000007','0000000000000000000002701','0000000000000000000000001','0000000000000000000000001','0000000000000000000000001','401080100','SPGCMP','SNOANTMEN010001','CCP','--','PROVISION ANTIGUEDAD PRESTACIONES SOCIALES EMPLEADOS ENERO 2014',14003,15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8])" office:value-type="string" office:string-value="0000000000000000000002808" calcext:value-type="string">
            <text:p>00000000000000000000028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formula="of:=[.C18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808" calcext:value-type="float">
            <text:p>2808</text:p>
          </table:table-cell>
          <table:table-cell office:value-type="float" office:value="4256.88" calcext:value-type="float">
            <text:p>4,256.88</text:p>
          </table:table-cell>
          <table:table-cell office:value-type="float" office:value="16" calcext:value-type="float">
            <text:p>16</text:p>
          </table:table-cell>
          <table:table-cell table:style-name="ce3" table:formula="of:=CONCATENATE(&quot;INSERT INTO spg_dt_cmp VALUES('&quot;;[.A18];&quot;','&quot;;[.B18];&quot;','&quot;;CONCATENATE(REPT(&quot;0&quot;;15-LEN([.C18]));[.C18]);&quot;','&quot;;[.D18];&quot;','&quot;;[.E18];&quot;','&quot;;[.F18];&quot;','&quot;;[.G18];&quot;','&quot;;CONCATENATE(REPT(&quot;0&quot;;25-LEN([.H18]));[.H18]);&quot;','&quot;;[.I18];&quot;','&quot;;[.J18];&quot;','&quot;;[.K18];&quot;','&quot;;[.L18];&quot;','&quot;;[.M18];&quot;','&quot;;[.N18];&quot;','&quot;;CONCATENATE(REPT(&quot;0&quot;;15-LEN([.O18]));[.O18]);&quot;','&quot;;[.P18];&quot;','&quot;;[.Q18];&quot;','&quot;;[.R18];&quot;',&quot;;[.T18];&quot;,&quot;;[.U18];&quot;);&quot;)" office:value-type="string" office:string-value="INSERT INTO spg_dt_cmp VALUES('0001','SPGCMP','SNOANTMEN010001','2014-01-31','---','-------------------------','P','0000000000000000000000004','0000000000000000000002808','0000000000000000000000001','0000000000000000000000001','0000000000000000000000001','401080100','SPGCMP','SNOANTMEN010001','CCP','--','PROVISION ANTIGUEDAD PRESTACIONES SOCIALES EMPLEADOS ENERO 2014',4256.88,16);" calcext:value-type="string">
            <text:p>INSERT INTO spg_dt_cmp VALUES('0001','SPGCMP','SNOANTMEN010001','2014-01-31','---','-------------------------','P','0000000000000000000000004','0000000000000000000002808','0000000000000000000000001','0000000000000000000000001','0000000000000000000000001','401080100','SPGCMP','SNOANTMEN010001','CCP','--','PROVISION ANTIGUEDAD PRESTACIONES SOCIALES EMPLEADOS ENERO 2014',4256.88,16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9])" office:value-type="string" office:string-value="0000000000000000000002102" calcext:value-type="string">
            <text:p>0000000000000000000002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formula="of:=[.C19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102" calcext:value-type="float">
            <text:p>2102</text:p>
          </table:table-cell>
          <table:table-cell office:value-type="float" office:value="8642.05" calcext:value-type="float">
            <text:p>8,642.05</text:p>
          </table:table-cell>
          <table:table-cell office:value-type="float" office:value="17" calcext:value-type="float">
            <text:p>17</text:p>
          </table:table-cell>
          <table:table-cell table:style-name="ce3" table:formula="of:=CONCATENATE(&quot;INSERT INTO spg_dt_cmp VALUES('&quot;;[.A19];&quot;','&quot;;[.B19];&quot;','&quot;;CONCATENATE(REPT(&quot;0&quot;;15-LEN([.C19]));[.C19]);&quot;','&quot;;[.D19];&quot;','&quot;;[.E19];&quot;','&quot;;[.F19];&quot;','&quot;;[.G19];&quot;','&quot;;CONCATENATE(REPT(&quot;0&quot;;25-LEN([.H19]));[.H19]);&quot;','&quot;;[.I19];&quot;','&quot;;[.J19];&quot;','&quot;;[.K19];&quot;','&quot;;[.L19];&quot;','&quot;;[.M19];&quot;','&quot;;[.N19];&quot;','&quot;;CONCATENATE(REPT(&quot;0&quot;;15-LEN([.O19]));[.O19]);&quot;','&quot;;[.P19];&quot;','&quot;;[.Q19];&quot;','&quot;;[.R19];&quot;',&quot;;[.T19];&quot;,&quot;;[.U19];&quot;);&quot;)" office:value-type="string" office:string-value="INSERT INTO spg_dt_cmp VALUES('0001','SPGCMP','SNOANTMEN010001','2014-01-31','---','-------------------------','A','0000000000000000000000001','0000000000000000000002102','0000000000000000000000001','0000000000000000000000001','0000000000000000000000001','401080100','SPGCMP','SNOANTMEN010001','CCP','--','PROVISION ANTIGUEDAD PRESTACIONES SOCIALES EMPLEADOS ENERO 2014',8642.05,17);" calcext:value-type="string">
            <text:p>INSERT INTO spg_dt_cmp VALUES('0001','SPGCMP','SNOANTMEN010001','2014-01-31','---','-------------------------','A','0000000000000000000000001','0000000000000000000002102','0000000000000000000000001','0000000000000000000000001','0000000000000000000000001','401080100','SPGCMP','SNOANTMEN010001','CCP','--','PROVISION ANTIGUEDAD PRESTACIONES SOCIALES EMPLEADOS ENERO 2014',8642.05,17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20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formula="of:=[.C20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503" calcext:value-type="float">
            <text:p>4503</text:p>
          </table:table-cell>
          <table:table-cell office:value-type="float" office:value="160672.46" calcext:value-type="float">
            <text:p>160,672.46</text:p>
          </table:table-cell>
          <table:table-cell office:value-type="float" office:value="18" calcext:value-type="float">
            <text:p>18</text:p>
          </table:table-cell>
          <table:table-cell table:style-name="ce3" table:formula="of:=CONCATENATE(&quot;INSERT INTO spg_dt_cmp VALUES('&quot;;[.A20];&quot;','&quot;;[.B20];&quot;','&quot;;CONCATENATE(REPT(&quot;0&quot;;15-LEN([.C20]));[.C20]);&quot;','&quot;;[.D20];&quot;','&quot;;[.E20];&quot;','&quot;;[.F20];&quot;','&quot;;[.G20];&quot;','&quot;;CONCATENATE(REPT(&quot;0&quot;;25-LEN([.H20]));[.H20]);&quot;','&quot;;[.I20];&quot;','&quot;;[.J20];&quot;','&quot;;[.K20];&quot;','&quot;;[.L20];&quot;','&quot;;[.M20];&quot;','&quot;;[.N20];&quot;','&quot;;CONCATENATE(REPT(&quot;0&quot;;15-LEN([.O20]));[.O20]);&quot;','&quot;;[.P20];&quot;','&quot;;[.Q20];&quot;','&quot;;[.R20];&quot;',&quot;;[.T20];&quot;,&quot;;[.U20];&quot;);&quot;)" office:value-type="string" office:string-value="INSERT INTO spg_dt_cmp VALUES('0001','SPGCMP','SNOANTMEN010001','2014-01-31','---','-------------------------','P','0000000000000000000000006','0000000000000000000004503','0000000000000000000000001','0000000000000000000000001','0000000000000000000000001','401080100','SPGCMP','SNOANTMEN010001','CCP','--','PROVISION ANTIGUEDAD PRESTACIONES SOCIALES EMPLEADOS ENERO 2014',160672.46,18);" calcext:value-type="string">
            <text:p>INSERT INTO spg_dt_cmp VALUES('0001','SPGCMP','SNOANTMEN010001','2014-01-31','---','-------------------------','P','0000000000000000000000006','0000000000000000000004503','0000000000000000000000001','0000000000000000000000001','0000000000000000000000001','401080100','SPGCMP','SNOANTMEN010001','CCP','--','PROVISION ANTIGUEDAD PRESTACIONES SOCIALES EMPLEADOS ENERO 2014',160672.46,18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1])" office:value-type="string" office:string-value="0000000000000000000001200" calcext:value-type="string">
            <text:p>0000000000000000000001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formula="of:=[.C21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1200" calcext:value-type="float">
            <text:p>1200</text:p>
          </table:table-cell>
          <table:table-cell office:value-type="float" office:value="13183.2" calcext:value-type="float">
            <text:p>13,183.20</text:p>
          </table:table-cell>
          <table:table-cell office:value-type="float" office:value="19" calcext:value-type="float">
            <text:p>19</text:p>
          </table:table-cell>
          <table:table-cell table:style-name="ce3" table:formula="of:=CONCATENATE(&quot;INSERT INTO spg_dt_cmp VALUES('&quot;;[.A21];&quot;','&quot;;[.B21];&quot;','&quot;;CONCATENATE(REPT(&quot;0&quot;;15-LEN([.C21]));[.C21]);&quot;','&quot;;[.D21];&quot;','&quot;;[.E21];&quot;','&quot;;[.F21];&quot;','&quot;;[.G21];&quot;','&quot;;CONCATENATE(REPT(&quot;0&quot;;25-LEN([.H21]));[.H21]);&quot;','&quot;;[.I21];&quot;','&quot;;[.J21];&quot;','&quot;;[.K21];&quot;','&quot;;[.L21];&quot;','&quot;;[.M21];&quot;','&quot;;[.N21];&quot;','&quot;;CONCATENATE(REPT(&quot;0&quot;;15-LEN([.O21]));[.O21]);&quot;','&quot;;[.P21];&quot;','&quot;;[.Q21];&quot;','&quot;;[.R21];&quot;',&quot;;[.T21];&quot;,&quot;;[.U21];&quot;);&quot;)" office:value-type="string" office:string-value="INSERT INTO spg_dt_cmp VALUES('0001','SPGCMP','SNOANTMEN010001','2014-01-31','---','-------------------------','A','0000000000000000000000001','0000000000000000000001200','0000000000000000000000001','0000000000000000000000001','0000000000000000000000001','401080100','SPGCMP','SNOANTMEN010001','CCP','--','PROVISION ANTIGUEDAD PRESTACIONES SOCIALES EMPLEADOS ENERO 2014',13183.2,19);" calcext:value-type="string">
            <text:p>INSERT INTO spg_dt_cmp VALUES('0001','SPGCMP','SNOANTMEN010001','2014-01-31','---','-------------------------','A','0000000000000000000000001','0000000000000000000001200','0000000000000000000000001','0000000000000000000000001','0000000000000000000000001','401080100','SPGCMP','SNOANTMEN010001','CCP','--','PROVISION ANTIGUEDAD PRESTACIONES SOCIALES EMPLEADOS ENERO 2014',13183.2,19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2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formula="of:=[.C22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304" calcext:value-type="float">
            <text:p>3304</text:p>
          </table:table-cell>
          <table:table-cell office:value-type="float" office:value="28508.77" calcext:value-type="float">
            <text:p>28,508.77</text:p>
          </table:table-cell>
          <table:table-cell office:value-type="float" office:value="20" calcext:value-type="float">
            <text:p>20</text:p>
          </table:table-cell>
          <table:table-cell table:style-name="ce3" table:formula="of:=CONCATENATE(&quot;INSERT INTO spg_dt_cmp VALUES('&quot;;[.A22];&quot;','&quot;;[.B22];&quot;','&quot;;CONCATENATE(REPT(&quot;0&quot;;15-LEN([.C22]));[.C22]);&quot;','&quot;;[.D22];&quot;','&quot;;[.E22];&quot;','&quot;;[.F22];&quot;','&quot;;[.G22];&quot;','&quot;;CONCATENATE(REPT(&quot;0&quot;;25-LEN([.H22]));[.H22]);&quot;','&quot;;[.I22];&quot;','&quot;;[.J22];&quot;','&quot;;[.K22];&quot;','&quot;;[.L22];&quot;','&quot;;[.M22];&quot;','&quot;;[.N22];&quot;','&quot;;CONCATENATE(REPT(&quot;0&quot;;15-LEN([.O22]));[.O22]);&quot;','&quot;;[.P22];&quot;','&quot;;[.Q22];&quot;','&quot;;[.R22];&quot;',&quot;;[.T22];&quot;,&quot;;[.U22];&quot;);&quot;)" office:value-type="string" office:string-value="INSERT INTO spg_dt_cmp VALUES('0001','SPGCMP','SNOANTMEN010001','2014-01-31','---','-------------------------','A','0000000000000000000000001','0000000000000000000003304','0000000000000000000000001','0000000000000000000000001','0000000000000000000000001','401080100','SPGCMP','SNOANTMEN010001','CCP','--','PROVISION ANTIGUEDAD PRESTACIONES SOCIALES EMPLEADOS ENERO 2014',28508.77,20);" calcext:value-type="string">
            <text:p>INSERT INTO spg_dt_cmp VALUES('0001','SPGCMP','SNOANTMEN010001','2014-01-31','---','-------------------------','A','0000000000000000000000001','0000000000000000000003304','0000000000000000000000001','0000000000000000000000001','0000000000000000000000001','401080100','SPGCMP','SNOANTMEN010001','CCP','--','PROVISION ANTIGUEDAD PRESTACIONES SOCIALES EMPLEADOS ENERO 2014',28508.77,20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3])" office:value-type="string" office:string-value="0000000000000000000002502" calcext:value-type="string">
            <text:p>0000000000000000000002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formula="of:=[.C23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502" calcext:value-type="float">
            <text:p>2502</text:p>
          </table:table-cell>
          <table:table-cell office:value-type="float" office:value="11340.95" calcext:value-type="float">
            <text:p>11,340.95</text:p>
          </table:table-cell>
          <table:table-cell office:value-type="float" office:value="21" calcext:value-type="float">
            <text:p>21</text:p>
          </table:table-cell>
          <table:table-cell table:style-name="ce3" table:formula="of:=CONCATENATE(&quot;INSERT INTO spg_dt_cmp VALUES('&quot;;[.A23];&quot;','&quot;;[.B23];&quot;','&quot;;CONCATENATE(REPT(&quot;0&quot;;15-LEN([.C23]));[.C23]);&quot;','&quot;;[.D23];&quot;','&quot;;[.E23];&quot;','&quot;;[.F23];&quot;','&quot;;[.G23];&quot;','&quot;;CONCATENATE(REPT(&quot;0&quot;;25-LEN([.H23]));[.H23]);&quot;','&quot;;[.I23];&quot;','&quot;;[.J23];&quot;','&quot;;[.K23];&quot;','&quot;;[.L23];&quot;','&quot;;[.M23];&quot;','&quot;;[.N23];&quot;','&quot;;CONCATENATE(REPT(&quot;0&quot;;15-LEN([.O23]));[.O23]);&quot;','&quot;;[.P23];&quot;','&quot;;[.Q23];&quot;','&quot;;[.R23];&quot;',&quot;;[.T23];&quot;,&quot;;[.U23];&quot;);&quot;)" office:value-type="string" office:string-value="INSERT INTO spg_dt_cmp VALUES('0001','SPGCMP','SNOANTMEN010001','2014-01-31','---','-------------------------','A','0000000000000000000000001','0000000000000000000002502','0000000000000000000000001','0000000000000000000000001','0000000000000000000000001','401080100','SPGCMP','SNOANTMEN010001','CCP','--','PROVISION ANTIGUEDAD PRESTACIONES SOCIALES EMPLEADOS ENERO 2014',11340.95,21);" calcext:value-type="string">
            <text:p>INSERT INTO spg_dt_cmp VALUES('0001','SPGCMP','SNOANTMEN010001','2014-01-31','---','-------------------------','A','0000000000000000000000001','0000000000000000000002502','0000000000000000000000001','0000000000000000000000001','0000000000000000000000001','401080100','SPGCMP','SNOANTMEN010001','CCP','--','PROVISION ANTIGUEDAD PRESTACIONES SOCIALES EMPLEADOS ENERO 2014',11340.95,21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4])" office:value-type="string" office:string-value="0000000000000000000002600" calcext:value-type="string">
            <text:p>0000000000000000000002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formula="of:=[.C24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600" calcext:value-type="float">
            <text:p>2600</text:p>
          </table:table-cell>
          <table:table-cell office:value-type="float" office:value="11693.92" calcext:value-type="float">
            <text:p>11,693.92</text:p>
          </table:table-cell>
          <table:table-cell office:value-type="float" office:value="22" calcext:value-type="float">
            <text:p>22</text:p>
          </table:table-cell>
          <table:table-cell table:style-name="ce3" table:formula="of:=CONCATENATE(&quot;INSERT INTO spg_dt_cmp VALUES('&quot;;[.A24];&quot;','&quot;;[.B24];&quot;','&quot;;CONCATENATE(REPT(&quot;0&quot;;15-LEN([.C24]));[.C24]);&quot;','&quot;;[.D24];&quot;','&quot;;[.E24];&quot;','&quot;;[.F24];&quot;','&quot;;[.G24];&quot;','&quot;;CONCATENATE(REPT(&quot;0&quot;;25-LEN([.H24]));[.H24]);&quot;','&quot;;[.I24];&quot;','&quot;;[.J24];&quot;','&quot;;[.K24];&quot;','&quot;;[.L24];&quot;','&quot;;[.M24];&quot;','&quot;;[.N24];&quot;','&quot;;CONCATENATE(REPT(&quot;0&quot;;15-LEN([.O24]));[.O24]);&quot;','&quot;;[.P24];&quot;','&quot;;[.Q24];&quot;','&quot;;[.R24];&quot;',&quot;;[.T24];&quot;,&quot;;[.U24];&quot;);&quot;)" office:value-type="string" office:string-value="INSERT INTO spg_dt_cmp VALUES('0001','SPGCMP','SNOANTMEN010001','2014-01-31','---','-------------------------','A','0000000000000000000000001','0000000000000000000002600','0000000000000000000000001','0000000000000000000000001','0000000000000000000000001','401080100','SPGCMP','SNOANTMEN010001','CCP','--','PROVISION ANTIGUEDAD PRESTACIONES SOCIALES EMPLEADOS ENERO 2014',11693.92,22);" calcext:value-type="string">
            <text:p>INSERT INTO spg_dt_cmp VALUES('0001','SPGCMP','SNOANTMEN010001','2014-01-31','---','-------------------------','A','0000000000000000000000001','0000000000000000000002600','0000000000000000000000001','0000000000000000000000001','0000000000000000000000001','401080100','SPGCMP','SNOANTMEN010001','CCP','--','PROVISION ANTIGUEDAD PRESTACIONES SOCIALES EMPLEADOS ENERO 2014',11693.92,22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25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formula="of:=[.C25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502" calcext:value-type="float">
            <text:p>4502</text:p>
          </table:table-cell>
          <table:table-cell office:value-type="float" office:value="39622.29" calcext:value-type="float">
            <text:p>39,622.29</text:p>
          </table:table-cell>
          <table:table-cell office:value-type="float" office:value="23" calcext:value-type="float">
            <text:p>23</text:p>
          </table:table-cell>
          <table:table-cell table:style-name="ce3" table:formula="of:=CONCATENATE(&quot;INSERT INTO spg_dt_cmp VALUES('&quot;;[.A25];&quot;','&quot;;[.B25];&quot;','&quot;;CONCATENATE(REPT(&quot;0&quot;;15-LEN([.C25]));[.C25]);&quot;','&quot;;[.D25];&quot;','&quot;;[.E25];&quot;','&quot;;[.F25];&quot;','&quot;;[.G25];&quot;','&quot;;CONCATENATE(REPT(&quot;0&quot;;25-LEN([.H25]));[.H25]);&quot;','&quot;;[.I25];&quot;','&quot;;[.J25];&quot;','&quot;;[.K25];&quot;','&quot;;[.L25];&quot;','&quot;;[.M25];&quot;','&quot;;[.N25];&quot;','&quot;;CONCATENATE(REPT(&quot;0&quot;;15-LEN([.O25]));[.O25]);&quot;','&quot;;[.P25];&quot;','&quot;;[.Q25];&quot;','&quot;;[.R25];&quot;',&quot;;[.T25];&quot;,&quot;;[.U25];&quot;);&quot;)" office:value-type="string" office:string-value="INSERT INTO spg_dt_cmp VALUES('0001','SPGCMP','SNOANTMEN010001','2014-01-31','---','-------------------------','P','0000000000000000000000006','0000000000000000000004502','0000000000000000000000001','0000000000000000000000001','0000000000000000000000001','401080100','SPGCMP','SNOANTMEN010001','CCP','--','PROVISION ANTIGUEDAD PRESTACIONES SOCIALES EMPLEADOS ENERO 2014',39622.29,23);" calcext:value-type="string">
            <text:p>INSERT INTO spg_dt_cmp VALUES('0001','SPGCMP','SNOANTMEN010001','2014-01-31','---','-------------------------','P','0000000000000000000000006','0000000000000000000004502','0000000000000000000000001','0000000000000000000000001','0000000000000000000000001','401080100','SPGCMP','SNOANTMEN010001','CCP','--','PROVISION ANTIGUEDAD PRESTACIONES SOCIALES EMPLEADOS ENERO 2014',39622.29,23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26])" office:value-type="string" office:string-value="0000000000000000000003400" calcext:value-type="string">
            <text:p>0000000000000000000003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formula="of:=[.C26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400" calcext:value-type="float">
            <text:p>3400</text:p>
          </table:table-cell>
          <table:table-cell office:value-type="float" office:value="35389.47" calcext:value-type="float">
            <text:p>35,389.47</text:p>
          </table:table-cell>
          <table:table-cell office:value-type="float" office:value="24" calcext:value-type="float">
            <text:p>24</text:p>
          </table:table-cell>
          <table:table-cell table:style-name="ce3" table:formula="of:=CONCATENATE(&quot;INSERT INTO spg_dt_cmp VALUES('&quot;;[.A26];&quot;','&quot;;[.B26];&quot;','&quot;;CONCATENATE(REPT(&quot;0&quot;;15-LEN([.C26]));[.C26]);&quot;','&quot;;[.D26];&quot;','&quot;;[.E26];&quot;','&quot;;[.F26];&quot;','&quot;;[.G26];&quot;','&quot;;CONCATENATE(REPT(&quot;0&quot;;25-LEN([.H26]));[.H26]);&quot;','&quot;;[.I26];&quot;','&quot;;[.J26];&quot;','&quot;;[.K26];&quot;','&quot;;[.L26];&quot;','&quot;;[.M26];&quot;','&quot;;[.N26];&quot;','&quot;;CONCATENATE(REPT(&quot;0&quot;;15-LEN([.O26]));[.O26]);&quot;','&quot;;[.P26];&quot;','&quot;;[.Q26];&quot;','&quot;;[.R26];&quot;',&quot;;[.T26];&quot;,&quot;;[.U26];&quot;);&quot;)" office:value-type="string" office:string-value="INSERT INTO spg_dt_cmp VALUES('0001','SPGCMP','SNOANTMEN010001','2014-01-31','---','-------------------------','P','0000000000000000000000009','0000000000000000000003400','0000000000000000000000001','0000000000000000000000001','0000000000000000000000001','401080100','SPGCMP','SNOANTMEN010001','CCP','--','PROVISION ANTIGUEDAD PRESTACIONES SOCIALES EMPLEADOS ENERO 2014',35389.47,24);" calcext:value-type="string">
            <text:p>INSERT INTO spg_dt_cmp VALUES('0001','SPGCMP','SNOANTMEN010001','2014-01-31','---','-------------------------','P','0000000000000000000000009','0000000000000000000003400','0000000000000000000000001','0000000000000000000000001','0000000000000000000000001','401080100','SPGCMP','SNOANTMEN010001','CCP','--','PROVISION ANTIGUEDAD PRESTACIONES SOCIALES EMPLEADOS ENERO 2014',35389.47,24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27])" office:value-type="string" office:string-value="0000000000000000000004200" calcext:value-type="string">
            <text:p>0000000000000000000004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formula="of:=[.C27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200" calcext:value-type="float">
            <text:p>4200</text:p>
          </table:table-cell>
          <table:table-cell office:value-type="float" office:value="2090.2" calcext:value-type="float">
            <text:p>2,090.20</text:p>
          </table:table-cell>
          <table:table-cell office:value-type="float" office:value="25" calcext:value-type="float">
            <text:p>25</text:p>
          </table:table-cell>
          <table:table-cell table:style-name="ce3" table:formula="of:=CONCATENATE(&quot;INSERT INTO spg_dt_cmp VALUES('&quot;;[.A27];&quot;','&quot;;[.B27];&quot;','&quot;;CONCATENATE(REPT(&quot;0&quot;;15-LEN([.C27]));[.C27]);&quot;','&quot;;[.D27];&quot;','&quot;;[.E27];&quot;','&quot;;[.F27];&quot;','&quot;;[.G27];&quot;','&quot;;CONCATENATE(REPT(&quot;0&quot;;25-LEN([.H27]));[.H27]);&quot;','&quot;;[.I27];&quot;','&quot;;[.J27];&quot;','&quot;;[.K27];&quot;','&quot;;[.L27];&quot;','&quot;;[.M27];&quot;','&quot;;[.N27];&quot;','&quot;;CONCATENATE(REPT(&quot;0&quot;;15-LEN([.O27]));[.O27]);&quot;','&quot;;[.P27];&quot;','&quot;;[.Q27];&quot;','&quot;;[.R27];&quot;',&quot;;[.T27];&quot;,&quot;;[.U27];&quot;);&quot;)" office:value-type="string" office:string-value="INSERT INTO spg_dt_cmp VALUES('0001','SPGCMP','SNOANTMEN010001','2014-01-31','---','-------------------------','P','0000000000000000000000009','0000000000000000000004200','0000000000000000000000001','0000000000000000000000001','0000000000000000000000001','401080100','SPGCMP','SNOANTMEN010001','CCP','--','PROVISION ANTIGUEDAD PRESTACIONES SOCIALES EMPLEADOS ENERO 2014',2090.2,25);" calcext:value-type="string">
            <text:p>INSERT INTO spg_dt_cmp VALUES('0001','SPGCMP','SNOANTMEN010001','2014-01-31','---','-------------------------','P','0000000000000000000000009','0000000000000000000004200','0000000000000000000000001','0000000000000000000000001','0000000000000000000000001','401080100','SPGCMP','SNOANTMEN010001','CCP','--','PROVISION ANTIGUEDAD PRESTACIONES SOCIALES EMPLEADOS ENERO 2014',2090.2,25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28])" office:value-type="string" office:string-value="0000000000000000000002503" calcext:value-type="string">
            <text:p>0000000000000000000002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formula="of:=[.C28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503" calcext:value-type="float">
            <text:p>2503</text:p>
          </table:table-cell>
          <table:table-cell office:value-type="float" office:value="30588.69" calcext:value-type="float">
            <text:p>30,588.69</text:p>
          </table:table-cell>
          <table:table-cell office:value-type="float" office:value="26" calcext:value-type="float">
            <text:p>26</text:p>
          </table:table-cell>
          <table:table-cell table:style-name="ce3" table:formula="of:=CONCATENATE(&quot;INSERT INTO spg_dt_cmp VALUES('&quot;;[.A28];&quot;','&quot;;[.B28];&quot;','&quot;;CONCATENATE(REPT(&quot;0&quot;;15-LEN([.C28]));[.C28]);&quot;','&quot;;[.D28];&quot;','&quot;;[.E28];&quot;','&quot;;[.F28];&quot;','&quot;;[.G28];&quot;','&quot;;CONCATENATE(REPT(&quot;0&quot;;25-LEN([.H28]));[.H28]);&quot;','&quot;;[.I28];&quot;','&quot;;[.J28];&quot;','&quot;;[.K28];&quot;','&quot;;[.L28];&quot;','&quot;;[.M28];&quot;','&quot;;[.N28];&quot;','&quot;;CONCATENATE(REPT(&quot;0&quot;;15-LEN([.O28]));[.O28]);&quot;','&quot;;[.P28];&quot;','&quot;;[.Q28];&quot;','&quot;;[.R28];&quot;',&quot;;[.T28];&quot;,&quot;;[.U28];&quot;);&quot;)" office:value-type="string" office:string-value="INSERT INTO spg_dt_cmp VALUES('0001','SPGCMP','SNOANTMEN010001','2014-01-31','---','-------------------------','A','0000000000000000000000001','0000000000000000000002503','0000000000000000000000001','0000000000000000000000001','0000000000000000000000001','401080100','SPGCMP','SNOANTMEN010001','CCP','--','PROVISION ANTIGUEDAD PRESTACIONES SOCIALES EMPLEADOS ENERO 2014',30588.69,26);" calcext:value-type="string">
            <text:p>INSERT INTO spg_dt_cmp VALUES('0001','SPGCMP','SNOANTMEN010001','2014-01-31','---','-------------------------','A','0000000000000000000000001','0000000000000000000002503','0000000000000000000000001','0000000000000000000000001','0000000000000000000000001','401080100','SPGCMP','SNOANTMEN010001','CCP','--','PROVISION ANTIGUEDAD PRESTACIONES SOCIALES EMPLEADOS ENERO 2014',30588.69,26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29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formula="of:=[.C29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201" calcext:value-type="float">
            <text:p>4201</text:p>
          </table:table-cell>
          <table:table-cell office:value-type="float" office:value="24932.7" calcext:value-type="float">
            <text:p>24,932.70</text:p>
          </table:table-cell>
          <table:table-cell office:value-type="float" office:value="27" calcext:value-type="float">
            <text:p>27</text:p>
          </table:table-cell>
          <table:table-cell table:style-name="ce3" table:formula="of:=CONCATENATE(&quot;INSERT INTO spg_dt_cmp VALUES('&quot;;[.A29];&quot;','&quot;;[.B29];&quot;','&quot;;CONCATENATE(REPT(&quot;0&quot;;15-LEN([.C29]));[.C29]);&quot;','&quot;;[.D29];&quot;','&quot;;[.E29];&quot;','&quot;;[.F29];&quot;','&quot;;[.G29];&quot;','&quot;;CONCATENATE(REPT(&quot;0&quot;;25-LEN([.H29]));[.H29]);&quot;','&quot;;[.I29];&quot;','&quot;;[.J29];&quot;','&quot;;[.K29];&quot;','&quot;;[.L29];&quot;','&quot;;[.M29];&quot;','&quot;;[.N29];&quot;','&quot;;CONCATENATE(REPT(&quot;0&quot;;15-LEN([.O29]));[.O29]);&quot;','&quot;;[.P29];&quot;','&quot;;[.Q29];&quot;','&quot;;[.R29];&quot;',&quot;;[.T29];&quot;,&quot;;[.U29];&quot;);&quot;)" office:value-type="string" office:string-value="INSERT INTO spg_dt_cmp VALUES('0001','SPGCMP','SNOANTMEN010001','2014-01-31','---','-------------------------','P','0000000000000000000000009','0000000000000000000004201','0000000000000000000000001','0000000000000000000000001','0000000000000000000000001','401080100','SPGCMP','SNOANTMEN010001','CCP','--','PROVISION ANTIGUEDAD PRESTACIONES SOCIALES EMPLEADOS ENERO 2014',24932.7,27);" calcext:value-type="string">
            <text:p>INSERT INTO spg_dt_cmp VALUES('0001','SPGCMP','SNOANTMEN010001','2014-01-31','---','-------------------------','P','0000000000000000000000009','0000000000000000000004201','0000000000000000000000001','0000000000000000000000001','0000000000000000000000001','401080100','SPGCMP','SNOANTMEN010001','CCP','--','PROVISION ANTIGUEDAD PRESTACIONES SOCIALES EMPLEADOS ENERO 2014',24932.7,27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30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formula="of:=[.C30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602" calcext:value-type="float">
            <text:p>4602</text:p>
          </table:table-cell>
          <table:table-cell office:value-type="float" office:value="5071.55" calcext:value-type="float">
            <text:p>5,071.55</text:p>
          </table:table-cell>
          <table:table-cell office:value-type="float" office:value="28" calcext:value-type="float">
            <text:p>28</text:p>
          </table:table-cell>
          <table:table-cell table:style-name="ce3" table:formula="of:=CONCATENATE(&quot;INSERT INTO spg_dt_cmp VALUES('&quot;;[.A30];&quot;','&quot;;[.B30];&quot;','&quot;;CONCATENATE(REPT(&quot;0&quot;;15-LEN([.C30]));[.C30]);&quot;','&quot;;[.D30];&quot;','&quot;;[.E30];&quot;','&quot;;[.F30];&quot;','&quot;;[.G30];&quot;','&quot;;CONCATENATE(REPT(&quot;0&quot;;25-LEN([.H30]));[.H30]);&quot;','&quot;;[.I30];&quot;','&quot;;[.J30];&quot;','&quot;;[.K30];&quot;','&quot;;[.L30];&quot;','&quot;;[.M30];&quot;','&quot;;[.N30];&quot;','&quot;;CONCATENATE(REPT(&quot;0&quot;;15-LEN([.O30]));[.O30]);&quot;','&quot;;[.P30];&quot;','&quot;;[.Q30];&quot;','&quot;;[.R30];&quot;',&quot;;[.T30];&quot;,&quot;;[.U30];&quot;);&quot;)" office:value-type="string" office:string-value="INSERT INTO spg_dt_cmp VALUES('0001','SPGCMP','SNOANTMEN010001','2014-01-31','---','-------------------------','P','0000000000000000000000005','0000000000000000000004602','0000000000000000000000001','0000000000000000000000001','0000000000000000000000001','401080100','SPGCMP','SNOANTMEN010001','CCP','--','PROVISION ANTIGUEDAD PRESTACIONES SOCIALES EMPLEADOS ENERO 2014',5071.55,28);" calcext:value-type="string">
            <text:p>INSERT INTO spg_dt_cmp VALUES('0001','SPGCMP','SNOANTMEN010001','2014-01-31','---','-------------------------','P','0000000000000000000000005','0000000000000000000004602','0000000000000000000000001','0000000000000000000000001','0000000000000000000000001','401080100','SPGCMP','SNOANTMEN010001','CCP','--','PROVISION ANTIGUEDAD PRESTACIONES SOCIALES EMPLEADOS ENERO 2014',5071.55,28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31])" office:value-type="string" office:string-value="0000000000000000000002806" calcext:value-type="string">
            <text:p>00000000000000000000028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formula="of:=[.C31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806" calcext:value-type="float">
            <text:p>2806</text:p>
          </table:table-cell>
          <table:table-cell office:value-type="float" office:value="7483.85" calcext:value-type="float">
            <text:p>7,483.85</text:p>
          </table:table-cell>
          <table:table-cell office:value-type="float" office:value="29" calcext:value-type="float">
            <text:p>29</text:p>
          </table:table-cell>
          <table:table-cell table:style-name="ce3" table:formula="of:=CONCATENATE(&quot;INSERT INTO spg_dt_cmp VALUES('&quot;;[.A31];&quot;','&quot;;[.B31];&quot;','&quot;;CONCATENATE(REPT(&quot;0&quot;;15-LEN([.C31]));[.C31]);&quot;','&quot;;[.D31];&quot;','&quot;;[.E31];&quot;','&quot;;[.F31];&quot;','&quot;;[.G31];&quot;','&quot;;CONCATENATE(REPT(&quot;0&quot;;25-LEN([.H31]));[.H31]);&quot;','&quot;;[.I31];&quot;','&quot;;[.J31];&quot;','&quot;;[.K31];&quot;','&quot;;[.L31];&quot;','&quot;;[.M31];&quot;','&quot;;[.N31];&quot;','&quot;;CONCATENATE(REPT(&quot;0&quot;;15-LEN([.O31]));[.O31]);&quot;','&quot;;[.P31];&quot;','&quot;;[.Q31];&quot;','&quot;;[.R31];&quot;',&quot;;[.T31];&quot;,&quot;;[.U31];&quot;);&quot;)" office:value-type="string" office:string-value="INSERT INTO spg_dt_cmp VALUES('0001','SPGCMP','SNOANTMEN010001','2014-01-31','---','-------------------------','P','0000000000000000000000004','0000000000000000000002806','0000000000000000000000001','0000000000000000000000001','0000000000000000000000001','401080100','SPGCMP','SNOANTMEN010001','CCP','--','PROVISION ANTIGUEDAD PRESTACIONES SOCIALES EMPLEADOS ENERO 2014',7483.85,29);" calcext:value-type="string">
            <text:p>INSERT INTO spg_dt_cmp VALUES('0001','SPGCMP','SNOANTMEN010001','2014-01-31','---','-------------------------','P','0000000000000000000000004','0000000000000000000002806','0000000000000000000000001','0000000000000000000000001','0000000000000000000000001','401080100','SPGCMP','SNOANTMEN010001','CCP','--','PROVISION ANTIGUEDAD PRESTACIONES SOCIALES EMPLEADOS ENERO 2014',7483.85,29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2])" office:value-type="string" office:string-value="0000000000000000000003104" calcext:value-type="string">
            <text:p>0000000000000000000003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formula="of:=[.C32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104" calcext:value-type="float">
            <text:p>3104</text:p>
          </table:table-cell>
          <table:table-cell office:value-type="float" office:value="65654.16" calcext:value-type="float">
            <text:p>65,654.16</text:p>
          </table:table-cell>
          <table:table-cell office:value-type="float" office:value="30" calcext:value-type="float">
            <text:p>30</text:p>
          </table:table-cell>
          <table:table-cell table:style-name="ce3" table:formula="of:=CONCATENATE(&quot;INSERT INTO spg_dt_cmp VALUES('&quot;;[.A32];&quot;','&quot;;[.B32];&quot;','&quot;;CONCATENATE(REPT(&quot;0&quot;;15-LEN([.C32]));[.C32]);&quot;','&quot;;[.D32];&quot;','&quot;;[.E32];&quot;','&quot;;[.F32];&quot;','&quot;;[.G32];&quot;','&quot;;CONCATENATE(REPT(&quot;0&quot;;25-LEN([.H32]));[.H32]);&quot;','&quot;;[.I32];&quot;','&quot;;[.J32];&quot;','&quot;;[.K32];&quot;','&quot;;[.L32];&quot;','&quot;;[.M32];&quot;','&quot;;[.N32];&quot;','&quot;;CONCATENATE(REPT(&quot;0&quot;;15-LEN([.O32]));[.O32]);&quot;','&quot;;[.P32];&quot;','&quot;;[.Q32];&quot;','&quot;;[.R32];&quot;',&quot;;[.T32];&quot;,&quot;;[.U32];&quot;);&quot;)" office:value-type="string" office:string-value="INSERT INTO spg_dt_cmp VALUES('0001','SPGCMP','SNOANTMEN010001','2014-01-31','---','-------------------------','A','0000000000000000000000001','0000000000000000000003104','0000000000000000000000001','0000000000000000000000001','0000000000000000000000001','401080100','SPGCMP','SNOANTMEN010001','CCP','--','PROVISION ANTIGUEDAD PRESTACIONES SOCIALES EMPLEADOS ENERO 2014',65654.16,30);" calcext:value-type="string">
            <text:p>INSERT INTO spg_dt_cmp VALUES('0001','SPGCMP','SNOANTMEN010001','2014-01-31','---','-------------------------','A','0000000000000000000000001','0000000000000000000003104','0000000000000000000000001','0000000000000000000000001','0000000000000000000000001','401080100','SPGCMP','SNOANTMEN010001','CCP','--','PROVISION ANTIGUEDAD PRESTACIONES SOCIALES EMPLEADOS ENERO 2014',65654.16,30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3])" office:value-type="string" office:string-value="0000000000000000000002005" calcext:value-type="string">
            <text:p>00000000000000000000020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formula="of:=[.C33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005" calcext:value-type="float">
            <text:p>2005</text:p>
          </table:table-cell>
          <table:table-cell office:value-type="float" office:value="14967.05" calcext:value-type="float">
            <text:p>14,967.05</text:p>
          </table:table-cell>
          <table:table-cell office:value-type="float" office:value="31" calcext:value-type="float">
            <text:p>31</text:p>
          </table:table-cell>
          <table:table-cell table:style-name="ce3" table:formula="of:=CONCATENATE(&quot;INSERT INTO spg_dt_cmp VALUES('&quot;;[.A33];&quot;','&quot;;[.B33];&quot;','&quot;;CONCATENATE(REPT(&quot;0&quot;;15-LEN([.C33]));[.C33]);&quot;','&quot;;[.D33];&quot;','&quot;;[.E33];&quot;','&quot;;[.F33];&quot;','&quot;;[.G33];&quot;','&quot;;CONCATENATE(REPT(&quot;0&quot;;25-LEN([.H33]));[.H33]);&quot;','&quot;;[.I33];&quot;','&quot;;[.J33];&quot;','&quot;;[.K33];&quot;','&quot;;[.L33];&quot;','&quot;;[.M33];&quot;','&quot;;[.N33];&quot;','&quot;;CONCATENATE(REPT(&quot;0&quot;;15-LEN([.O33]));[.O33]);&quot;','&quot;;[.P33];&quot;','&quot;;[.Q33];&quot;','&quot;;[.R33];&quot;',&quot;;[.T33];&quot;,&quot;;[.U33];&quot;);&quot;)" office:value-type="string" office:string-value="INSERT INTO spg_dt_cmp VALUES('0001','SPGCMP','SNOANTMEN010001','2014-01-31','---','-------------------------','A','0000000000000000000000001','0000000000000000000002005','0000000000000000000000001','0000000000000000000000001','0000000000000000000000001','401080100','SPGCMP','SNOANTMEN010001','CCP','--','PROVISION ANTIGUEDAD PRESTACIONES SOCIALES EMPLEADOS ENERO 2014',14967.05,31);" calcext:value-type="string">
            <text:p>INSERT INTO spg_dt_cmp VALUES('0001','SPGCMP','SNOANTMEN010001','2014-01-31','---','-------------------------','A','0000000000000000000000001','0000000000000000000002005','0000000000000000000000001','0000000000000000000000001','0000000000000000000000001','401080100','SPGCMP','SNOANTMEN010001','CCP','--','PROVISION ANTIGUEDAD PRESTACIONES SOCIALES EMPLEADOS ENERO 2014',14967.05,31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4])" office:value-type="string" office:string-value="0000000000000000000003001" calcext:value-type="string">
            <text:p>0000000000000000000003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formula="of:=[.C34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001" calcext:value-type="float">
            <text:p>3001</text:p>
          </table:table-cell>
          <table:table-cell office:value-type="float" office:value="32714.92" calcext:value-type="float">
            <text:p>32,714.92</text:p>
          </table:table-cell>
          <table:table-cell office:value-type="float" office:value="32" calcext:value-type="float">
            <text:p>32</text:p>
          </table:table-cell>
          <table:table-cell table:style-name="ce3" table:formula="of:=CONCATENATE(&quot;INSERT INTO spg_dt_cmp VALUES('&quot;;[.A34];&quot;','&quot;;[.B34];&quot;','&quot;;CONCATENATE(REPT(&quot;0&quot;;15-LEN([.C34]));[.C34]);&quot;','&quot;;[.D34];&quot;','&quot;;[.E34];&quot;','&quot;;[.F34];&quot;','&quot;;[.G34];&quot;','&quot;;CONCATENATE(REPT(&quot;0&quot;;25-LEN([.H34]));[.H34]);&quot;','&quot;;[.I34];&quot;','&quot;;[.J34];&quot;','&quot;;[.K34];&quot;','&quot;;[.L34];&quot;','&quot;;[.M34];&quot;','&quot;;[.N34];&quot;','&quot;;CONCATENATE(REPT(&quot;0&quot;;15-LEN([.O34]));[.O34]);&quot;','&quot;;[.P34];&quot;','&quot;;[.Q34];&quot;','&quot;;[.R34];&quot;',&quot;;[.T34];&quot;,&quot;;[.U34];&quot;);&quot;)" office:value-type="string" office:string-value="INSERT INTO spg_dt_cmp VALUES('0001','SPGCMP','SNOANTMEN010001','2014-01-31','---','-------------------------','A','0000000000000000000000001','0000000000000000000003001','0000000000000000000000001','0000000000000000000000001','0000000000000000000000001','401080100','SPGCMP','SNOANTMEN010001','CCP','--','PROVISION ANTIGUEDAD PRESTACIONES SOCIALES EMPLEADOS ENERO 2014',32714.92,32);" calcext:value-type="string">
            <text:p>INSERT INTO spg_dt_cmp VALUES('0001','SPGCMP','SNOANTMEN010001','2014-01-31','---','-------------------------','A','0000000000000000000000001','0000000000000000000003001','0000000000000000000000001','0000000000000000000000001','0000000000000000000000001','401080100','SPGCMP','SNOANTMEN010001','CCP','--','PROVISION ANTIGUEDAD PRESTACIONES SOCIALES EMPLEADOS ENERO 2014',32714.92,32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5])" office:value-type="string" office:string-value="0000000000000000000003103" calcext:value-type="string">
            <text:p>0000000000000000000003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formula="of:=[.C35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103" calcext:value-type="float">
            <text:p>3103</text:p>
          </table:table-cell>
          <table:table-cell office:value-type="float" office:value="14889.85" calcext:value-type="float">
            <text:p>14,889.85</text:p>
          </table:table-cell>
          <table:table-cell office:value-type="float" office:value="33" calcext:value-type="float">
            <text:p>33</text:p>
          </table:table-cell>
          <table:table-cell table:style-name="ce3" table:formula="of:=CONCATENATE(&quot;INSERT INTO spg_dt_cmp VALUES('&quot;;[.A35];&quot;','&quot;;[.B35];&quot;','&quot;;CONCATENATE(REPT(&quot;0&quot;;15-LEN([.C35]));[.C35]);&quot;','&quot;;[.D35];&quot;','&quot;;[.E35];&quot;','&quot;;[.F35];&quot;','&quot;;[.G35];&quot;','&quot;;CONCATENATE(REPT(&quot;0&quot;;25-LEN([.H35]));[.H35]);&quot;','&quot;;[.I35];&quot;','&quot;;[.J35];&quot;','&quot;;[.K35];&quot;','&quot;;[.L35];&quot;','&quot;;[.M35];&quot;','&quot;;[.N35];&quot;','&quot;;CONCATENATE(REPT(&quot;0&quot;;15-LEN([.O35]));[.O35]);&quot;','&quot;;[.P35];&quot;','&quot;;[.Q35];&quot;','&quot;;[.R35];&quot;',&quot;;[.T35];&quot;,&quot;;[.U35];&quot;);&quot;)" office:value-type="string" office:string-value="INSERT INTO spg_dt_cmp VALUES('0001','SPGCMP','SNOANTMEN010001','2014-01-31','---','-------------------------','A','0000000000000000000000001','0000000000000000000003103','0000000000000000000000001','0000000000000000000000001','0000000000000000000000001','401080100','SPGCMP','SNOANTMEN010001','CCP','--','PROVISION ANTIGUEDAD PRESTACIONES SOCIALES EMPLEADOS ENERO 2014',14889.85,33);" calcext:value-type="string">
            <text:p>INSERT INTO spg_dt_cmp VALUES('0001','SPGCMP','SNOANTMEN010001','2014-01-31','---','-------------------------','A','0000000000000000000000001','0000000000000000000003103','0000000000000000000000001','0000000000000000000000001','0000000000000000000000001','401080100','SPGCMP','SNOANTMEN010001','CCP','--','PROVISION ANTIGUEDAD PRESTACIONES SOCIALES EMPLEADOS ENERO 2014',14889.85,33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36])" office:value-type="string" office:string-value="0000000000000000000002104" calcext:value-type="string">
            <text:p>00000000000000000000021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formula="of:=[.C36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104" calcext:value-type="float">
            <text:p>2104</text:p>
          </table:table-cell>
          <table:table-cell office:value-type="float" office:value="1538.3" calcext:value-type="float">
            <text:p>1,538.30</text:p>
          </table:table-cell>
          <table:table-cell office:value-type="float" office:value="34" calcext:value-type="float">
            <text:p>34</text:p>
          </table:table-cell>
          <table:table-cell table:style-name="ce3" table:formula="of:=CONCATENATE(&quot;INSERT INTO spg_dt_cmp VALUES('&quot;;[.A36];&quot;','&quot;;[.B36];&quot;','&quot;;CONCATENATE(REPT(&quot;0&quot;;15-LEN([.C36]));[.C36]);&quot;','&quot;;[.D36];&quot;','&quot;;[.E36];&quot;','&quot;;[.F36];&quot;','&quot;;[.G36];&quot;','&quot;;CONCATENATE(REPT(&quot;0&quot;;25-LEN([.H36]));[.H36]);&quot;','&quot;;[.I36];&quot;','&quot;;[.J36];&quot;','&quot;;[.K36];&quot;','&quot;;[.L36];&quot;','&quot;;[.M36];&quot;','&quot;;[.N36];&quot;','&quot;;CONCATENATE(REPT(&quot;0&quot;;15-LEN([.O36]));[.O36]);&quot;','&quot;;[.P36];&quot;','&quot;;[.Q36];&quot;','&quot;;[.R36];&quot;',&quot;;[.T36];&quot;,&quot;;[.U36];&quot;);&quot;)" office:value-type="string" office:string-value="INSERT INTO spg_dt_cmp VALUES('0001','SPGCMP','SNOANTMEN010001','2014-01-31','---','-------------------------','A','0000000000000000000000001','0000000000000000000002104','0000000000000000000000001','0000000000000000000000001','0000000000000000000000001','401080100','SPGCMP','SNOANTMEN010001','CCP','--','PROVISION ANTIGUEDAD PRESTACIONES SOCIALES EMPLEADOS ENERO 2014',1538.3,34);" calcext:value-type="string">
            <text:p>INSERT INTO spg_dt_cmp VALUES('0001','SPGCMP','SNOANTMEN010001','2014-01-31','---','-------------------------','A','0000000000000000000000001','0000000000000000000002104','0000000000000000000000001','0000000000000000000000001','0000000000000000000000001','401080100','SPGCMP','SNOANTMEN010001','CCP','--','PROVISION ANTIGUEDAD PRESTACIONES SOCIALES EMPLEADOS ENERO 2014',1538.3,34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37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formula="of:=[.C37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505" calcext:value-type="float">
            <text:p>4505</text:p>
          </table:table-cell>
          <table:table-cell office:value-type="float" office:value="101130.61" calcext:value-type="float">
            <text:p>101,130.61</text:p>
          </table:table-cell>
          <table:table-cell office:value-type="float" office:value="35" calcext:value-type="float">
            <text:p>35</text:p>
          </table:table-cell>
          <table:table-cell table:style-name="ce3" table:formula="of:=CONCATENATE(&quot;INSERT INTO spg_dt_cmp VALUES('&quot;;[.A37];&quot;','&quot;;[.B37];&quot;','&quot;;CONCATENATE(REPT(&quot;0&quot;;15-LEN([.C37]));[.C37]);&quot;','&quot;;[.D37];&quot;','&quot;;[.E37];&quot;','&quot;;[.F37];&quot;','&quot;;[.G37];&quot;','&quot;;CONCATENATE(REPT(&quot;0&quot;;25-LEN([.H37]));[.H37]);&quot;','&quot;;[.I37];&quot;','&quot;;[.J37];&quot;','&quot;;[.K37];&quot;','&quot;;[.L37];&quot;','&quot;;[.M37];&quot;','&quot;;[.N37];&quot;','&quot;;CONCATENATE(REPT(&quot;0&quot;;15-LEN([.O37]));[.O37]);&quot;','&quot;;[.P37];&quot;','&quot;;[.Q37];&quot;','&quot;;[.R37];&quot;',&quot;;[.T37];&quot;,&quot;;[.U37];&quot;);&quot;)" office:value-type="string" office:string-value="INSERT INTO spg_dt_cmp VALUES('0001','SPGCMP','SNOANTMEN010001','2014-01-31','---','-------------------------','P','0000000000000000000000006','0000000000000000000004505','0000000000000000000000001','0000000000000000000000001','0000000000000000000000001','401080100','SPGCMP','SNOANTMEN010001','CCP','--','PROVISION ANTIGUEDAD PRESTACIONES SOCIALES EMPLEADOS ENERO 2014',101130.61,35);" calcext:value-type="string">
            <text:p>INSERT INTO spg_dt_cmp VALUES('0001','SPGCMP','SNOANTMEN010001','2014-01-31','---','-------------------------','P','0000000000000000000000006','0000000000000000000004505','0000000000000000000000001','0000000000000000000000001','0000000000000000000000001','401080100','SPGCMP','SNOANTMEN010001','CCP','--','PROVISION ANTIGUEDAD PRESTACIONES SOCIALES EMPLEADOS ENERO 2014',101130.61,35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38])" office:value-type="string" office:string-value="0000000000000000000003600" calcext:value-type="string">
            <text:p>0000000000000000000003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formula="of:=[.C38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600" calcext:value-type="float">
            <text:p>3600</text:p>
          </table:table-cell>
          <table:table-cell office:value-type="float" office:value="19420.45" calcext:value-type="float">
            <text:p>19,420.45</text:p>
          </table:table-cell>
          <table:table-cell office:value-type="float" office:value="36" calcext:value-type="float">
            <text:p>36</text:p>
          </table:table-cell>
          <table:table-cell table:style-name="ce3" table:formula="of:=CONCATENATE(&quot;INSERT INTO spg_dt_cmp VALUES('&quot;;[.A38];&quot;','&quot;;[.B38];&quot;','&quot;;CONCATENATE(REPT(&quot;0&quot;;15-LEN([.C38]));[.C38]);&quot;','&quot;;[.D38];&quot;','&quot;;[.E38];&quot;','&quot;;[.F38];&quot;','&quot;;[.G38];&quot;','&quot;;CONCATENATE(REPT(&quot;0&quot;;25-LEN([.H38]));[.H38]);&quot;','&quot;;[.I38];&quot;','&quot;;[.J38];&quot;','&quot;;[.K38];&quot;','&quot;;[.L38];&quot;','&quot;;[.M38];&quot;','&quot;;[.N38];&quot;','&quot;;CONCATENATE(REPT(&quot;0&quot;;15-LEN([.O38]));[.O38]);&quot;','&quot;;[.P38];&quot;','&quot;;[.Q38];&quot;','&quot;;[.R38];&quot;',&quot;;[.T38];&quot;,&quot;;[.U38];&quot;);&quot;)" office:value-type="string" office:string-value="INSERT INTO spg_dt_cmp VALUES('0001','SPGCMP','SNOANTMEN010001','2014-01-31','---','-------------------------','P','0000000000000000000000009','0000000000000000000003600','0000000000000000000000001','0000000000000000000000001','0000000000000000000000001','401080100','SPGCMP','SNOANTMEN010001','CCP','--','PROVISION ANTIGUEDAD PRESTACIONES SOCIALES EMPLEADOS ENERO 2014',19420.45,36);" calcext:value-type="string">
            <text:p>INSERT INTO spg_dt_cmp VALUES('0001','SPGCMP','SNOANTMEN010001','2014-01-31','---','-------------------------','P','0000000000000000000000009','0000000000000000000003600','0000000000000000000000001','0000000000000000000000001','0000000000000000000000001','401080100','SPGCMP','SNOANTMEN010001','CCP','--','PROVISION ANTIGUEDAD PRESTACIONES SOCIALES EMPLEADOS ENERO 2014',19420.45,36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39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formula="of:=[.C39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902" calcext:value-type="float">
            <text:p>3902</text:p>
          </table:table-cell>
          <table:table-cell office:value-type="float" office:value="9330.8" calcext:value-type="float">
            <text:p>9,330.80</text:p>
          </table:table-cell>
          <table:table-cell office:value-type="float" office:value="37" calcext:value-type="float">
            <text:p>37</text:p>
          </table:table-cell>
          <table:table-cell table:style-name="ce3" table:formula="of:=CONCATENATE(&quot;INSERT INTO spg_dt_cmp VALUES('&quot;;[.A39];&quot;','&quot;;[.B39];&quot;','&quot;;CONCATENATE(REPT(&quot;0&quot;;15-LEN([.C39]));[.C39]);&quot;','&quot;;[.D39];&quot;','&quot;;[.E39];&quot;','&quot;;[.F39];&quot;','&quot;;[.G39];&quot;','&quot;;CONCATENATE(REPT(&quot;0&quot;;25-LEN([.H39]));[.H39]);&quot;','&quot;;[.I39];&quot;','&quot;;[.J39];&quot;','&quot;;[.K39];&quot;','&quot;;[.L39];&quot;','&quot;;[.M39];&quot;','&quot;;[.N39];&quot;','&quot;;CONCATENATE(REPT(&quot;0&quot;;15-LEN([.O39]));[.O39]);&quot;','&quot;;[.P39];&quot;','&quot;;[.Q39];&quot;','&quot;;[.R39];&quot;',&quot;;[.T39];&quot;,&quot;;[.U39];&quot;);&quot;)" office:value-type="string" office:string-value="INSERT INTO spg_dt_cmp VALUES('0001','SPGCMP','SNOANTMEN010001','2014-01-31','---','-------------------------','P','0000000000000000000000009','0000000000000000000003902','0000000000000000000000001','0000000000000000000000001','0000000000000000000000001','401080100','SPGCMP','SNOANTMEN010001','CCP','--','PROVISION ANTIGUEDAD PRESTACIONES SOCIALES EMPLEADOS ENERO 2014',9330.8,37);" calcext:value-type="string">
            <text:p>INSERT INTO spg_dt_cmp VALUES('0001','SPGCMP','SNOANTMEN010001','2014-01-31','---','-------------------------','P','0000000000000000000000009','0000000000000000000003902','0000000000000000000000001','0000000000000000000000001','0000000000000000000000001','401080100','SPGCMP','SNOANTMEN010001','CCP','--','PROVISION ANTIGUEDAD PRESTACIONES SOCIALES EMPLEADOS ENERO 2014',9330.8,37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CONCATENATE(&quot;000000000000000000000&quot;;[.S40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formula="of:=[.C40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701" calcext:value-type="float">
            <text:p>3701</text:p>
          </table:table-cell>
          <table:table-cell office:value-type="float" office:value="22384.84" calcext:value-type="float">
            <text:p>22,384.84</text:p>
          </table:table-cell>
          <table:table-cell office:value-type="float" office:value="38" calcext:value-type="float">
            <text:p>38</text:p>
          </table:table-cell>
          <table:table-cell table:style-name="ce3" table:formula="of:=CONCATENATE(&quot;INSERT INTO spg_dt_cmp VALUES('&quot;;[.A40];&quot;','&quot;;[.B40];&quot;','&quot;;CONCATENATE(REPT(&quot;0&quot;;15-LEN([.C40]));[.C40]);&quot;','&quot;;[.D40];&quot;','&quot;;[.E40];&quot;','&quot;;[.F40];&quot;','&quot;;[.G40];&quot;','&quot;;CONCATENATE(REPT(&quot;0&quot;;25-LEN([.H40]));[.H40]);&quot;','&quot;;[.I40];&quot;','&quot;;[.J40];&quot;','&quot;;[.K40];&quot;','&quot;;[.L40];&quot;','&quot;;[.M40];&quot;','&quot;;[.N40];&quot;','&quot;;CONCATENATE(REPT(&quot;0&quot;;15-LEN([.O40]));[.O40]);&quot;','&quot;;[.P40];&quot;','&quot;;[.Q40];&quot;','&quot;;[.R40];&quot;',&quot;;[.T40];&quot;,&quot;;[.U40];&quot;);&quot;)" office:value-type="string" office:string-value="INSERT INTO spg_dt_cmp VALUES('0001','SPGCMP','SNOANTMEN010001','2014-01-31','---','-------------------------','P','0000000000000000000000008','0000000000000000000003701','0000000000000000000000001','0000000000000000000000001','0000000000000000000000001','401080100','SPGCMP','SNOANTMEN010001','CCP','--','PROVISION ANTIGUEDAD PRESTACIONES SOCIALES EMPLEADOS ENERO 2014',22384.84,38);" calcext:value-type="string">
            <text:p>INSERT INTO spg_dt_cmp VALUES('0001','SPGCMP','SNOANTMEN010001','2014-01-31','---','-------------------------','P','0000000000000000000000008','0000000000000000000003701','0000000000000000000000001','0000000000000000000000001','0000000000000000000000001','401080100','SPGCMP','SNOANTMEN010001','CCP','--','PROVISION ANTIGUEDAD PRESTACIONES SOCIALES EMPLEADOS ENERO 2014',22384.84,38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1])" office:value-type="string" office:string-value="0000000000000000000003200" calcext:value-type="string">
            <text:p>0000000000000000000003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formula="of:=[.C41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200" calcext:value-type="float">
            <text:p>3200</text:p>
          </table:table-cell>
          <table:table-cell office:value-type="float" office:value="28915.03" calcext:value-type="float">
            <text:p>28,915.03</text:p>
          </table:table-cell>
          <table:table-cell office:value-type="float" office:value="39" calcext:value-type="float">
            <text:p>39</text:p>
          </table:table-cell>
          <table:table-cell table:style-name="ce3" table:formula="of:=CONCATENATE(&quot;INSERT INTO spg_dt_cmp VALUES('&quot;;[.A41];&quot;','&quot;;[.B41];&quot;','&quot;;CONCATENATE(REPT(&quot;0&quot;;15-LEN([.C41]));[.C41]);&quot;','&quot;;[.D41];&quot;','&quot;;[.E41];&quot;','&quot;;[.F41];&quot;','&quot;;[.G41];&quot;','&quot;;CONCATENATE(REPT(&quot;0&quot;;25-LEN([.H41]));[.H41]);&quot;','&quot;;[.I41];&quot;','&quot;;[.J41];&quot;','&quot;;[.K41];&quot;','&quot;;[.L41];&quot;','&quot;;[.M41];&quot;','&quot;;[.N41];&quot;','&quot;;CONCATENATE(REPT(&quot;0&quot;;15-LEN([.O41]));[.O41]);&quot;','&quot;;[.P41];&quot;','&quot;;[.Q41];&quot;','&quot;;[.R41];&quot;',&quot;;[.T41];&quot;,&quot;;[.U41];&quot;);&quot;)" office:value-type="string" office:string-value="INSERT INTO spg_dt_cmp VALUES('0001','SPGCMP','SNOANTMEN010001','2014-01-31','---','-------------------------','A','0000000000000000000000001','0000000000000000000003200','0000000000000000000000001','0000000000000000000000001','0000000000000000000000001','401080100','SPGCMP','SNOANTMEN010001','CCP','--','PROVISION ANTIGUEDAD PRESTACIONES SOCIALES EMPLEADOS ENERO 2014',28915.03,39);" calcext:value-type="string">
            <text:p>INSERT INTO spg_dt_cmp VALUES('0001','SPGCMP','SNOANTMEN010001','2014-01-31','---','-------------------------','A','0000000000000000000000001','0000000000000000000003200','0000000000000000000000001','0000000000000000000000001','0000000000000000000000001','401080100','SPGCMP','SNOANTMEN010001','CCP','--','PROVISION ANTIGUEDAD PRESTACIONES SOCIALES EMPLEADOS ENERO 2014',28915.03,39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2])" office:value-type="string" office:string-value="0000000000000000000001301" calcext:value-type="string">
            <text:p>0000000000000000000001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formula="of:=[.C42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1301" calcext:value-type="float">
            <text:p>1301</text:p>
          </table:table-cell>
          <table:table-cell office:value-type="float" office:value="28766.09" calcext:value-type="float">
            <text:p>28,766.09</text:p>
          </table:table-cell>
          <table:table-cell office:value-type="float" office:value="40" calcext:value-type="float">
            <text:p>40</text:p>
          </table:table-cell>
          <table:table-cell table:style-name="ce3" table:formula="of:=CONCATENATE(&quot;INSERT INTO spg_dt_cmp VALUES('&quot;;[.A42];&quot;','&quot;;[.B42];&quot;','&quot;;CONCATENATE(REPT(&quot;0&quot;;15-LEN([.C42]));[.C42]);&quot;','&quot;;[.D42];&quot;','&quot;;[.E42];&quot;','&quot;;[.F42];&quot;','&quot;;[.G42];&quot;','&quot;;CONCATENATE(REPT(&quot;0&quot;;25-LEN([.H42]));[.H42]);&quot;','&quot;;[.I42];&quot;','&quot;;[.J42];&quot;','&quot;;[.K42];&quot;','&quot;;[.L42];&quot;','&quot;;[.M42];&quot;','&quot;;[.N42];&quot;','&quot;;CONCATENATE(REPT(&quot;0&quot;;15-LEN([.O42]));[.O42]);&quot;','&quot;;[.P42];&quot;','&quot;;[.Q42];&quot;','&quot;;[.R42];&quot;',&quot;;[.T42];&quot;,&quot;;[.U42];&quot;);&quot;)" office:value-type="string" office:string-value="INSERT INTO spg_dt_cmp VALUES('0001','SPGCMP','SNOANTMEN010001','2014-01-31','---','-------------------------','A','0000000000000000000000001','0000000000000000000001301','0000000000000000000000001','0000000000000000000000001','0000000000000000000000001','401080100','SPGCMP','SNOANTMEN010001','CCP','--','PROVISION ANTIGUEDAD PRESTACIONES SOCIALES EMPLEADOS ENERO 2014',28766.09,40);" calcext:value-type="string">
            <text:p>INSERT INTO spg_dt_cmp VALUES('0001','SPGCMP','SNOANTMEN010001','2014-01-31','---','-------------------------','A','0000000000000000000000001','0000000000000000000001301','0000000000000000000000001','0000000000000000000000001','0000000000000000000000001','401080100','SPGCMP','SNOANTMEN010001','CCP','--','PROVISION ANTIGUEDAD PRESTACIONES SOCIALES EMPLEADOS ENERO 2014',28766.09,40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43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formula="of:=[.C43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202" calcext:value-type="float">
            <text:p>4202</text:p>
          </table:table-cell>
          <table:table-cell office:value-type="float" office:value="59542.35" calcext:value-type="float">
            <text:p>59,542.35</text:p>
          </table:table-cell>
          <table:table-cell office:value-type="float" office:value="41" calcext:value-type="float">
            <text:p>41</text:p>
          </table:table-cell>
          <table:table-cell table:style-name="ce3" table:formula="of:=CONCATENATE(&quot;INSERT INTO spg_dt_cmp VALUES('&quot;;[.A43];&quot;','&quot;;[.B43];&quot;','&quot;;CONCATENATE(REPT(&quot;0&quot;;15-LEN([.C43]));[.C43]);&quot;','&quot;;[.D43];&quot;','&quot;;[.E43];&quot;','&quot;;[.F43];&quot;','&quot;;[.G43];&quot;','&quot;;CONCATENATE(REPT(&quot;0&quot;;25-LEN([.H43]));[.H43]);&quot;','&quot;;[.I43];&quot;','&quot;;[.J43];&quot;','&quot;;[.K43];&quot;','&quot;;[.L43];&quot;','&quot;;[.M43];&quot;','&quot;;[.N43];&quot;','&quot;;CONCATENATE(REPT(&quot;0&quot;;15-LEN([.O43]));[.O43]);&quot;','&quot;;[.P43];&quot;','&quot;;[.Q43];&quot;','&quot;;[.R43];&quot;',&quot;;[.T43];&quot;,&quot;;[.U43];&quot;);&quot;)" office:value-type="string" office:string-value="INSERT INTO spg_dt_cmp VALUES('0001','SPGCMP','SNOANTMEN010001','2014-01-31','---','-------------------------','P','0000000000000000000000009','0000000000000000000004202','0000000000000000000000001','0000000000000000000000001','0000000000000000000000001','401080100','SPGCMP','SNOANTMEN010001','CCP','--','PROVISION ANTIGUEDAD PRESTACIONES SOCIALES EMPLEADOS ENERO 2014',59542.35,41);" calcext:value-type="string">
            <text:p>INSERT INTO spg_dt_cmp VALUES('0001','SPGCMP','SNOANTMEN010001','2014-01-31','---','-------------------------','P','0000000000000000000000009','0000000000000000000004202','0000000000000000000000001','0000000000000000000000001','0000000000000000000000001','401080100','SPGCMP','SNOANTMEN010001','CCP','--','PROVISION ANTIGUEDAD PRESTACIONES SOCIALES EMPLEADOS ENERO 2014',59542.35,41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44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formula="of:=[.C44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506" calcext:value-type="float">
            <text:p>4506</text:p>
          </table:table-cell>
          <table:table-cell office:value-type="float" office:value="29242.94" calcext:value-type="float">
            <text:p>29,242.94</text:p>
          </table:table-cell>
          <table:table-cell office:value-type="float" office:value="42" calcext:value-type="float">
            <text:p>42</text:p>
          </table:table-cell>
          <table:table-cell table:style-name="ce3" table:formula="of:=CONCATENATE(&quot;INSERT INTO spg_dt_cmp VALUES('&quot;;[.A44];&quot;','&quot;;[.B44];&quot;','&quot;;CONCATENATE(REPT(&quot;0&quot;;15-LEN([.C44]));[.C44]);&quot;','&quot;;[.D44];&quot;','&quot;;[.E44];&quot;','&quot;;[.F44];&quot;','&quot;;[.G44];&quot;','&quot;;CONCATENATE(REPT(&quot;0&quot;;25-LEN([.H44]));[.H44]);&quot;','&quot;;[.I44];&quot;','&quot;;[.J44];&quot;','&quot;;[.K44];&quot;','&quot;;[.L44];&quot;','&quot;;[.M44];&quot;','&quot;;[.N44];&quot;','&quot;;CONCATENATE(REPT(&quot;0&quot;;15-LEN([.O44]));[.O44]);&quot;','&quot;;[.P44];&quot;','&quot;;[.Q44];&quot;','&quot;;[.R44];&quot;',&quot;;[.T44];&quot;,&quot;;[.U44];&quot;);&quot;)" office:value-type="string" office:string-value="INSERT INTO spg_dt_cmp VALUES('0001','SPGCMP','SNOANTMEN010001','2014-01-31','---','-------------------------','P','0000000000000000000000006','0000000000000000000004506','0000000000000000000000001','0000000000000000000000001','0000000000000000000000001','401080100','SPGCMP','SNOANTMEN010001','CCP','--','PROVISION ANTIGUEDAD PRESTACIONES SOCIALES EMPLEADOS ENERO 2014',29242.94,42);" calcext:value-type="string">
            <text:p>INSERT INTO spg_dt_cmp VALUES('0001','SPGCMP','SNOANTMEN010001','2014-01-31','---','-------------------------','P','0000000000000000000000006','0000000000000000000004506','0000000000000000000000001','0000000000000000000000001','0000000000000000000000001','401080100','SPGCMP','SNOANTMEN010001','CCP','--','PROVISION ANTIGUEDAD PRESTACIONES SOCIALES EMPLEADOS ENERO 2014',29242.94,42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5])" office:value-type="string" office:string-value="0000000000000000000002103" calcext:value-type="string">
            <text:p>0000000000000000000002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formula="of:=[.C45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103" calcext:value-type="float">
            <text:p>2103</text:p>
          </table:table-cell>
          <table:table-cell office:value-type="float" office:value="10622.2" calcext:value-type="float">
            <text:p>10,622.20</text:p>
          </table:table-cell>
          <table:table-cell office:value-type="float" office:value="43" calcext:value-type="float">
            <text:p>43</text:p>
          </table:table-cell>
          <table:table-cell table:style-name="ce3" table:formula="of:=CONCATENATE(&quot;INSERT INTO spg_dt_cmp VALUES('&quot;;[.A45];&quot;','&quot;;[.B45];&quot;','&quot;;CONCATENATE(REPT(&quot;0&quot;;15-LEN([.C45]));[.C45]);&quot;','&quot;;[.D45];&quot;','&quot;;[.E45];&quot;','&quot;;[.F45];&quot;','&quot;;[.G45];&quot;','&quot;;CONCATENATE(REPT(&quot;0&quot;;25-LEN([.H45]));[.H45]);&quot;','&quot;;[.I45];&quot;','&quot;;[.J45];&quot;','&quot;;[.K45];&quot;','&quot;;[.L45];&quot;','&quot;;[.M45];&quot;','&quot;;[.N45];&quot;','&quot;;CONCATENATE(REPT(&quot;0&quot;;15-LEN([.O45]));[.O45]);&quot;','&quot;;[.P45];&quot;','&quot;;[.Q45];&quot;','&quot;;[.R45];&quot;',&quot;;[.T45];&quot;,&quot;;[.U45];&quot;);&quot;)" office:value-type="string" office:string-value="INSERT INTO spg_dt_cmp VALUES('0001','SPGCMP','SNOANTMEN010001','2014-01-31','---','-------------------------','A','0000000000000000000000001','0000000000000000000002103','0000000000000000000000001','0000000000000000000000001','0000000000000000000000001','401080100','SPGCMP','SNOANTMEN010001','CCP','--','PROVISION ANTIGUEDAD PRESTACIONES SOCIALES EMPLEADOS ENERO 2014',10622.2,43);" calcext:value-type="string">
            <text:p>INSERT INTO spg_dt_cmp VALUES('0001','SPGCMP','SNOANTMEN010001','2014-01-31','---','-------------------------','A','0000000000000000000000001','0000000000000000000002103','0000000000000000000000001','0000000000000000000000001','0000000000000000000000001','401080100','SPGCMP','SNOANTMEN010001','CCP','--','PROVISION ANTIGUEDAD PRESTACIONES SOCIALES EMPLEADOS ENERO 2014',10622.2,43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formula="of:=[.C46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001" calcext:value-type="float">
            <text:p>4001</text:p>
          </table:table-cell>
          <table:table-cell office:value-type="float" office:value="13603.33" calcext:value-type="float">
            <text:p>13,603.33</text:p>
          </table:table-cell>
          <table:table-cell office:value-type="float" office:value="44" calcext:value-type="float">
            <text:p>44</text:p>
          </table:table-cell>
          <table:table-cell table:style-name="ce3" table:formula="of:=CONCATENATE(&quot;INSERT INTO spg_dt_cmp VALUES('&quot;;[.A46];&quot;','&quot;;[.B46];&quot;','&quot;;CONCATENATE(REPT(&quot;0&quot;;15-LEN([.C46]));[.C46]);&quot;','&quot;;[.D46];&quot;','&quot;;[.E46];&quot;','&quot;;[.F46];&quot;','&quot;;[.G46];&quot;','&quot;;CONCATENATE(REPT(&quot;0&quot;;25-LEN([.H46]));[.H46]);&quot;','&quot;;[.I46];&quot;','&quot;;[.J46];&quot;','&quot;;[.K46];&quot;','&quot;;[.L46];&quot;','&quot;;[.M46];&quot;','&quot;;[.N46];&quot;','&quot;;CONCATENATE(REPT(&quot;0&quot;;15-LEN([.O46]));[.O46]);&quot;','&quot;;[.P46];&quot;','&quot;;[.Q46];&quot;','&quot;;[.R46];&quot;',&quot;;[.T46];&quot;,&quot;;[.U46];&quot;);&quot;)" office:value-type="string" office:string-value="INSERT INTO spg_dt_cmp VALUES('0001','SPGCMP','SNOANTMEN010001','2014-01-31','---','-------------------------','P','0000000000000000000000009','0000000000000000000004001','0000000000000000000000001','0000000000000000000000001','0000000000000000000000001','401080100','SPGCMP','SNOANTMEN010001','CCP','--','PROVISION ANTIGUEDAD PRESTACIONES SOCIALES EMPLEADOS ENERO 2014',13603.33,44);" calcext:value-type="string">
            <text:p>INSERT INTO spg_dt_cmp VALUES('0001','SPGCMP','SNOANTMEN010001','2014-01-31','---','-------------------------','P','0000000000000000000000009','0000000000000000000004001','0000000000000000000000001','0000000000000000000000001','0000000000000000000000001','401080100','SPGCMP','SNOANTMEN010001','CCP','--','PROVISION ANTIGUEDAD PRESTACIONES SOCIALES EMPLEADOS ENERO 2014',13603.33,44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7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formula="of:=[.C47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201" calcext:value-type="float">
            <text:p>3201</text:p>
          </table:table-cell>
          <table:table-cell office:value-type="float" office:value="124508.45" calcext:value-type="float">
            <text:p>124,508.45</text:p>
          </table:table-cell>
          <table:table-cell office:value-type="float" office:value="45" calcext:value-type="float">
            <text:p>45</text:p>
          </table:table-cell>
          <table:table-cell table:style-name="ce3" table:formula="of:=CONCATENATE(&quot;INSERT INTO spg_dt_cmp VALUES('&quot;;[.A47];&quot;','&quot;;[.B47];&quot;','&quot;;CONCATENATE(REPT(&quot;0&quot;;15-LEN([.C47]));[.C47]);&quot;','&quot;;[.D47];&quot;','&quot;;[.E47];&quot;','&quot;;[.F47];&quot;','&quot;;[.G47];&quot;','&quot;;CONCATENATE(REPT(&quot;0&quot;;25-LEN([.H47]));[.H47]);&quot;','&quot;;[.I47];&quot;','&quot;;[.J47];&quot;','&quot;;[.K47];&quot;','&quot;;[.L47];&quot;','&quot;;[.M47];&quot;','&quot;;[.N47];&quot;','&quot;;CONCATENATE(REPT(&quot;0&quot;;15-LEN([.O47]));[.O47]);&quot;','&quot;;[.P47];&quot;','&quot;;[.Q47];&quot;','&quot;;[.R47];&quot;',&quot;;[.T47];&quot;,&quot;;[.U47];&quot;);&quot;)" office:value-type="string" office:string-value="INSERT INTO spg_dt_cmp VALUES('0001','SPGCMP','SNOANTMEN010001','2014-01-31','---','-------------------------','A','0000000000000000000000001','0000000000000000000003201','0000000000000000000000001','0000000000000000000000001','0000000000000000000000001','401080100','SPGCMP','SNOANTMEN010001','CCP','--','PROVISION ANTIGUEDAD PRESTACIONES SOCIALES EMPLEADOS ENERO 2014',124508.45,45);" calcext:value-type="string">
            <text:p>INSERT INTO spg_dt_cmp VALUES('0001','SPGCMP','SNOANTMEN010001','2014-01-31','---','-------------------------','A','0000000000000000000000001','0000000000000000000003201','0000000000000000000000001','0000000000000000000000001','0000000000000000000000001','401080100','SPGCMP','SNOANTMEN010001','CCP','--','PROVISION ANTIGUEDAD PRESTACIONES SOCIALES EMPLEADOS ENERO 2014',124508.45,45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8])" office:value-type="string" office:string-value="0000000000000000000001300" calcext:value-type="string">
            <text:p>0000000000000000000001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formula="of:=[.C48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1300" calcext:value-type="float">
            <text:p>1300</text:p>
          </table:table-cell>
          <table:table-cell office:value-type="float" office:value="1205.7" calcext:value-type="float">
            <text:p>1,205.70</text:p>
          </table:table-cell>
          <table:table-cell office:value-type="float" office:value="46" calcext:value-type="float">
            <text:p>46</text:p>
          </table:table-cell>
          <table:table-cell table:style-name="ce3" table:formula="of:=CONCATENATE(&quot;INSERT INTO spg_dt_cmp VALUES('&quot;;[.A48];&quot;','&quot;;[.B48];&quot;','&quot;;CONCATENATE(REPT(&quot;0&quot;;15-LEN([.C48]));[.C48]);&quot;','&quot;;[.D48];&quot;','&quot;;[.E48];&quot;','&quot;;[.F48];&quot;','&quot;;[.G48];&quot;','&quot;;CONCATENATE(REPT(&quot;0&quot;;25-LEN([.H48]));[.H48]);&quot;','&quot;;[.I48];&quot;','&quot;;[.J48];&quot;','&quot;;[.K48];&quot;','&quot;;[.L48];&quot;','&quot;;[.M48];&quot;','&quot;;[.N48];&quot;','&quot;;CONCATENATE(REPT(&quot;0&quot;;15-LEN([.O48]));[.O48]);&quot;','&quot;;[.P48];&quot;','&quot;;[.Q48];&quot;','&quot;;[.R48];&quot;',&quot;;[.T48];&quot;,&quot;;[.U48];&quot;);&quot;)" office:value-type="string" office:string-value="INSERT INTO spg_dt_cmp VALUES('0001','SPGCMP','SNOANTMEN010001','2014-01-31','---','-------------------------','A','0000000000000000000000001','0000000000000000000001300','0000000000000000000000001','0000000000000000000000001','0000000000000000000000001','401080100','SPGCMP','SNOANTMEN010001','CCP','--','PROVISION ANTIGUEDAD PRESTACIONES SOCIALES EMPLEADOS ENERO 2014',1205.7,46);" calcext:value-type="string">
            <text:p>INSERT INTO spg_dt_cmp VALUES('0001','SPGCMP','SNOANTMEN010001','2014-01-31','---','-------------------------','A','0000000000000000000000001','0000000000000000000001300','0000000000000000000000001','0000000000000000000000001','0000000000000000000000001','401080100','SPGCMP','SNOANTMEN010001','CCP','--','PROVISION ANTIGUEDAD PRESTACIONES SOCIALES EMPLEADOS ENERO 2014',1205.7,46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49])" office:value-type="string" office:string-value="0000000000000000000002905" calcext:value-type="string">
            <text:p>00000000000000000000029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formula="of:=[.C49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905" calcext:value-type="float">
            <text:p>2905</text:p>
          </table:table-cell>
          <table:table-cell office:value-type="float" office:value="5650.55" calcext:value-type="float">
            <text:p>5,650.55</text:p>
          </table:table-cell>
          <table:table-cell office:value-type="float" office:value="47" calcext:value-type="float">
            <text:p>47</text:p>
          </table:table-cell>
          <table:table-cell table:style-name="ce3" table:formula="of:=CONCATENATE(&quot;INSERT INTO spg_dt_cmp VALUES('&quot;;[.A49];&quot;','&quot;;[.B49];&quot;','&quot;;CONCATENATE(REPT(&quot;0&quot;;15-LEN([.C49]));[.C49]);&quot;','&quot;;[.D49];&quot;','&quot;;[.E49];&quot;','&quot;;[.F49];&quot;','&quot;;[.G49];&quot;','&quot;;CONCATENATE(REPT(&quot;0&quot;;25-LEN([.H49]));[.H49]);&quot;','&quot;;[.I49];&quot;','&quot;;[.J49];&quot;','&quot;;[.K49];&quot;','&quot;;[.L49];&quot;','&quot;;[.M49];&quot;','&quot;;[.N49];&quot;','&quot;;CONCATENATE(REPT(&quot;0&quot;;15-LEN([.O49]));[.O49]);&quot;','&quot;;[.P49];&quot;','&quot;;[.Q49];&quot;','&quot;;[.R49];&quot;',&quot;;[.T49];&quot;,&quot;;[.U49];&quot;);&quot;)" office:value-type="string" office:string-value="INSERT INTO spg_dt_cmp VALUES('0001','SPGCMP','SNOANTMEN010001','2014-01-31','---','-------------------------','A','0000000000000000000000001','0000000000000000000002905','0000000000000000000000001','0000000000000000000000001','0000000000000000000000001','401080100','SPGCMP','SNOANTMEN010001','CCP','--','PROVISION ANTIGUEDAD PRESTACIONES SOCIALES EMPLEADOS ENERO 2014',5650.55,47);" calcext:value-type="string">
            <text:p>INSERT INTO spg_dt_cmp VALUES('0001','SPGCMP','SNOANTMEN010001','2014-01-31','---','-------------------------','A','0000000000000000000000001','0000000000000000000002905','0000000000000000000000001','0000000000000000000000001','0000000000000000000000001','401080100','SPGCMP','SNOANTMEN010001','CCP','--','PROVISION ANTIGUEDAD PRESTACIONES SOCIALES EMPLEADOS ENERO 2014',5650.55,47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0])" office:value-type="string" office:string-value="0000000000000000000002200" calcext:value-type="string">
            <text:p>0000000000000000000002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formula="of:=[.C50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200" calcext:value-type="float">
            <text:p>2200</text:p>
          </table:table-cell>
          <table:table-cell office:value-type="float" office:value="9700.9" calcext:value-type="float">
            <text:p>9,700.90</text:p>
          </table:table-cell>
          <table:table-cell office:value-type="float" office:value="48" calcext:value-type="float">
            <text:p>48</text:p>
          </table:table-cell>
          <table:table-cell table:style-name="ce3" table:formula="of:=CONCATENATE(&quot;INSERT INTO spg_dt_cmp VALUES('&quot;;[.A50];&quot;','&quot;;[.B50];&quot;','&quot;;CONCATENATE(REPT(&quot;0&quot;;15-LEN([.C50]));[.C50]);&quot;','&quot;;[.D50];&quot;','&quot;;[.E50];&quot;','&quot;;[.F50];&quot;','&quot;;[.G50];&quot;','&quot;;CONCATENATE(REPT(&quot;0&quot;;25-LEN([.H50]));[.H50]);&quot;','&quot;;[.I50];&quot;','&quot;;[.J50];&quot;','&quot;;[.K50];&quot;','&quot;;[.L50];&quot;','&quot;;[.M50];&quot;','&quot;;[.N50];&quot;','&quot;;CONCATENATE(REPT(&quot;0&quot;;15-LEN([.O50]));[.O50]);&quot;','&quot;;[.P50];&quot;','&quot;;[.Q50];&quot;','&quot;;[.R50];&quot;',&quot;;[.T50];&quot;,&quot;;[.U50];&quot;);&quot;)" office:value-type="string" office:string-value="INSERT INTO spg_dt_cmp VALUES('0001','SPGCMP','SNOANTMEN010001','2014-01-31','---','-------------------------','A','0000000000000000000000001','0000000000000000000002200','0000000000000000000000001','0000000000000000000000001','0000000000000000000000001','401080100','SPGCMP','SNOANTMEN010001','CCP','--','PROVISION ANTIGUEDAD PRESTACIONES SOCIALES EMPLEADOS ENERO 2014',9700.9,48);" calcext:value-type="string">
            <text:p>INSERT INTO spg_dt_cmp VALUES('0001','SPGCMP','SNOANTMEN010001','2014-01-31','---','-------------------------','A','0000000000000000000000001','0000000000000000000002200','0000000000000000000000001','0000000000000000000000001','0000000000000000000000001','401080100','SPGCMP','SNOANTMEN010001','CCP','--','PROVISION ANTIGUEDAD PRESTACIONES SOCIALES EMPLEADOS ENERO 2014',9700.9,48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51])" office:value-type="string" office:string-value="0000000000000000000004500" calcext:value-type="string">
            <text:p>0000000000000000000004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formula="of:=[.C51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500" calcext:value-type="float">
            <text:p>4500</text:p>
          </table:table-cell>
          <table:table-cell office:value-type="float" office:value="5929.2" calcext:value-type="float">
            <text:p>5,929.20</text:p>
          </table:table-cell>
          <table:table-cell office:value-type="float" office:value="49" calcext:value-type="float">
            <text:p>49</text:p>
          </table:table-cell>
          <table:table-cell table:style-name="ce3" table:formula="of:=CONCATENATE(&quot;INSERT INTO spg_dt_cmp VALUES('&quot;;[.A51];&quot;','&quot;;[.B51];&quot;','&quot;;CONCATENATE(REPT(&quot;0&quot;;15-LEN([.C51]));[.C51]);&quot;','&quot;;[.D51];&quot;','&quot;;[.E51];&quot;','&quot;;[.F51];&quot;','&quot;;[.G51];&quot;','&quot;;CONCATENATE(REPT(&quot;0&quot;;25-LEN([.H51]));[.H51]);&quot;','&quot;;[.I51];&quot;','&quot;;[.J51];&quot;','&quot;;[.K51];&quot;','&quot;;[.L51];&quot;','&quot;;[.M51];&quot;','&quot;;[.N51];&quot;','&quot;;CONCATENATE(REPT(&quot;0&quot;;15-LEN([.O51]));[.O51]);&quot;','&quot;;[.P51];&quot;','&quot;;[.Q51];&quot;','&quot;;[.R51];&quot;',&quot;;[.T51];&quot;,&quot;;[.U51];&quot;);&quot;)" office:value-type="string" office:string-value="INSERT INTO spg_dt_cmp VALUES('0001','SPGCMP','SNOANTMEN010001','2014-01-31','---','-------------------------','P','0000000000000000000000006','0000000000000000000004500','0000000000000000000000001','0000000000000000000000001','0000000000000000000000001','401080100','SPGCMP','SNOANTMEN010001','CCP','--','PROVISION ANTIGUEDAD PRESTACIONES SOCIALES EMPLEADOS ENERO 2014',5929.2,49);" calcext:value-type="string">
            <text:p>INSERT INTO spg_dt_cmp VALUES('0001','SPGCMP','SNOANTMEN010001','2014-01-31','---','-------------------------','P','0000000000000000000000006','0000000000000000000004500','0000000000000000000000001','0000000000000000000000001','0000000000000000000000001','401080100','SPGCMP','SNOANTMEN010001','CCP','--','PROVISION ANTIGUEDAD PRESTACIONES SOCIALES EMPLEADOS ENERO 2014',5929.2,49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2])" office:value-type="string" office:string-value="0000000000000000000002106" calcext:value-type="string">
            <text:p>00000000000000000000021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formula="of:=[.C52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106" calcext:value-type="float">
            <text:p>2106</text:p>
          </table:table-cell>
          <table:table-cell office:value-type="float" office:value="2291.9" calcext:value-type="float">
            <text:p>2,291.90</text:p>
          </table:table-cell>
          <table:table-cell office:value-type="float" office:value="50" calcext:value-type="float">
            <text:p>50</text:p>
          </table:table-cell>
          <table:table-cell table:style-name="ce3" table:formula="of:=CONCATENATE(&quot;INSERT INTO spg_dt_cmp VALUES('&quot;;[.A52];&quot;','&quot;;[.B52];&quot;','&quot;;CONCATENATE(REPT(&quot;0&quot;;15-LEN([.C52]));[.C52]);&quot;','&quot;;[.D52];&quot;','&quot;;[.E52];&quot;','&quot;;[.F52];&quot;','&quot;;[.G52];&quot;','&quot;;CONCATENATE(REPT(&quot;0&quot;;25-LEN([.H52]));[.H52]);&quot;','&quot;;[.I52];&quot;','&quot;;[.J52];&quot;','&quot;;[.K52];&quot;','&quot;;[.L52];&quot;','&quot;;[.M52];&quot;','&quot;;[.N52];&quot;','&quot;;CONCATENATE(REPT(&quot;0&quot;;15-LEN([.O52]));[.O52]);&quot;','&quot;;[.P52];&quot;','&quot;;[.Q52];&quot;','&quot;;[.R52];&quot;',&quot;;[.T52];&quot;,&quot;;[.U52];&quot;);&quot;)" office:value-type="string" office:string-value="INSERT INTO spg_dt_cmp VALUES('0001','SPGCMP','SNOANTMEN010001','2014-01-31','---','-------------------------','A','0000000000000000000000001','0000000000000000000002106','0000000000000000000000001','0000000000000000000000001','0000000000000000000000001','401080100','SPGCMP','SNOANTMEN010001','CCP','--','PROVISION ANTIGUEDAD PRESTACIONES SOCIALES EMPLEADOS ENERO 2014',2291.9,50);" calcext:value-type="string">
            <text:p>INSERT INTO spg_dt_cmp VALUES('0001','SPGCMP','SNOANTMEN010001','2014-01-31','---','-------------------------','A','0000000000000000000000001','0000000000000000000002106','0000000000000000000000001','0000000000000000000000001','0000000000000000000000001','401080100','SPGCMP','SNOANTMEN010001','CCP','--','PROVISION ANTIGUEDAD PRESTACIONES SOCIALES EMPLEADOS ENERO 2014',2291.9,50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53])" office:value-type="string" office:string-value="0000000000000000000004800" calcext:value-type="string">
            <text:p>0000000000000000000004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3]" office:value-type="string" office:string-value="SPGCMP" calcext:value-type="string">
            <text:p>SPGCMP</text:p>
          </table:table-cell>
          <table:table-cell table:formula="of:=[.C53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800" calcext:value-type="float">
            <text:p>4800</text:p>
          </table:table-cell>
          <table:table-cell office:value-type="float" office:value="3704.2" calcext:value-type="float">
            <text:p>3,704.20</text:p>
          </table:table-cell>
          <table:table-cell office:value-type="float" office:value="51" calcext:value-type="float">
            <text:p>51</text:p>
          </table:table-cell>
          <table:table-cell table:style-name="ce3" table:formula="of:=CONCATENATE(&quot;INSERT INTO spg_dt_cmp VALUES('&quot;;[.A53];&quot;','&quot;;[.B53];&quot;','&quot;;CONCATENATE(REPT(&quot;0&quot;;15-LEN([.C53]));[.C53]);&quot;','&quot;;[.D53];&quot;','&quot;;[.E53];&quot;','&quot;;[.F53];&quot;','&quot;;[.G53];&quot;','&quot;;CONCATENATE(REPT(&quot;0&quot;;25-LEN([.H53]));[.H53]);&quot;','&quot;;[.I53];&quot;','&quot;;[.J53];&quot;','&quot;;[.K53];&quot;','&quot;;[.L53];&quot;','&quot;;[.M53];&quot;','&quot;;[.N53];&quot;','&quot;;CONCATENATE(REPT(&quot;0&quot;;15-LEN([.O53]));[.O53]);&quot;','&quot;;[.P53];&quot;','&quot;;[.Q53];&quot;','&quot;;[.R53];&quot;',&quot;;[.T53];&quot;,&quot;;[.U53];&quot;);&quot;)" office:value-type="string" office:string-value="INSERT INTO spg_dt_cmp VALUES('0001','SPGCMP','SNOANTMEN010001','2014-01-31','---','-------------------------','P','0000000000000000000000009','0000000000000000000004800','0000000000000000000000001','0000000000000000000000001','0000000000000000000000001','401080100','SPGCMP','SNOANTMEN010001','CCP','--','PROVISION ANTIGUEDAD PRESTACIONES SOCIALES EMPLEADOS ENERO 2014',3704.2,51);" calcext:value-type="string">
            <text:p>INSERT INTO spg_dt_cmp VALUES('0001','SPGCMP','SNOANTMEN010001','2014-01-31','---','-------------------------','P','0000000000000000000000009','0000000000000000000004800','0000000000000000000000001','0000000000000000000000001','0000000000000000000000001','401080100','SPGCMP','SNOANTMEN010001','CCP','--','PROVISION ANTIGUEDAD PRESTACIONES SOCIALES EMPLEADOS ENERO 2014',3704.2,51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54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4]" office:value-type="string" office:string-value="SPGCMP" calcext:value-type="string">
            <text:p>SPGCMP</text:p>
          </table:table-cell>
          <table:table-cell table:formula="of:=[.C54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601" calcext:value-type="float">
            <text:p>3601</text:p>
          </table:table-cell>
          <table:table-cell office:value-type="float" office:value="6141.05" calcext:value-type="float">
            <text:p>6,141.05</text:p>
          </table:table-cell>
          <table:table-cell office:value-type="float" office:value="52" calcext:value-type="float">
            <text:p>52</text:p>
          </table:table-cell>
          <table:table-cell table:style-name="ce3" table:formula="of:=CONCATENATE(&quot;INSERT INTO spg_dt_cmp VALUES('&quot;;[.A54];&quot;','&quot;;[.B54];&quot;','&quot;;CONCATENATE(REPT(&quot;0&quot;;15-LEN([.C54]));[.C54]);&quot;','&quot;;[.D54];&quot;','&quot;;[.E54];&quot;','&quot;;[.F54];&quot;','&quot;;[.G54];&quot;','&quot;;CONCATENATE(REPT(&quot;0&quot;;25-LEN([.H54]));[.H54]);&quot;','&quot;;[.I54];&quot;','&quot;;[.J54];&quot;','&quot;;[.K54];&quot;','&quot;;[.L54];&quot;','&quot;;[.M54];&quot;','&quot;;[.N54];&quot;','&quot;;CONCATENATE(REPT(&quot;0&quot;;15-LEN([.O54]));[.O54]);&quot;','&quot;;[.P54];&quot;','&quot;;[.Q54];&quot;','&quot;;[.R54];&quot;',&quot;;[.T54];&quot;,&quot;;[.U54];&quot;);&quot;)" office:value-type="string" office:string-value="INSERT INTO spg_dt_cmp VALUES('0001','SPGCMP','SNOANTMEN010001','2014-01-31','---','-------------------------','P','0000000000000000000000009','0000000000000000000003601','0000000000000000000000001','0000000000000000000000001','0000000000000000000000001','401080100','SPGCMP','SNOANTMEN010001','CCP','--','PROVISION ANTIGUEDAD PRESTACIONES SOCIALES EMPLEADOS ENERO 2014',6141.05,52);" calcext:value-type="string">
            <text:p>INSERT INTO spg_dt_cmp VALUES('0001','SPGCMP','SNOANTMEN010001','2014-01-31','---','-------------------------','P','0000000000000000000000009','0000000000000000000003601','0000000000000000000000001','0000000000000000000000001','0000000000000000000000001','401080100','SPGCMP','SNOANTMEN010001','CCP','--','PROVISION ANTIGUEDAD PRESTACIONES SOCIALES EMPLEADOS ENERO 2014',6141.05,52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5])" office:value-type="string" office:string-value="0000000000000000000003305" calcext:value-type="string">
            <text:p>00000000000000000000033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5]" office:value-type="string" office:string-value="SPGCMP" calcext:value-type="string">
            <text:p>SPGCMP</text:p>
          </table:table-cell>
          <table:table-cell table:formula="of:=[.C55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305" calcext:value-type="float">
            <text:p>3305</text:p>
          </table:table-cell>
          <table:table-cell office:value-type="float" office:value="13120.43" calcext:value-type="float">
            <text:p>13,120.43</text:p>
          </table:table-cell>
          <table:table-cell office:value-type="float" office:value="53" calcext:value-type="float">
            <text:p>53</text:p>
          </table:table-cell>
          <table:table-cell table:style-name="ce3" table:formula="of:=CONCATENATE(&quot;INSERT INTO spg_dt_cmp VALUES('&quot;;[.A55];&quot;','&quot;;[.B55];&quot;','&quot;;CONCATENATE(REPT(&quot;0&quot;;15-LEN([.C55]));[.C55]);&quot;','&quot;;[.D55];&quot;','&quot;;[.E55];&quot;','&quot;;[.F55];&quot;','&quot;;[.G55];&quot;','&quot;;CONCATENATE(REPT(&quot;0&quot;;25-LEN([.H55]));[.H55]);&quot;','&quot;;[.I55];&quot;','&quot;;[.J55];&quot;','&quot;;[.K55];&quot;','&quot;;[.L55];&quot;','&quot;;[.M55];&quot;','&quot;;[.N55];&quot;','&quot;;CONCATENATE(REPT(&quot;0&quot;;15-LEN([.O55]));[.O55]);&quot;','&quot;;[.P55];&quot;','&quot;;[.Q55];&quot;','&quot;;[.R55];&quot;',&quot;;[.T55];&quot;,&quot;;[.U55];&quot;);&quot;)" office:value-type="string" office:string-value="INSERT INTO spg_dt_cmp VALUES('0001','SPGCMP','SNOANTMEN010001','2014-01-31','---','-------------------------','A','0000000000000000000000001','0000000000000000000003305','0000000000000000000000001','0000000000000000000000001','0000000000000000000000001','401080100','SPGCMP','SNOANTMEN010001','CCP','--','PROVISION ANTIGUEDAD PRESTACIONES SOCIALES EMPLEADOS ENERO 2014',13120.43,53);" calcext:value-type="string">
            <text:p>INSERT INTO spg_dt_cmp VALUES('0001','SPGCMP','SNOANTMEN010001','2014-01-31','---','-------------------------','A','0000000000000000000000001','0000000000000000000003305','0000000000000000000000001','0000000000000000000000001','0000000000000000000000001','401080100','SPGCMP','SNOANTMEN010001','CCP','--','PROVISION ANTIGUEDAD PRESTACIONES SOCIALES EMPLEADOS ENERO 2014',13120.43,53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6])" office:value-type="string" office:string-value="0000000000000000000002304" calcext:value-type="string">
            <text:p>0000000000000000000002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6]" office:value-type="string" office:string-value="SPGCMP" calcext:value-type="string">
            <text:p>SPGCMP</text:p>
          </table:table-cell>
          <table:table-cell table:formula="of:=[.C56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304" calcext:value-type="float">
            <text:p>2304</text:p>
          </table:table-cell>
          <table:table-cell office:value-type="float" office:value="11157.68" calcext:value-type="float">
            <text:p>11,157.68</text:p>
          </table:table-cell>
          <table:table-cell office:value-type="float" office:value="54" calcext:value-type="float">
            <text:p>54</text:p>
          </table:table-cell>
          <table:table-cell table:style-name="ce3" table:formula="of:=CONCATENATE(&quot;INSERT INTO spg_dt_cmp VALUES('&quot;;[.A56];&quot;','&quot;;[.B56];&quot;','&quot;;CONCATENATE(REPT(&quot;0&quot;;15-LEN([.C56]));[.C56]);&quot;','&quot;;[.D56];&quot;','&quot;;[.E56];&quot;','&quot;;[.F56];&quot;','&quot;;[.G56];&quot;','&quot;;CONCATENATE(REPT(&quot;0&quot;;25-LEN([.H56]));[.H56]);&quot;','&quot;;[.I56];&quot;','&quot;;[.J56];&quot;','&quot;;[.K56];&quot;','&quot;;[.L56];&quot;','&quot;;[.M56];&quot;','&quot;;[.N56];&quot;','&quot;;CONCATENATE(REPT(&quot;0&quot;;15-LEN([.O56]));[.O56]);&quot;','&quot;;[.P56];&quot;','&quot;;[.Q56];&quot;','&quot;;[.R56];&quot;',&quot;;[.T56];&quot;,&quot;;[.U56];&quot;);&quot;)" office:value-type="string" office:string-value="INSERT INTO spg_dt_cmp VALUES('0001','SPGCMP','SNOANTMEN010001','2014-01-31','---','-------------------------','A','0000000000000000000000001','0000000000000000000002304','0000000000000000000000001','0000000000000000000000001','0000000000000000000000001','401080100','SPGCMP','SNOANTMEN010001','CCP','--','PROVISION ANTIGUEDAD PRESTACIONES SOCIALES EMPLEADOS ENERO 2014',11157.68,54);" calcext:value-type="string">
            <text:p>INSERT INTO spg_dt_cmp VALUES('0001','SPGCMP','SNOANTMEN010001','2014-01-31','---','-------------------------','A','0000000000000000000000001','0000000000000000000002304','0000000000000000000000001','0000000000000000000000001','0000000000000000000000001','401080100','SPGCMP','SNOANTMEN010001','CCP','--','PROVISION ANTIGUEDAD PRESTACIONES SOCIALES EMPLEADOS ENERO 2014',11157.68,54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7])" office:value-type="string" office:string-value="0000000000000000000002602" calcext:value-type="string">
            <text:p>0000000000000000000002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7]" office:value-type="string" office:string-value="SPGCMP" calcext:value-type="string">
            <text:p>SPGCMP</text:p>
          </table:table-cell>
          <table:table-cell table:formula="of:=[.C57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602" calcext:value-type="float">
            <text:p>2602</text:p>
          </table:table-cell>
          <table:table-cell office:value-type="float" office:value="16728.09" calcext:value-type="float">
            <text:p>16,728.09</text:p>
          </table:table-cell>
          <table:table-cell office:value-type="float" office:value="55" calcext:value-type="float">
            <text:p>55</text:p>
          </table:table-cell>
          <table:table-cell table:style-name="ce3" table:formula="of:=CONCATENATE(&quot;INSERT INTO spg_dt_cmp VALUES('&quot;;[.A57];&quot;','&quot;;[.B57];&quot;','&quot;;CONCATENATE(REPT(&quot;0&quot;;15-LEN([.C57]));[.C57]);&quot;','&quot;;[.D57];&quot;','&quot;;[.E57];&quot;','&quot;;[.F57];&quot;','&quot;;[.G57];&quot;','&quot;;CONCATENATE(REPT(&quot;0&quot;;25-LEN([.H57]));[.H57]);&quot;','&quot;;[.I57];&quot;','&quot;;[.J57];&quot;','&quot;;[.K57];&quot;','&quot;;[.L57];&quot;','&quot;;[.M57];&quot;','&quot;;[.N57];&quot;','&quot;;CONCATENATE(REPT(&quot;0&quot;;15-LEN([.O57]));[.O57]);&quot;','&quot;;[.P57];&quot;','&quot;;[.Q57];&quot;','&quot;;[.R57];&quot;',&quot;;[.T57];&quot;,&quot;;[.U57];&quot;);&quot;)" office:value-type="string" office:string-value="INSERT INTO spg_dt_cmp VALUES('0001','SPGCMP','SNOANTMEN010001','2014-01-31','---','-------------------------','A','0000000000000000000000001','0000000000000000000002602','0000000000000000000000001','0000000000000000000000001','0000000000000000000000001','401080100','SPGCMP','SNOANTMEN010001','CCP','--','PROVISION ANTIGUEDAD PRESTACIONES SOCIALES EMPLEADOS ENERO 2014',16728.09,55);" calcext:value-type="string">
            <text:p>INSERT INTO spg_dt_cmp VALUES('0001','SPGCMP','SNOANTMEN010001','2014-01-31','---','-------------------------','A','0000000000000000000000001','0000000000000000000002602','0000000000000000000000001','0000000000000000000000001','0000000000000000000000001','401080100','SPGCMP','SNOANTMEN010001','CCP','--','PROVISION ANTIGUEDAD PRESTACIONES SOCIALES EMPLEADOS ENERO 2014',16728.09,55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58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8]" office:value-type="string" office:string-value="SPGCMP" calcext:value-type="string">
            <text:p>SPGCMP</text:p>
          </table:table-cell>
          <table:table-cell table:formula="of:=[.C58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901" calcext:value-type="float">
            <text:p>2901</text:p>
          </table:table-cell>
          <table:table-cell office:value-type="float" office:value="42255.1" calcext:value-type="float">
            <text:p>42,255.10</text:p>
          </table:table-cell>
          <table:table-cell office:value-type="float" office:value="56" calcext:value-type="float">
            <text:p>56</text:p>
          </table:table-cell>
          <table:table-cell table:style-name="ce3" table:formula="of:=CONCATENATE(&quot;INSERT INTO spg_dt_cmp VALUES('&quot;;[.A58];&quot;','&quot;;[.B58];&quot;','&quot;;CONCATENATE(REPT(&quot;0&quot;;15-LEN([.C58]));[.C58]);&quot;','&quot;;[.D58];&quot;','&quot;;[.E58];&quot;','&quot;;[.F58];&quot;','&quot;;[.G58];&quot;','&quot;;CONCATENATE(REPT(&quot;0&quot;;25-LEN([.H58]));[.H58]);&quot;','&quot;;[.I58];&quot;','&quot;;[.J58];&quot;','&quot;;[.K58];&quot;','&quot;;[.L58];&quot;','&quot;;[.M58];&quot;','&quot;;[.N58];&quot;','&quot;;CONCATENATE(REPT(&quot;0&quot;;15-LEN([.O58]));[.O58]);&quot;','&quot;;[.P58];&quot;','&quot;;[.Q58];&quot;','&quot;;[.R58];&quot;',&quot;;[.T58];&quot;,&quot;;[.U58];&quot;);&quot;)" office:value-type="string" office:string-value="INSERT INTO spg_dt_cmp VALUES('0001','SPGCMP','SNOANTMEN010001','2014-01-31','---','-------------------------','A','0000000000000000000000001','0000000000000000000002901','0000000000000000000000001','0000000000000000000000001','0000000000000000000000001','401080100','SPGCMP','SNOANTMEN010001','CCP','--','PROVISION ANTIGUEDAD PRESTACIONES SOCIALES EMPLEADOS ENERO 2014',42255.1,56);" calcext:value-type="string">
            <text:p>INSERT INTO spg_dt_cmp VALUES('0001','SPGCMP','SNOANTMEN010001','2014-01-31','---','-------------------------','A','0000000000000000000000001','0000000000000000000002901','0000000000000000000000001','0000000000000000000000001','0000000000000000000000001','401080100','SPGCMP','SNOANTMEN010001','CCP','--','PROVISION ANTIGUEDAD PRESTACIONES SOCIALES EMPLEADOS ENERO 2014',42255.1,56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59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9]" office:value-type="string" office:string-value="SPGCMP" calcext:value-type="string">
            <text:p>SPGCMP</text:p>
          </table:table-cell>
          <table:table-cell table:formula="of:=[.C59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802" calcext:value-type="float">
            <text:p>3802</text:p>
          </table:table-cell>
          <table:table-cell office:value-type="float" office:value="18984.62" calcext:value-type="float">
            <text:p>18,984.62</text:p>
          </table:table-cell>
          <table:table-cell office:value-type="float" office:value="57" calcext:value-type="float">
            <text:p>57</text:p>
          </table:table-cell>
          <table:table-cell table:style-name="ce3" table:formula="of:=CONCATENATE(&quot;INSERT INTO spg_dt_cmp VALUES('&quot;;[.A59];&quot;','&quot;;[.B59];&quot;','&quot;;CONCATENATE(REPT(&quot;0&quot;;15-LEN([.C59]));[.C59]);&quot;','&quot;;[.D59];&quot;','&quot;;[.E59];&quot;','&quot;;[.F59];&quot;','&quot;;[.G59];&quot;','&quot;;CONCATENATE(REPT(&quot;0&quot;;25-LEN([.H59]));[.H59]);&quot;','&quot;;[.I59];&quot;','&quot;;[.J59];&quot;','&quot;;[.K59];&quot;','&quot;;[.L59];&quot;','&quot;;[.M59];&quot;','&quot;;[.N59];&quot;','&quot;;CONCATENATE(REPT(&quot;0&quot;;15-LEN([.O59]));[.O59]);&quot;','&quot;;[.P59];&quot;','&quot;;[.Q59];&quot;','&quot;;[.R59];&quot;',&quot;;[.T59];&quot;,&quot;;[.U59];&quot;);&quot;)" office:value-type="string" office:string-value="INSERT INTO spg_dt_cmp VALUES('0001','SPGCMP','SNOANTMEN010001','2014-01-31','---','-------------------------','P','0000000000000000000000009','0000000000000000000003802','0000000000000000000000001','0000000000000000000000001','0000000000000000000000001','401080100','SPGCMP','SNOANTMEN010001','CCP','--','PROVISION ANTIGUEDAD PRESTACIONES SOCIALES EMPLEADOS ENERO 2014',18984.62,57);" calcext:value-type="string">
            <text:p>INSERT INTO spg_dt_cmp VALUES('0001','SPGCMP','SNOANTMEN010001','2014-01-31','---','-------------------------','P','0000000000000000000000009','0000000000000000000003802','0000000000000000000000001','0000000000000000000000001','0000000000000000000000001','401080100','SPGCMP','SNOANTMEN010001','CCP','--','PROVISION ANTIGUEDAD PRESTACIONES SOCIALES EMPLEADOS ENERO 2014',18984.62,57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0])" office:value-type="string" office:string-value="0000000000000000000002300" calcext:value-type="string">
            <text:p>0000000000000000000002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0]" office:value-type="string" office:string-value="SPGCMP" calcext:value-type="string">
            <text:p>SPGCMP</text:p>
          </table:table-cell>
          <table:table-cell table:formula="of:=[.C60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300" calcext:value-type="float">
            <text:p>2300</text:p>
          </table:table-cell>
          <table:table-cell office:value-type="float" office:value="7202.45" calcext:value-type="float">
            <text:p>7,202.45</text:p>
          </table:table-cell>
          <table:table-cell office:value-type="float" office:value="58" calcext:value-type="float">
            <text:p>58</text:p>
          </table:table-cell>
          <table:table-cell table:style-name="ce3" table:formula="of:=CONCATENATE(&quot;INSERT INTO spg_dt_cmp VALUES('&quot;;[.A60];&quot;','&quot;;[.B60];&quot;','&quot;;CONCATENATE(REPT(&quot;0&quot;;15-LEN([.C60]));[.C60]);&quot;','&quot;;[.D60];&quot;','&quot;;[.E60];&quot;','&quot;;[.F60];&quot;','&quot;;[.G60];&quot;','&quot;;CONCATENATE(REPT(&quot;0&quot;;25-LEN([.H60]));[.H60]);&quot;','&quot;;[.I60];&quot;','&quot;;[.J60];&quot;','&quot;;[.K60];&quot;','&quot;;[.L60];&quot;','&quot;;[.M60];&quot;','&quot;;[.N60];&quot;','&quot;;CONCATENATE(REPT(&quot;0&quot;;15-LEN([.O60]));[.O60]);&quot;','&quot;;[.P60];&quot;','&quot;;[.Q60];&quot;','&quot;;[.R60];&quot;',&quot;;[.T60];&quot;,&quot;;[.U60];&quot;);&quot;)" office:value-type="string" office:string-value="INSERT INTO spg_dt_cmp VALUES('0001','SPGCMP','SNOANTMEN010001','2014-01-31','---','-------------------------','A','0000000000000000000000001','0000000000000000000002300','0000000000000000000000001','0000000000000000000000001','0000000000000000000000001','401080100','SPGCMP','SNOANTMEN010001','CCP','--','PROVISION ANTIGUEDAD PRESTACIONES SOCIALES EMPLEADOS ENERO 2014',7202.45,58);" calcext:value-type="string">
            <text:p>INSERT INTO spg_dt_cmp VALUES('0001','SPGCMP','SNOANTMEN010001','2014-01-31','---','-------------------------','A','0000000000000000000000001','0000000000000000000002300','0000000000000000000000001','0000000000000000000000001','0000000000000000000000001','401080100','SPGCMP','SNOANTMEN010001','CCP','--','PROVISION ANTIGUEDAD PRESTACIONES SOCIALES EMPLEADOS ENERO 2014',7202.45,58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61])" office:value-type="string" office:string-value="0000000000000000000002800" calcext:value-type="string">
            <text:p>00000000000000000000028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1]" office:value-type="string" office:string-value="SPGCMP" calcext:value-type="string">
            <text:p>SPGCMP</text:p>
          </table:table-cell>
          <table:table-cell table:formula="of:=[.C61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800" calcext:value-type="float">
            <text:p>2800</text:p>
          </table:table-cell>
          <table:table-cell office:value-type="float" office:value="2424.25" calcext:value-type="float">
            <text:p>2,424.25</text:p>
          </table:table-cell>
          <table:table-cell office:value-type="float" office:value="59" calcext:value-type="float">
            <text:p>59</text:p>
          </table:table-cell>
          <table:table-cell table:style-name="ce3" table:formula="of:=CONCATENATE(&quot;INSERT INTO spg_dt_cmp VALUES('&quot;;[.A61];&quot;','&quot;;[.B61];&quot;','&quot;;CONCATENATE(REPT(&quot;0&quot;;15-LEN([.C61]));[.C61]);&quot;','&quot;;[.D61];&quot;','&quot;;[.E61];&quot;','&quot;;[.F61];&quot;','&quot;;[.G61];&quot;','&quot;;CONCATENATE(REPT(&quot;0&quot;;25-LEN([.H61]));[.H61]);&quot;','&quot;;[.I61];&quot;','&quot;;[.J61];&quot;','&quot;;[.K61];&quot;','&quot;;[.L61];&quot;','&quot;;[.M61];&quot;','&quot;;[.N61];&quot;','&quot;;CONCATENATE(REPT(&quot;0&quot;;15-LEN([.O61]));[.O61]);&quot;','&quot;;[.P61];&quot;','&quot;;[.Q61];&quot;','&quot;;[.R61];&quot;',&quot;;[.T61];&quot;,&quot;;[.U61];&quot;);&quot;)" office:value-type="string" office:string-value="INSERT INTO spg_dt_cmp VALUES('0001','SPGCMP','SNOANTMEN010001','2014-01-31','---','-------------------------','P','0000000000000000000000004','0000000000000000000002800','0000000000000000000000001','0000000000000000000000001','0000000000000000000000001','401080100','SPGCMP','SNOANTMEN010001','CCP','--','PROVISION ANTIGUEDAD PRESTACIONES SOCIALES EMPLEADOS ENERO 2014',2424.25,59);" calcext:value-type="string">
            <text:p>INSERT INTO spg_dt_cmp VALUES('0001','SPGCMP','SNOANTMEN010001','2014-01-31','---','-------------------------','P','0000000000000000000000004','0000000000000000000002800','0000000000000000000000001','0000000000000000000000001','0000000000000000000000001','401080100','SPGCMP','SNOANTMEN010001','CCP','--','PROVISION ANTIGUEDAD PRESTACIONES SOCIALES EMPLEADOS ENERO 2014',2424.25,59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2])" office:value-type="string" office:string-value="0000000000000000000003101" calcext:value-type="string">
            <text:p>0000000000000000000003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2]" office:value-type="string" office:string-value="SPGCMP" calcext:value-type="string">
            <text:p>SPGCMP</text:p>
          </table:table-cell>
          <table:table-cell table:formula="of:=[.C62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101" calcext:value-type="float">
            <text:p>3101</text:p>
          </table:table-cell>
          <table:table-cell office:value-type="float" office:value="20058.41" calcext:value-type="float">
            <text:p>20,058.41</text:p>
          </table:table-cell>
          <table:table-cell office:value-type="float" office:value="60" calcext:value-type="float">
            <text:p>60</text:p>
          </table:table-cell>
          <table:table-cell table:style-name="ce3" table:formula="of:=CONCATENATE(&quot;INSERT INTO spg_dt_cmp VALUES('&quot;;[.A62];&quot;','&quot;;[.B62];&quot;','&quot;;CONCATENATE(REPT(&quot;0&quot;;15-LEN([.C62]));[.C62]);&quot;','&quot;;[.D62];&quot;','&quot;;[.E62];&quot;','&quot;;[.F62];&quot;','&quot;;[.G62];&quot;','&quot;;CONCATENATE(REPT(&quot;0&quot;;25-LEN([.H62]));[.H62]);&quot;','&quot;;[.I62];&quot;','&quot;;[.J62];&quot;','&quot;;[.K62];&quot;','&quot;;[.L62];&quot;','&quot;;[.M62];&quot;','&quot;;[.N62];&quot;','&quot;;CONCATENATE(REPT(&quot;0&quot;;15-LEN([.O62]));[.O62]);&quot;','&quot;;[.P62];&quot;','&quot;;[.Q62];&quot;','&quot;;[.R62];&quot;',&quot;;[.T62];&quot;,&quot;;[.U62];&quot;);&quot;)" office:value-type="string" office:string-value="INSERT INTO spg_dt_cmp VALUES('0001','SPGCMP','SNOANTMEN010001','2014-01-31','---','-------------------------','A','0000000000000000000000001','0000000000000000000003101','0000000000000000000000001','0000000000000000000000001','0000000000000000000000001','401080100','SPGCMP','SNOANTMEN010001','CCP','--','PROVISION ANTIGUEDAD PRESTACIONES SOCIALES EMPLEADOS ENERO 2014',20058.41,60);" calcext:value-type="string">
            <text:p>INSERT INTO spg_dt_cmp VALUES('0001','SPGCMP','SNOANTMEN010001','2014-01-31','---','-------------------------','A','0000000000000000000000001','0000000000000000000003101','0000000000000000000000001','0000000000000000000000001','0000000000000000000000001','401080100','SPGCMP','SNOANTMEN010001','CCP','--','PROVISION ANTIGUEDAD PRESTACIONES SOCIALES EMPLEADOS ENERO 2014',20058.41,60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3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3]" office:value-type="string" office:string-value="SPGCMP" calcext:value-type="string">
            <text:p>SPGCMP</text:p>
          </table:table-cell>
          <table:table-cell table:formula="of:=[.C63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203" calcext:value-type="float">
            <text:p>4203</text:p>
          </table:table-cell>
          <table:table-cell office:value-type="float" office:value="47544.88" calcext:value-type="float">
            <text:p>47,544.88</text:p>
          </table:table-cell>
          <table:table-cell office:value-type="float" office:value="61" calcext:value-type="float">
            <text:p>61</text:p>
          </table:table-cell>
          <table:table-cell table:style-name="ce3" table:formula="of:=CONCATENATE(&quot;INSERT INTO spg_dt_cmp VALUES('&quot;;[.A63];&quot;','&quot;;[.B63];&quot;','&quot;;CONCATENATE(REPT(&quot;0&quot;;15-LEN([.C63]));[.C63]);&quot;','&quot;;[.D63];&quot;','&quot;;[.E63];&quot;','&quot;;[.F63];&quot;','&quot;;[.G63];&quot;','&quot;;CONCATENATE(REPT(&quot;0&quot;;25-LEN([.H63]));[.H63]);&quot;','&quot;;[.I63];&quot;','&quot;;[.J63];&quot;','&quot;;[.K63];&quot;','&quot;;[.L63];&quot;','&quot;;[.M63];&quot;','&quot;;[.N63];&quot;','&quot;;CONCATENATE(REPT(&quot;0&quot;;15-LEN([.O63]));[.O63]);&quot;','&quot;;[.P63];&quot;','&quot;;[.Q63];&quot;','&quot;;[.R63];&quot;',&quot;;[.T63];&quot;,&quot;;[.U63];&quot;);&quot;)" office:value-type="string" office:string-value="INSERT INTO spg_dt_cmp VALUES('0001','SPGCMP','SNOANTMEN010001','2014-01-31','---','-------------------------','P','0000000000000000000000009','0000000000000000000004203','0000000000000000000000001','0000000000000000000000001','0000000000000000000000001','401080100','SPGCMP','SNOANTMEN010001','CCP','--','PROVISION ANTIGUEDAD PRESTACIONES SOCIALES EMPLEADOS ENERO 2014',47544.88,61);" calcext:value-type="string">
            <text:p>INSERT INTO spg_dt_cmp VALUES('0001','SPGCMP','SNOANTMEN010001','2014-01-31','---','-------------------------','P','0000000000000000000000009','0000000000000000000004203','0000000000000000000000001','0000000000000000000000001','0000000000000000000000001','401080100','SPGCMP','SNOANTMEN010001','CCP','--','PROVISION ANTIGUEDAD PRESTACIONES SOCIALES EMPLEADOS ENERO 2014',47544.88,61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4])" office:value-type="string" office:string-value="0000000000000000000003301" calcext:value-type="string">
            <text:p>0000000000000000000003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4]" office:value-type="string" office:string-value="SPGCMP" calcext:value-type="string">
            <text:p>SPGCMP</text:p>
          </table:table-cell>
          <table:table-cell table:formula="of:=[.C64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301" calcext:value-type="float">
            <text:p>3301</text:p>
          </table:table-cell>
          <table:table-cell office:value-type="float" office:value="11781.84" calcext:value-type="float">
            <text:p>11,781.84</text:p>
          </table:table-cell>
          <table:table-cell office:value-type="float" office:value="62" calcext:value-type="float">
            <text:p>62</text:p>
          </table:table-cell>
          <table:table-cell table:style-name="ce3" table:formula="of:=CONCATENATE(&quot;INSERT INTO spg_dt_cmp VALUES('&quot;;[.A64];&quot;','&quot;;[.B64];&quot;','&quot;;CONCATENATE(REPT(&quot;0&quot;;15-LEN([.C64]));[.C64]);&quot;','&quot;;[.D64];&quot;','&quot;;[.E64];&quot;','&quot;;[.F64];&quot;','&quot;;[.G64];&quot;','&quot;;CONCATENATE(REPT(&quot;0&quot;;25-LEN([.H64]));[.H64]);&quot;','&quot;;[.I64];&quot;','&quot;;[.J64];&quot;','&quot;;[.K64];&quot;','&quot;;[.L64];&quot;','&quot;;[.M64];&quot;','&quot;;[.N64];&quot;','&quot;;CONCATENATE(REPT(&quot;0&quot;;15-LEN([.O64]));[.O64]);&quot;','&quot;;[.P64];&quot;','&quot;;[.Q64];&quot;','&quot;;[.R64];&quot;',&quot;;[.T64];&quot;,&quot;;[.U64];&quot;);&quot;)" office:value-type="string" office:string-value="INSERT INTO spg_dt_cmp VALUES('0001','SPGCMP','SNOANTMEN010001','2014-01-31','---','-------------------------','A','0000000000000000000000001','0000000000000000000003301','0000000000000000000000001','0000000000000000000000001','0000000000000000000000001','401080100','SPGCMP','SNOANTMEN010001','CCP','--','PROVISION ANTIGUEDAD PRESTACIONES SOCIALES EMPLEADOS ENERO 2014',11781.84,62);" calcext:value-type="string">
            <text:p>INSERT INTO spg_dt_cmp VALUES('0001','SPGCMP','SNOANTMEN010001','2014-01-31','---','-------------------------','A','0000000000000000000000001','0000000000000000000003301','0000000000000000000000001','0000000000000000000000001','0000000000000000000000001','401080100','SPGCMP','SNOANTMEN010001','CCP','--','PROVISION ANTIGUEDAD PRESTACIONES SOCIALES EMPLEADOS ENERO 2014',11781.84,62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5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5]" office:value-type="string" office:string-value="SPGCMP" calcext:value-type="string">
            <text:p>SPGCMP</text:p>
          </table:table-cell>
          <table:table-cell table:formula="of:=[.C65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102" calcext:value-type="float">
            <text:p>4102</text:p>
          </table:table-cell>
          <table:table-cell office:value-type="float" office:value="20837.25" calcext:value-type="float">
            <text:p>20,837.25</text:p>
          </table:table-cell>
          <table:table-cell office:value-type="float" office:value="63" calcext:value-type="float">
            <text:p>63</text:p>
          </table:table-cell>
          <table:table-cell table:style-name="ce3" table:formula="of:=CONCATENATE(&quot;INSERT INTO spg_dt_cmp VALUES('&quot;;[.A65];&quot;','&quot;;[.B65];&quot;','&quot;;CONCATENATE(REPT(&quot;0&quot;;15-LEN([.C65]));[.C65]);&quot;','&quot;;[.D65];&quot;','&quot;;[.E65];&quot;','&quot;;[.F65];&quot;','&quot;;[.G65];&quot;','&quot;;CONCATENATE(REPT(&quot;0&quot;;25-LEN([.H65]));[.H65]);&quot;','&quot;;[.I65];&quot;','&quot;;[.J65];&quot;','&quot;;[.K65];&quot;','&quot;;[.L65];&quot;','&quot;;[.M65];&quot;','&quot;;[.N65];&quot;','&quot;;CONCATENATE(REPT(&quot;0&quot;;15-LEN([.O65]));[.O65]);&quot;','&quot;;[.P65];&quot;','&quot;;[.Q65];&quot;','&quot;;[.R65];&quot;',&quot;;[.T65];&quot;,&quot;;[.U65];&quot;);&quot;)" office:value-type="string" office:string-value="INSERT INTO spg_dt_cmp VALUES('0001','SPGCMP','SNOANTMEN010001','2014-01-31','---','-------------------------','P','0000000000000000000000009','0000000000000000000004102','0000000000000000000000001','0000000000000000000000001','0000000000000000000000001','401080100','SPGCMP','SNOANTMEN010001','CCP','--','PROVISION ANTIGUEDAD PRESTACIONES SOCIALES EMPLEADOS ENERO 2014',20837.25,63);" calcext:value-type="string">
            <text:p>INSERT INTO spg_dt_cmp VALUES('0001','SPGCMP','SNOANTMEN010001','2014-01-31','---','-------------------------','P','0000000000000000000000009','0000000000000000000004102','0000000000000000000000001','0000000000000000000000001','0000000000000000000000001','401080100','SPGCMP','SNOANTMEN010001','CCP','--','PROVISION ANTIGUEDAD PRESTACIONES SOCIALES EMPLEADOS ENERO 2014',20837.25,63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6])" office:value-type="string" office:string-value="0000000000000000000003100" calcext:value-type="string">
            <text:p>0000000000000000000003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6]" office:value-type="string" office:string-value="SPGCMP" calcext:value-type="string">
            <text:p>SPGCMP</text:p>
          </table:table-cell>
          <table:table-cell table:formula="of:=[.C66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100" calcext:value-type="float">
            <text:p>3100</text:p>
          </table:table-cell>
          <table:table-cell office:value-type="float" office:value="9041.44" calcext:value-type="float">
            <text:p>9,041.44</text:p>
          </table:table-cell>
          <table:table-cell office:value-type="float" office:value="64" calcext:value-type="float">
            <text:p>64</text:p>
          </table:table-cell>
          <table:table-cell table:style-name="ce3" table:formula="of:=CONCATENATE(&quot;INSERT INTO spg_dt_cmp VALUES('&quot;;[.A66];&quot;','&quot;;[.B66];&quot;','&quot;;CONCATENATE(REPT(&quot;0&quot;;15-LEN([.C66]));[.C66]);&quot;','&quot;;[.D66];&quot;','&quot;;[.E66];&quot;','&quot;;[.F66];&quot;','&quot;;[.G66];&quot;','&quot;;CONCATENATE(REPT(&quot;0&quot;;25-LEN([.H66]));[.H66]);&quot;','&quot;;[.I66];&quot;','&quot;;[.J66];&quot;','&quot;;[.K66];&quot;','&quot;;[.L66];&quot;','&quot;;[.M66];&quot;','&quot;;[.N66];&quot;','&quot;;CONCATENATE(REPT(&quot;0&quot;;15-LEN([.O66]));[.O66]);&quot;','&quot;;[.P66];&quot;','&quot;;[.Q66];&quot;','&quot;;[.R66];&quot;',&quot;;[.T66];&quot;,&quot;;[.U66];&quot;);&quot;)" office:value-type="string" office:string-value="INSERT INTO spg_dt_cmp VALUES('0001','SPGCMP','SNOANTMEN010001','2014-01-31','---','-------------------------','A','0000000000000000000000001','0000000000000000000003100','0000000000000000000000001','0000000000000000000000001','0000000000000000000000001','401080100','SPGCMP','SNOANTMEN010001','CCP','--','PROVISION ANTIGUEDAD PRESTACIONES SOCIALES EMPLEADOS ENERO 2014',9041.44,64);" calcext:value-type="string">
            <text:p>INSERT INTO spg_dt_cmp VALUES('0001','SPGCMP','SNOANTMEN010001','2014-01-31','---','-------------------------','A','0000000000000000000000001','0000000000000000000003100','0000000000000000000000001','0000000000000000000000001','0000000000000000000000001','401080100','SPGCMP','SNOANTMEN010001','CCP','--','PROVISION ANTIGUEDAD PRESTACIONES SOCIALES EMPLEADOS ENERO 2014',9041.44,64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67])" office:value-type="string" office:string-value="0000000000000000000002402" calcext:value-type="string">
            <text:p>00000000000000000000024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7]" office:value-type="string" office:string-value="SPGCMP" calcext:value-type="string">
            <text:p>SPGCMP</text:p>
          </table:table-cell>
          <table:table-cell table:formula="of:=[.C67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402" calcext:value-type="float">
            <text:p>2402</text:p>
          </table:table-cell>
          <table:table-cell office:value-type="float" office:value="49674.27" calcext:value-type="float">
            <text:p>49,674.27</text:p>
          </table:table-cell>
          <table:table-cell office:value-type="float" office:value="65" calcext:value-type="float">
            <text:p>65</text:p>
          </table:table-cell>
          <table:table-cell table:style-name="ce3" table:formula="of:=CONCATENATE(&quot;INSERT INTO spg_dt_cmp VALUES('&quot;;[.A67];&quot;','&quot;;[.B67];&quot;','&quot;;CONCATENATE(REPT(&quot;0&quot;;15-LEN([.C67]));[.C67]);&quot;','&quot;;[.D67];&quot;','&quot;;[.E67];&quot;','&quot;;[.F67];&quot;','&quot;;[.G67];&quot;','&quot;;CONCATENATE(REPT(&quot;0&quot;;25-LEN([.H67]));[.H67]);&quot;','&quot;;[.I67];&quot;','&quot;;[.J67];&quot;','&quot;;[.K67];&quot;','&quot;;[.L67];&quot;','&quot;;[.M67];&quot;','&quot;;[.N67];&quot;','&quot;;CONCATENATE(REPT(&quot;0&quot;;15-LEN([.O67]));[.O67]);&quot;','&quot;;[.P67];&quot;','&quot;;[.Q67];&quot;','&quot;;[.R67];&quot;',&quot;;[.T67];&quot;,&quot;;[.U67];&quot;);&quot;)" office:value-type="string" office:string-value="INSERT INTO spg_dt_cmp VALUES('0001','SPGCMP','SNOANTMEN010001','2014-01-31','---','-------------------------','A','0000000000000000000000001','0000000000000000000002402','0000000000000000000000001','0000000000000000000000001','0000000000000000000000001','401080100','SPGCMP','SNOANTMEN010001','CCP','--','PROVISION ANTIGUEDAD PRESTACIONES SOCIALES EMPLEADOS ENERO 2014',49674.27,65);" calcext:value-type="string">
            <text:p>INSERT INTO spg_dt_cmp VALUES('0001','SPGCMP','SNOANTMEN010001','2014-01-31','---','-------------------------','A','0000000000000000000000001','0000000000000000000002402','0000000000000000000000001','0000000000000000000000001','0000000000000000000000001','401080100','SPGCMP','SNOANTMEN010001','CCP','--','PROVISION ANTIGUEDAD PRESTACIONES SOCIALES EMPLEADOS ENERO 2014',49674.27,65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8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8]" office:value-type="string" office:string-value="SPGCMP" calcext:value-type="string">
            <text:p>SPGCMP</text:p>
          </table:table-cell>
          <table:table-cell table:formula="of:=[.C68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602" calcext:value-type="float">
            <text:p>3602</text:p>
          </table:table-cell>
          <table:table-cell office:value-type="float" office:value="9721" calcext:value-type="float">
            <text:p>9,721.00</text:p>
          </table:table-cell>
          <table:table-cell office:value-type="float" office:value="66" calcext:value-type="float">
            <text:p>66</text:p>
          </table:table-cell>
          <table:table-cell table:style-name="ce3" table:formula="of:=CONCATENATE(&quot;INSERT INTO spg_dt_cmp VALUES('&quot;;[.A68];&quot;','&quot;;[.B68];&quot;','&quot;;CONCATENATE(REPT(&quot;0&quot;;15-LEN([.C68]));[.C68]);&quot;','&quot;;[.D68];&quot;','&quot;;[.E68];&quot;','&quot;;[.F68];&quot;','&quot;;[.G68];&quot;','&quot;;CONCATENATE(REPT(&quot;0&quot;;25-LEN([.H68]));[.H68]);&quot;','&quot;;[.I68];&quot;','&quot;;[.J68];&quot;','&quot;;[.K68];&quot;','&quot;;[.L68];&quot;','&quot;;[.M68];&quot;','&quot;;[.N68];&quot;','&quot;;CONCATENATE(REPT(&quot;0&quot;;15-LEN([.O68]));[.O68]);&quot;','&quot;;[.P68];&quot;','&quot;;[.Q68];&quot;','&quot;;[.R68];&quot;',&quot;;[.T68];&quot;,&quot;;[.U68];&quot;);&quot;)" office:value-type="string" office:string-value="INSERT INTO spg_dt_cmp VALUES('0001','SPGCMP','SNOANTMEN010001','2014-01-31','---','-------------------------','P','0000000000000000000000009','0000000000000000000003602','0000000000000000000000001','0000000000000000000000001','0000000000000000000000001','401080100','SPGCMP','SNOANTMEN010001','CCP','--','PROVISION ANTIGUEDAD PRESTACIONES SOCIALES EMPLEADOS ENERO 2014',9721,66);" calcext:value-type="string">
            <text:p>INSERT INTO spg_dt_cmp VALUES('0001','SPGCMP','SNOANTMEN010001','2014-01-31','---','-------------------------','P','0000000000000000000000009','0000000000000000000003602','0000000000000000000000001','0000000000000000000000001','0000000000000000000000001','401080100','SPGCMP','SNOANTMEN010001','CCP','--','PROVISION ANTIGUEDAD PRESTACIONES SOCIALES EMPLEADOS ENERO 2014',9721,66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69])" office:value-type="string" office:string-value="0000000000000000000003903" calcext:value-type="string">
            <text:p>0000000000000000000003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9]" office:value-type="string" office:string-value="SPGCMP" calcext:value-type="string">
            <text:p>SPGCMP</text:p>
          </table:table-cell>
          <table:table-cell table:formula="of:=[.C69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903" calcext:value-type="float">
            <text:p>3903</text:p>
          </table:table-cell>
          <table:table-cell office:value-type="float" office:value="5010.7" calcext:value-type="float">
            <text:p>5,010.70</text:p>
          </table:table-cell>
          <table:table-cell office:value-type="float" office:value="67" calcext:value-type="float">
            <text:p>67</text:p>
          </table:table-cell>
          <table:table-cell table:style-name="ce3" table:formula="of:=CONCATENATE(&quot;INSERT INTO spg_dt_cmp VALUES('&quot;;[.A69];&quot;','&quot;;[.B69];&quot;','&quot;;CONCATENATE(REPT(&quot;0&quot;;15-LEN([.C69]));[.C69]);&quot;','&quot;;[.D69];&quot;','&quot;;[.E69];&quot;','&quot;;[.F69];&quot;','&quot;;[.G69];&quot;','&quot;;CONCATENATE(REPT(&quot;0&quot;;25-LEN([.H69]));[.H69]);&quot;','&quot;;[.I69];&quot;','&quot;;[.J69];&quot;','&quot;;[.K69];&quot;','&quot;;[.L69];&quot;','&quot;;[.M69];&quot;','&quot;;[.N69];&quot;','&quot;;CONCATENATE(REPT(&quot;0&quot;;15-LEN([.O69]));[.O69]);&quot;','&quot;;[.P69];&quot;','&quot;;[.Q69];&quot;','&quot;;[.R69];&quot;',&quot;;[.T69];&quot;,&quot;;[.U69];&quot;);&quot;)" office:value-type="string" office:string-value="INSERT INTO spg_dt_cmp VALUES('0001','SPGCMP','SNOANTMEN010001','2014-01-31','---','-------------------------','P','0000000000000000000000009','0000000000000000000003903','0000000000000000000000001','0000000000000000000000001','0000000000000000000000001','401080100','SPGCMP','SNOANTMEN010001','CCP','--','PROVISION ANTIGUEDAD PRESTACIONES SOCIALES EMPLEADOS ENERO 2014',5010.7,67);" calcext:value-type="string">
            <text:p>INSERT INTO spg_dt_cmp VALUES('0001','SPGCMP','SNOANTMEN010001','2014-01-31','---','-------------------------','P','0000000000000000000000009','0000000000000000000003903','0000000000000000000000001','0000000000000000000000001','0000000000000000000000001','401080100','SPGCMP','SNOANTMEN010001','CCP','--','PROVISION ANTIGUEDAD PRESTACIONES SOCIALES EMPLEADOS ENERO 2014',5010.7,67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70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0]" office:value-type="string" office:string-value="SPGCMP" calcext:value-type="string">
            <text:p>SPGCMP</text:p>
          </table:table-cell>
          <table:table-cell table:formula="of:=[.C70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504" calcext:value-type="float">
            <text:p>4504</text:p>
          </table:table-cell>
          <table:table-cell office:value-type="float" office:value="28149.38" calcext:value-type="float">
            <text:p>28,149.38</text:p>
          </table:table-cell>
          <table:table-cell office:value-type="float" office:value="68" calcext:value-type="float">
            <text:p>68</text:p>
          </table:table-cell>
          <table:table-cell table:style-name="ce3" table:formula="of:=CONCATENATE(&quot;INSERT INTO spg_dt_cmp VALUES('&quot;;[.A70];&quot;','&quot;;[.B70];&quot;','&quot;;CONCATENATE(REPT(&quot;0&quot;;15-LEN([.C70]));[.C70]);&quot;','&quot;;[.D70];&quot;','&quot;;[.E70];&quot;','&quot;;[.F70];&quot;','&quot;;[.G70];&quot;','&quot;;CONCATENATE(REPT(&quot;0&quot;;25-LEN([.H70]));[.H70]);&quot;','&quot;;[.I70];&quot;','&quot;;[.J70];&quot;','&quot;;[.K70];&quot;','&quot;;[.L70];&quot;','&quot;;[.M70];&quot;','&quot;;[.N70];&quot;','&quot;;CONCATENATE(REPT(&quot;0&quot;;15-LEN([.O70]));[.O70]);&quot;','&quot;;[.P70];&quot;','&quot;;[.Q70];&quot;','&quot;;[.R70];&quot;',&quot;;[.T70];&quot;,&quot;;[.U70];&quot;);&quot;)" office:value-type="string" office:string-value="INSERT INTO spg_dt_cmp VALUES('0001','SPGCMP','SNOANTMEN010001','2014-01-31','---','-------------------------','P','0000000000000000000000006','0000000000000000000004504','0000000000000000000000001','0000000000000000000000001','0000000000000000000000001','401080100','SPGCMP','SNOANTMEN010001','CCP','--','PROVISION ANTIGUEDAD PRESTACIONES SOCIALES EMPLEADOS ENERO 2014',28149.38,68);" calcext:value-type="string">
            <text:p>INSERT INTO spg_dt_cmp VALUES('0001','SPGCMP','SNOANTMEN010001','2014-01-31','---','-------------------------','P','0000000000000000000000006','0000000000000000000004504','0000000000000000000000001','0000000000000000000000001','0000000000000000000000001','401080100','SPGCMP','SNOANTMEN010001','CCP','--','PROVISION ANTIGUEDAD PRESTACIONES SOCIALES EMPLEADOS ENERO 2014',28149.38,68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1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1]" office:value-type="string" office:string-value="SPGCMP" calcext:value-type="string">
            <text:p>SPGCMP</text:p>
          </table:table-cell>
          <table:table-cell table:formula="of:=[.C71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002" calcext:value-type="float">
            <text:p>2002</text:p>
          </table:table-cell>
          <table:table-cell office:value-type="float" office:value="116999.17" calcext:value-type="float">
            <text:p>116,999.17</text:p>
          </table:table-cell>
          <table:table-cell office:value-type="float" office:value="69" calcext:value-type="float">
            <text:p>69</text:p>
          </table:table-cell>
          <table:table-cell table:style-name="ce3" table:formula="of:=CONCATENATE(&quot;INSERT INTO spg_dt_cmp VALUES('&quot;;[.A71];&quot;','&quot;;[.B71];&quot;','&quot;;CONCATENATE(REPT(&quot;0&quot;;15-LEN([.C71]));[.C71]);&quot;','&quot;;[.D71];&quot;','&quot;;[.E71];&quot;','&quot;;[.F71];&quot;','&quot;;[.G71];&quot;','&quot;;CONCATENATE(REPT(&quot;0&quot;;25-LEN([.H71]));[.H71]);&quot;','&quot;;[.I71];&quot;','&quot;;[.J71];&quot;','&quot;;[.K71];&quot;','&quot;;[.L71];&quot;','&quot;;[.M71];&quot;','&quot;;[.N71];&quot;','&quot;;CONCATENATE(REPT(&quot;0&quot;;15-LEN([.O71]));[.O71]);&quot;','&quot;;[.P71];&quot;','&quot;;[.Q71];&quot;','&quot;;[.R71];&quot;',&quot;;[.T71];&quot;,&quot;;[.U71];&quot;);&quot;)" office:value-type="string" office:string-value="INSERT INTO spg_dt_cmp VALUES('0001','SPGCMP','SNOANTMEN010001','2014-01-31','---','-------------------------','A','0000000000000000000000001','0000000000000000000002002','0000000000000000000000001','0000000000000000000000001','0000000000000000000000001','401080100','SPGCMP','SNOANTMEN010001','CCP','--','PROVISION ANTIGUEDAD PRESTACIONES SOCIALES EMPLEADOS ENERO 2014',116999.17,69);" calcext:value-type="string">
            <text:p>INSERT INTO spg_dt_cmp VALUES('0001','SPGCMP','SNOANTMEN010001','2014-01-31','---','-------------------------','A','0000000000000000000000001','0000000000000000000002002','0000000000000000000000001','0000000000000000000000001','0000000000000000000000001','401080100','SPGCMP','SNOANTMEN010001','CCP','--','PROVISION ANTIGUEDAD PRESTACIONES SOCIALES EMPLEADOS ENERO 2014',116999.17,69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2])" office:value-type="string" office:string-value="0000000000000000000002500" calcext:value-type="string">
            <text:p>00000000000000000000025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2]" office:value-type="string" office:string-value="SPGCMP" calcext:value-type="string">
            <text:p>SPGCMP</text:p>
          </table:table-cell>
          <table:table-cell table:formula="of:=[.C72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24005.43" calcext:value-type="float">
            <text:p>24,005.43</text:p>
          </table:table-cell>
          <table:table-cell office:value-type="float" office:value="70" calcext:value-type="float">
            <text:p>70</text:p>
          </table:table-cell>
          <table:table-cell table:style-name="ce3" table:formula="of:=CONCATENATE(&quot;INSERT INTO spg_dt_cmp VALUES('&quot;;[.A72];&quot;','&quot;;[.B72];&quot;','&quot;;CONCATENATE(REPT(&quot;0&quot;;15-LEN([.C72]));[.C72]);&quot;','&quot;;[.D72];&quot;','&quot;;[.E72];&quot;','&quot;;[.F72];&quot;','&quot;;[.G72];&quot;','&quot;;CONCATENATE(REPT(&quot;0&quot;;25-LEN([.H72]));[.H72]);&quot;','&quot;;[.I72];&quot;','&quot;;[.J72];&quot;','&quot;;[.K72];&quot;','&quot;;[.L72];&quot;','&quot;;[.M72];&quot;','&quot;;[.N72];&quot;','&quot;;CONCATENATE(REPT(&quot;0&quot;;15-LEN([.O72]));[.O72]);&quot;','&quot;;[.P72];&quot;','&quot;;[.Q72];&quot;','&quot;;[.R72];&quot;',&quot;;[.T72];&quot;,&quot;;[.U72];&quot;);&quot;)" office:value-type="string" office:string-value="INSERT INTO spg_dt_cmp VALUES('0001','SPGCMP','SNOANTMEN010001','2014-01-31','---','-------------------------','A','0000000000000000000000001','0000000000000000000002500','0000000000000000000000001','0000000000000000000000001','0000000000000000000000001','401080100','SPGCMP','SNOANTMEN010001','CCP','--','PROVISION ANTIGUEDAD PRESTACIONES SOCIALES EMPLEADOS ENERO 2014',24005.43,70);" calcext:value-type="string">
            <text:p>INSERT INTO spg_dt_cmp VALUES('0001','SPGCMP','SNOANTMEN010001','2014-01-31','---','-------------------------','A','0000000000000000000000001','0000000000000000000002500','0000000000000000000000001','0000000000000000000000001','0000000000000000000000001','401080100','SPGCMP','SNOANTMEN010001','CCP','--','PROVISION ANTIGUEDAD PRESTACIONES SOCIALES EMPLEADOS ENERO 2014',24005.43,70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3])" office:value-type="string" office:string-value="0000000000000000000002105" calcext:value-type="string">
            <text:p>00000000000000000000021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3]" office:value-type="string" office:string-value="SPGCMP" calcext:value-type="string">
            <text:p>SPGCMP</text:p>
          </table:table-cell>
          <table:table-cell table:formula="of:=[.C73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105" calcext:value-type="float">
            <text:p>2105</text:p>
          </table:table-cell>
          <table:table-cell office:value-type="float" office:value="4699.45" calcext:value-type="float">
            <text:p>4,699.45</text:p>
          </table:table-cell>
          <table:table-cell office:value-type="float" office:value="71" calcext:value-type="float">
            <text:p>71</text:p>
          </table:table-cell>
          <table:table-cell table:style-name="ce3" table:formula="of:=CONCATENATE(&quot;INSERT INTO spg_dt_cmp VALUES('&quot;;[.A73];&quot;','&quot;;[.B73];&quot;','&quot;;CONCATENATE(REPT(&quot;0&quot;;15-LEN([.C73]));[.C73]);&quot;','&quot;;[.D73];&quot;','&quot;;[.E73];&quot;','&quot;;[.F73];&quot;','&quot;;[.G73];&quot;','&quot;;CONCATENATE(REPT(&quot;0&quot;;25-LEN([.H73]));[.H73]);&quot;','&quot;;[.I73];&quot;','&quot;;[.J73];&quot;','&quot;;[.K73];&quot;','&quot;;[.L73];&quot;','&quot;;[.M73];&quot;','&quot;;[.N73];&quot;','&quot;;CONCATENATE(REPT(&quot;0&quot;;15-LEN([.O73]));[.O73]);&quot;','&quot;;[.P73];&quot;','&quot;;[.Q73];&quot;','&quot;;[.R73];&quot;',&quot;;[.T73];&quot;,&quot;;[.U73];&quot;);&quot;)" office:value-type="string" office:string-value="INSERT INTO spg_dt_cmp VALUES('0001','SPGCMP','SNOANTMEN010001','2014-01-31','---','-------------------------','A','0000000000000000000000001','0000000000000000000002105','0000000000000000000000001','0000000000000000000000001','0000000000000000000000001','401080100','SPGCMP','SNOANTMEN010001','CCP','--','PROVISION ANTIGUEDAD PRESTACIONES SOCIALES EMPLEADOS ENERO 2014',4699.45,71);" calcext:value-type="string">
            <text:p>INSERT INTO spg_dt_cmp VALUES('0001','SPGCMP','SNOANTMEN010001','2014-01-31','---','-------------------------','A','0000000000000000000000001','0000000000000000000002105','0000000000000000000000001','0000000000000000000000001','0000000000000000000000001','401080100','SPGCMP','SNOANTMEN010001','CCP','--','PROVISION ANTIGUEDAD PRESTACIONES SOCIALES EMPLEADOS ENERO 2014',4699.45,71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74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4]" office:value-type="string" office:string-value="SPGCMP" calcext:value-type="string">
            <text:p>SPGCMP</text:p>
          </table:table-cell>
          <table:table-cell table:formula="of:=[.C74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103" calcext:value-type="float">
            <text:p>4103</text:p>
          </table:table-cell>
          <table:table-cell office:value-type="float" office:value="7717.31" calcext:value-type="float">
            <text:p>7,717.31</text:p>
          </table:table-cell>
          <table:table-cell office:value-type="float" office:value="72" calcext:value-type="float">
            <text:p>72</text:p>
          </table:table-cell>
          <table:table-cell table:style-name="ce3" table:formula="of:=CONCATENATE(&quot;INSERT INTO spg_dt_cmp VALUES('&quot;;[.A74];&quot;','&quot;;[.B74];&quot;','&quot;;CONCATENATE(REPT(&quot;0&quot;;15-LEN([.C74]));[.C74]);&quot;','&quot;;[.D74];&quot;','&quot;;[.E74];&quot;','&quot;;[.F74];&quot;','&quot;;[.G74];&quot;','&quot;;CONCATENATE(REPT(&quot;0&quot;;25-LEN([.H74]));[.H74]);&quot;','&quot;;[.I74];&quot;','&quot;;[.J74];&quot;','&quot;;[.K74];&quot;','&quot;;[.L74];&quot;','&quot;;[.M74];&quot;','&quot;;[.N74];&quot;','&quot;;CONCATENATE(REPT(&quot;0&quot;;15-LEN([.O74]));[.O74]);&quot;','&quot;;[.P74];&quot;','&quot;;[.Q74];&quot;','&quot;;[.R74];&quot;',&quot;;[.T74];&quot;,&quot;;[.U74];&quot;);&quot;)" office:value-type="string" office:string-value="INSERT INTO spg_dt_cmp VALUES('0001','SPGCMP','SNOANTMEN010001','2014-01-31','---','-------------------------','P','0000000000000000000000009','0000000000000000000004103','0000000000000000000000001','0000000000000000000000001','0000000000000000000000001','401080100','SPGCMP','SNOANTMEN010001','CCP','--','PROVISION ANTIGUEDAD PRESTACIONES SOCIALES EMPLEADOS ENERO 2014',7717.31,72);" calcext:value-type="string">
            <text:p>INSERT INTO spg_dt_cmp VALUES('0001','SPGCMP','SNOANTMEN010001','2014-01-31','---','-------------------------','P','0000000000000000000000009','0000000000000000000004103','0000000000000000000000001','0000000000000000000000001','0000000000000000000000001','401080100','SPGCMP','SNOANTMEN010001','CCP','--','PROVISION ANTIGUEDAD PRESTACIONES SOCIALES EMPLEADOS ENERO 2014',7717.31,72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75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5]" office:value-type="string" office:string-value="SPGCMP" calcext:value-type="string">
            <text:p>SPGCMP</text:p>
          </table:table-cell>
          <table:table-cell table:formula="of:=[.C75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002" calcext:value-type="float">
            <text:p>4002</text:p>
          </table:table-cell>
          <table:table-cell office:value-type="float" office:value="6259.45" calcext:value-type="float">
            <text:p>6,259.45</text:p>
          </table:table-cell>
          <table:table-cell office:value-type="float" office:value="73" calcext:value-type="float">
            <text:p>73</text:p>
          </table:table-cell>
          <table:table-cell table:style-name="ce3" table:formula="of:=CONCATENATE(&quot;INSERT INTO spg_dt_cmp VALUES('&quot;;[.A75];&quot;','&quot;;[.B75];&quot;','&quot;;CONCATENATE(REPT(&quot;0&quot;;15-LEN([.C75]));[.C75]);&quot;','&quot;;[.D75];&quot;','&quot;;[.E75];&quot;','&quot;;[.F75];&quot;','&quot;;[.G75];&quot;','&quot;;CONCATENATE(REPT(&quot;0&quot;;25-LEN([.H75]));[.H75]);&quot;','&quot;;[.I75];&quot;','&quot;;[.J75];&quot;','&quot;;[.K75];&quot;','&quot;;[.L75];&quot;','&quot;;[.M75];&quot;','&quot;;[.N75];&quot;','&quot;;CONCATENATE(REPT(&quot;0&quot;;15-LEN([.O75]));[.O75]);&quot;','&quot;;[.P75];&quot;','&quot;;[.Q75];&quot;','&quot;;[.R75];&quot;',&quot;;[.T75];&quot;,&quot;;[.U75];&quot;);&quot;)" office:value-type="string" office:string-value="INSERT INTO spg_dt_cmp VALUES('0001','SPGCMP','SNOANTMEN010001','2014-01-31','---','-------------------------','P','0000000000000000000000009','0000000000000000000004002','0000000000000000000000001','0000000000000000000000001','0000000000000000000000001','401080100','SPGCMP','SNOANTMEN010001','CCP','--','PROVISION ANTIGUEDAD PRESTACIONES SOCIALES EMPLEADOS ENERO 2014',6259.45,73);" calcext:value-type="string">
            <text:p>INSERT INTO spg_dt_cmp VALUES('0001','SPGCMP','SNOANTMEN010001','2014-01-31','---','-------------------------','P','0000000000000000000000009','0000000000000000000004002','0000000000000000000000001','0000000000000000000000001','0000000000000000000000001','401080100','SPGCMP','SNOANTMEN010001','CCP','--','PROVISION ANTIGUEDAD PRESTACIONES SOCIALES EMPLEADOS ENERO 2014',6259.45,73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76])" office:value-type="string" office:string-value="0000000000000000000002805" calcext:value-type="string">
            <text:p>00000000000000000000028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6]" office:value-type="string" office:string-value="SPGCMP" calcext:value-type="string">
            <text:p>SPGCMP</text:p>
          </table:table-cell>
          <table:table-cell table:formula="of:=[.C76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805" calcext:value-type="float">
            <text:p>2805</text:p>
          </table:table-cell>
          <table:table-cell office:value-type="float" office:value="5215.15" calcext:value-type="float">
            <text:p>5,215.15</text:p>
          </table:table-cell>
          <table:table-cell office:value-type="float" office:value="74" calcext:value-type="float">
            <text:p>74</text:p>
          </table:table-cell>
          <table:table-cell table:style-name="ce3" table:formula="of:=CONCATENATE(&quot;INSERT INTO spg_dt_cmp VALUES('&quot;;[.A76];&quot;','&quot;;[.B76];&quot;','&quot;;CONCATENATE(REPT(&quot;0&quot;;15-LEN([.C76]));[.C76]);&quot;','&quot;;[.D76];&quot;','&quot;;[.E76];&quot;','&quot;;[.F76];&quot;','&quot;;[.G76];&quot;','&quot;;CONCATENATE(REPT(&quot;0&quot;;25-LEN([.H76]));[.H76]);&quot;','&quot;;[.I76];&quot;','&quot;;[.J76];&quot;','&quot;;[.K76];&quot;','&quot;;[.L76];&quot;','&quot;;[.M76];&quot;','&quot;;[.N76];&quot;','&quot;;CONCATENATE(REPT(&quot;0&quot;;15-LEN([.O76]));[.O76]);&quot;','&quot;;[.P76];&quot;','&quot;;[.Q76];&quot;','&quot;;[.R76];&quot;',&quot;;[.T76];&quot;,&quot;;[.U76];&quot;);&quot;)" office:value-type="string" office:string-value="INSERT INTO spg_dt_cmp VALUES('0001','SPGCMP','SNOANTMEN010001','2014-01-31','---','-------------------------','P','0000000000000000000000004','0000000000000000000002805','0000000000000000000000001','0000000000000000000000001','0000000000000000000000001','401080100','SPGCMP','SNOANTMEN010001','CCP','--','PROVISION ANTIGUEDAD PRESTACIONES SOCIALES EMPLEADOS ENERO 2014',5215.15,74);" calcext:value-type="string">
            <text:p>INSERT INTO spg_dt_cmp VALUES('0001','SPGCMP','SNOANTMEN010001','2014-01-31','---','-------------------------','P','0000000000000000000000004','0000000000000000000002805','0000000000000000000000001','0000000000000000000000001','0000000000000000000000001','401080100','SPGCMP','SNOANTMEN010001','CCP','--','PROVISION ANTIGUEDAD PRESTACIONES SOCIALES EMPLEADOS ENERO 2014',5215.15,74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77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7]" office:value-type="string" office:string-value="SPGCMP" calcext:value-type="string">
            <text:p>SPGCMP</text:p>
          </table:table-cell>
          <table:table-cell table:formula="of:=[.C77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601" calcext:value-type="float">
            <text:p>4601</text:p>
          </table:table-cell>
          <table:table-cell office:value-type="float" office:value="20126.34" calcext:value-type="float">
            <text:p>20,126.34</text:p>
          </table:table-cell>
          <table:table-cell office:value-type="float" office:value="75" calcext:value-type="float">
            <text:p>75</text:p>
          </table:table-cell>
          <table:table-cell table:style-name="ce3" table:formula="of:=CONCATENATE(&quot;INSERT INTO spg_dt_cmp VALUES('&quot;;[.A77];&quot;','&quot;;[.B77];&quot;','&quot;;CONCATENATE(REPT(&quot;0&quot;;15-LEN([.C77]));[.C77]);&quot;','&quot;;[.D77];&quot;','&quot;;[.E77];&quot;','&quot;;[.F77];&quot;','&quot;;[.G77];&quot;','&quot;;CONCATENATE(REPT(&quot;0&quot;;25-LEN([.H77]));[.H77]);&quot;','&quot;;[.I77];&quot;','&quot;;[.J77];&quot;','&quot;;[.K77];&quot;','&quot;;[.L77];&quot;','&quot;;[.M77];&quot;','&quot;;[.N77];&quot;','&quot;;CONCATENATE(REPT(&quot;0&quot;;15-LEN([.O77]));[.O77]);&quot;','&quot;;[.P77];&quot;','&quot;;[.Q77];&quot;','&quot;;[.R77];&quot;',&quot;;[.T77];&quot;,&quot;;[.U77];&quot;);&quot;)" office:value-type="string" office:string-value="INSERT INTO spg_dt_cmp VALUES('0001','SPGCMP','SNOANTMEN010001','2014-01-31','---','-------------------------','P','0000000000000000000000005','0000000000000000000004601','0000000000000000000000001','0000000000000000000000001','0000000000000000000000001','401080100','SPGCMP','SNOANTMEN010001','CCP','--','PROVISION ANTIGUEDAD PRESTACIONES SOCIALES EMPLEADOS ENERO 2014',20126.34,75);" calcext:value-type="string">
            <text:p>INSERT INTO spg_dt_cmp VALUES('0001','SPGCMP','SNOANTMEN010001','2014-01-31','---','-------------------------','P','0000000000000000000000005','0000000000000000000004601','0000000000000000000000001','0000000000000000000000001','0000000000000000000000001','401080100','SPGCMP','SNOANTMEN010001','CCP','--','PROVISION ANTIGUEDAD PRESTACIONES SOCIALES EMPLEADOS ENERO 2014',20126.34,75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8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8]" office:value-type="string" office:string-value="SPGCMP" calcext:value-type="string">
            <text:p>SPGCMP</text:p>
          </table:table-cell>
          <table:table-cell table:formula="of:=[.C78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400" calcext:value-type="float">
            <text:p>2400</text:p>
          </table:table-cell>
          <table:table-cell office:value-type="float" office:value="29016.8" calcext:value-type="float">
            <text:p>29,016.80</text:p>
          </table:table-cell>
          <table:table-cell office:value-type="float" office:value="76" calcext:value-type="float">
            <text:p>76</text:p>
          </table:table-cell>
          <table:table-cell table:style-name="ce3" table:formula="of:=CONCATENATE(&quot;INSERT INTO spg_dt_cmp VALUES('&quot;;[.A78];&quot;','&quot;;[.B78];&quot;','&quot;;CONCATENATE(REPT(&quot;0&quot;;15-LEN([.C78]));[.C78]);&quot;','&quot;;[.D78];&quot;','&quot;;[.E78];&quot;','&quot;;[.F78];&quot;','&quot;;[.G78];&quot;','&quot;;CONCATENATE(REPT(&quot;0&quot;;25-LEN([.H78]));[.H78]);&quot;','&quot;;[.I78];&quot;','&quot;;[.J78];&quot;','&quot;;[.K78];&quot;','&quot;;[.L78];&quot;','&quot;;[.M78];&quot;','&quot;;[.N78];&quot;','&quot;;CONCATENATE(REPT(&quot;0&quot;;15-LEN([.O78]));[.O78]);&quot;','&quot;;[.P78];&quot;','&quot;;[.Q78];&quot;','&quot;;[.R78];&quot;',&quot;;[.T78];&quot;,&quot;;[.U78];&quot;);&quot;)" office:value-type="string" office:string-value="INSERT INTO spg_dt_cmp VALUES('0001','SPGCMP','SNOANTMEN010001','2014-01-31','---','-------------------------','A','0000000000000000000000001','0000000000000000000002400','0000000000000000000000001','0000000000000000000000001','0000000000000000000000001','401080100','SPGCMP','SNOANTMEN010001','CCP','--','PROVISION ANTIGUEDAD PRESTACIONES SOCIALES EMPLEADOS ENERO 2014',29016.8,76);" calcext:value-type="string">
            <text:p>INSERT INTO spg_dt_cmp VALUES('0001','SPGCMP','SNOANTMEN010001','2014-01-31','---','-------------------------','A','0000000000000000000000001','0000000000000000000002400','0000000000000000000000001','0000000000000000000000001','0000000000000000000000001','401080100','SPGCMP','SNOANTMEN010001','CCP','--','PROVISION ANTIGUEDAD PRESTACIONES SOCIALES EMPLEADOS ENERO 2014',29016.8,76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79])" office:value-type="string" office:string-value="0000000000000000000003300" calcext:value-type="string">
            <text:p>0000000000000000000003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9]" office:value-type="string" office:string-value="SPGCMP" calcext:value-type="string">
            <text:p>SPGCMP</text:p>
          </table:table-cell>
          <table:table-cell table:formula="of:=[.C79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300" calcext:value-type="float">
            <text:p>3300</text:p>
          </table:table-cell>
          <table:table-cell office:value-type="float" office:value="14849.95" calcext:value-type="float">
            <text:p>14,849.95</text:p>
          </table:table-cell>
          <table:table-cell office:value-type="float" office:value="77" calcext:value-type="float">
            <text:p>77</text:p>
          </table:table-cell>
          <table:table-cell table:style-name="ce3" table:formula="of:=CONCATENATE(&quot;INSERT INTO spg_dt_cmp VALUES('&quot;;[.A79];&quot;','&quot;;[.B79];&quot;','&quot;;CONCATENATE(REPT(&quot;0&quot;;15-LEN([.C79]));[.C79]);&quot;','&quot;;[.D79];&quot;','&quot;;[.E79];&quot;','&quot;;[.F79];&quot;','&quot;;[.G79];&quot;','&quot;;CONCATENATE(REPT(&quot;0&quot;;25-LEN([.H79]));[.H79]);&quot;','&quot;;[.I79];&quot;','&quot;;[.J79];&quot;','&quot;;[.K79];&quot;','&quot;;[.L79];&quot;','&quot;;[.M79];&quot;','&quot;;[.N79];&quot;','&quot;;CONCATENATE(REPT(&quot;0&quot;;15-LEN([.O79]));[.O79]);&quot;','&quot;;[.P79];&quot;','&quot;;[.Q79];&quot;','&quot;;[.R79];&quot;',&quot;;[.T79];&quot;,&quot;;[.U79];&quot;);&quot;)" office:value-type="string" office:string-value="INSERT INTO spg_dt_cmp VALUES('0001','SPGCMP','SNOANTMEN010001','2014-01-31','---','-------------------------','A','0000000000000000000000001','0000000000000000000003300','0000000000000000000000001','0000000000000000000000001','0000000000000000000000001','401080100','SPGCMP','SNOANTMEN010001','CCP','--','PROVISION ANTIGUEDAD PRESTACIONES SOCIALES EMPLEADOS ENERO 2014',14849.95,77);" calcext:value-type="string">
            <text:p>INSERT INTO spg_dt_cmp VALUES('0001','SPGCMP','SNOANTMEN010001','2014-01-31','---','-------------------------','A','0000000000000000000000001','0000000000000000000003300','0000000000000000000000001','0000000000000000000000001','0000000000000000000000001','401080100','SPGCMP','SNOANTMEN010001','CCP','--','PROVISION ANTIGUEDAD PRESTACIONES SOCIALES EMPLEADOS ENERO 2014',14849.95,77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0])" office:value-type="string" office:string-value="0000000000000000000002405" calcext:value-type="string">
            <text:p>00000000000000000000024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0]" office:value-type="string" office:string-value="SPGCMP" calcext:value-type="string">
            <text:p>SPGCMP</text:p>
          </table:table-cell>
          <table:table-cell table:formula="of:=[.C80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405" calcext:value-type="float">
            <text:p>2405</text:p>
          </table:table-cell>
          <table:table-cell office:value-type="float" office:value="14084.09" calcext:value-type="float">
            <text:p>14,084.09</text:p>
          </table:table-cell>
          <table:table-cell office:value-type="float" office:value="78" calcext:value-type="float">
            <text:p>78</text:p>
          </table:table-cell>
          <table:table-cell table:style-name="ce3" table:formula="of:=CONCATENATE(&quot;INSERT INTO spg_dt_cmp VALUES('&quot;;[.A80];&quot;','&quot;;[.B80];&quot;','&quot;;CONCATENATE(REPT(&quot;0&quot;;15-LEN([.C80]));[.C80]);&quot;','&quot;;[.D80];&quot;','&quot;;[.E80];&quot;','&quot;;[.F80];&quot;','&quot;;[.G80];&quot;','&quot;;CONCATENATE(REPT(&quot;0&quot;;25-LEN([.H80]));[.H80]);&quot;','&quot;;[.I80];&quot;','&quot;;[.J80];&quot;','&quot;;[.K80];&quot;','&quot;;[.L80];&quot;','&quot;;[.M80];&quot;','&quot;;[.N80];&quot;','&quot;;CONCATENATE(REPT(&quot;0&quot;;15-LEN([.O80]));[.O80]);&quot;','&quot;;[.P80];&quot;','&quot;;[.Q80];&quot;','&quot;;[.R80];&quot;',&quot;;[.T80];&quot;,&quot;;[.U80];&quot;);&quot;)" office:value-type="string" office:string-value="INSERT INTO spg_dt_cmp VALUES('0001','SPGCMP','SNOANTMEN010001','2014-01-31','---','-------------------------','A','0000000000000000000000001','0000000000000000000002405','0000000000000000000000001','0000000000000000000000001','0000000000000000000000001','401080100','SPGCMP','SNOANTMEN010001','CCP','--','PROVISION ANTIGUEDAD PRESTACIONES SOCIALES EMPLEADOS ENERO 2014',14084.09,78);" calcext:value-type="string">
            <text:p>INSERT INTO spg_dt_cmp VALUES('0001','SPGCMP','SNOANTMEN010001','2014-01-31','---','-------------------------','A','0000000000000000000000001','0000000000000000000002405','0000000000000000000000001','0000000000000000000000001','0000000000000000000000001','401080100','SPGCMP','SNOANTMEN010001','CCP','--','PROVISION ANTIGUEDAD PRESTACIONES SOCIALES EMPLEADOS ENERO 2014',14084.09,78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1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1]" office:value-type="string" office:string-value="SPGCMP" calcext:value-type="string">
            <text:p>SPGCMP</text:p>
          </table:table-cell>
          <table:table-cell table:formula="of:=[.C81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904" calcext:value-type="float">
            <text:p>2904</text:p>
          </table:table-cell>
          <table:table-cell office:value-type="float" office:value="9194.4" calcext:value-type="float">
            <text:p>9,194.40</text:p>
          </table:table-cell>
          <table:table-cell office:value-type="float" office:value="79" calcext:value-type="float">
            <text:p>79</text:p>
          </table:table-cell>
          <table:table-cell table:style-name="ce3" table:formula="of:=CONCATENATE(&quot;INSERT INTO spg_dt_cmp VALUES('&quot;;[.A81];&quot;','&quot;;[.B81];&quot;','&quot;;CONCATENATE(REPT(&quot;0&quot;;15-LEN([.C81]));[.C81]);&quot;','&quot;;[.D81];&quot;','&quot;;[.E81];&quot;','&quot;;[.F81];&quot;','&quot;;[.G81];&quot;','&quot;;CONCATENATE(REPT(&quot;0&quot;;25-LEN([.H81]));[.H81]);&quot;','&quot;;[.I81];&quot;','&quot;;[.J81];&quot;','&quot;;[.K81];&quot;','&quot;;[.L81];&quot;','&quot;;[.M81];&quot;','&quot;;[.N81];&quot;','&quot;;CONCATENATE(REPT(&quot;0&quot;;15-LEN([.O81]));[.O81]);&quot;','&quot;;[.P81];&quot;','&quot;;[.Q81];&quot;','&quot;;[.R81];&quot;',&quot;;[.T81];&quot;,&quot;;[.U81];&quot;);&quot;)" office:value-type="string" office:string-value="INSERT INTO spg_dt_cmp VALUES('0001','SPGCMP','SNOANTMEN010001','2014-01-31','---','-------------------------','A','0000000000000000000000001','0000000000000000000002904','0000000000000000000000001','0000000000000000000000001','0000000000000000000000001','401080100','SPGCMP','SNOANTMEN010001','CCP','--','PROVISION ANTIGUEDAD PRESTACIONES SOCIALES EMPLEADOS ENERO 2014',9194.4,79);" calcext:value-type="string">
            <text:p>INSERT INTO spg_dt_cmp VALUES('0001','SPGCMP','SNOANTMEN010001','2014-01-31','---','-------------------------','A','0000000000000000000000001','0000000000000000000002904','0000000000000000000000001','0000000000000000000000001','0000000000000000000000001','401080100','SPGCMP','SNOANTMEN010001','CCP','--','PROVISION ANTIGUEDAD PRESTACIONES SOCIALES EMPLEADOS ENERO 2014',9194.4,79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82])" office:value-type="string" office:string-value="0000000000000000000002801" calcext:value-type="string">
            <text:p>0000000000000000000002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2]" office:value-type="string" office:string-value="SPGCMP" calcext:value-type="string">
            <text:p>SPGCMP</text:p>
          </table:table-cell>
          <table:table-cell table:formula="of:=[.C82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801" calcext:value-type="float">
            <text:p>2801</text:p>
          </table:table-cell>
          <table:table-cell office:value-type="float" office:value="7450.2" calcext:value-type="float">
            <text:p>7,450.20</text:p>
          </table:table-cell>
          <table:table-cell office:value-type="float" office:value="80" calcext:value-type="float">
            <text:p>80</text:p>
          </table:table-cell>
          <table:table-cell table:style-name="ce3" table:formula="of:=CONCATENATE(&quot;INSERT INTO spg_dt_cmp VALUES('&quot;;[.A82];&quot;','&quot;;[.B82];&quot;','&quot;;CONCATENATE(REPT(&quot;0&quot;;15-LEN([.C82]));[.C82]);&quot;','&quot;;[.D82];&quot;','&quot;;[.E82];&quot;','&quot;;[.F82];&quot;','&quot;;[.G82];&quot;','&quot;;CONCATENATE(REPT(&quot;0&quot;;25-LEN([.H82]));[.H82]);&quot;','&quot;;[.I82];&quot;','&quot;;[.J82];&quot;','&quot;;[.K82];&quot;','&quot;;[.L82];&quot;','&quot;;[.M82];&quot;','&quot;;[.N82];&quot;','&quot;;CONCATENATE(REPT(&quot;0&quot;;15-LEN([.O82]));[.O82]);&quot;','&quot;;[.P82];&quot;','&quot;;[.Q82];&quot;','&quot;;[.R82];&quot;',&quot;;[.T82];&quot;,&quot;;[.U82];&quot;);&quot;)" office:value-type="string" office:string-value="INSERT INTO spg_dt_cmp VALUES('0001','SPGCMP','SNOANTMEN010001','2014-01-31','---','-------------------------','P','0000000000000000000000004','0000000000000000000002801','0000000000000000000000001','0000000000000000000000001','0000000000000000000000001','401080100','SPGCMP','SNOANTMEN010001','CCP','--','PROVISION ANTIGUEDAD PRESTACIONES SOCIALES EMPLEADOS ENERO 2014',7450.2,80);" calcext:value-type="string">
            <text:p>INSERT INTO spg_dt_cmp VALUES('0001','SPGCMP','SNOANTMEN010001','2014-01-31','---','-------------------------','P','0000000000000000000000004','0000000000000000000002801','0000000000000000000000001','0000000000000000000000001','0000000000000000000000001','401080100','SPGCMP','SNOANTMEN010001','CCP','--','PROVISION ANTIGUEDAD PRESTACIONES SOCIALES EMPLEADOS ENERO 2014',7450.2,80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83])" office:value-type="string" office:string-value="0000000000000000000004603" calcext:value-type="string">
            <text:p>0000000000000000000004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3]" office:value-type="string" office:string-value="SPGCMP" calcext:value-type="string">
            <text:p>SPGCMP</text:p>
          </table:table-cell>
          <table:table-cell table:formula="of:=[.C83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603" calcext:value-type="float">
            <text:p>4603</text:p>
          </table:table-cell>
          <table:table-cell office:value-type="float" office:value="12685.45" calcext:value-type="float">
            <text:p>12,685.45</text:p>
          </table:table-cell>
          <table:table-cell office:value-type="float" office:value="81" calcext:value-type="float">
            <text:p>81</text:p>
          </table:table-cell>
          <table:table-cell table:style-name="ce3" table:formula="of:=CONCATENATE(&quot;INSERT INTO spg_dt_cmp VALUES('&quot;;[.A83];&quot;','&quot;;[.B83];&quot;','&quot;;CONCATENATE(REPT(&quot;0&quot;;15-LEN([.C83]));[.C83]);&quot;','&quot;;[.D83];&quot;','&quot;;[.E83];&quot;','&quot;;[.F83];&quot;','&quot;;[.G83];&quot;','&quot;;CONCATENATE(REPT(&quot;0&quot;;25-LEN([.H83]));[.H83]);&quot;','&quot;;[.I83];&quot;','&quot;;[.J83];&quot;','&quot;;[.K83];&quot;','&quot;;[.L83];&quot;','&quot;;[.M83];&quot;','&quot;;[.N83];&quot;','&quot;;CONCATENATE(REPT(&quot;0&quot;;15-LEN([.O83]));[.O83]);&quot;','&quot;;[.P83];&quot;','&quot;;[.Q83];&quot;','&quot;;[.R83];&quot;',&quot;;[.T83];&quot;,&quot;;[.U83];&quot;);&quot;)" office:value-type="string" office:string-value="INSERT INTO spg_dt_cmp VALUES('0001','SPGCMP','SNOANTMEN010001','2014-01-31','---','-------------------------','P','0000000000000000000000005','0000000000000000000004603','0000000000000000000000001','0000000000000000000000001','0000000000000000000000001','401080100','SPGCMP','SNOANTMEN010001','CCP','--','PROVISION ANTIGUEDAD PRESTACIONES SOCIALES EMPLEADOS ENERO 2014',12685.45,81);" calcext:value-type="string">
            <text:p>INSERT INTO spg_dt_cmp VALUES('0001','SPGCMP','SNOANTMEN010001','2014-01-31','---','-------------------------','P','0000000000000000000000005','0000000000000000000004603','0000000000000000000000001','0000000000000000000000001','0000000000000000000000001','401080100','SPGCMP','SNOANTMEN010001','CCP','--','PROVISION ANTIGUEDAD PRESTACIONES SOCIALES EMPLEADOS ENERO 2014',12685.45,81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84])" office:value-type="string" office:string-value="0000000000000000000004400" calcext:value-type="string">
            <text:p>0000000000000000000004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4]" office:value-type="string" office:string-value="SPGCMP" calcext:value-type="string">
            <text:p>SPGCMP</text:p>
          </table:table-cell>
          <table:table-cell table:formula="of:=[.C84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400" calcext:value-type="float">
            <text:p>4400</text:p>
          </table:table-cell>
          <table:table-cell office:value-type="float" office:value="11482.07" calcext:value-type="float">
            <text:p>11,482.07</text:p>
          </table:table-cell>
          <table:table-cell office:value-type="float" office:value="82" calcext:value-type="float">
            <text:p>82</text:p>
          </table:table-cell>
          <table:table-cell table:style-name="ce3" table:formula="of:=CONCATENATE(&quot;INSERT INTO spg_dt_cmp VALUES('&quot;;[.A84];&quot;','&quot;;[.B84];&quot;','&quot;;CONCATENATE(REPT(&quot;0&quot;;15-LEN([.C84]));[.C84]);&quot;','&quot;;[.D84];&quot;','&quot;;[.E84];&quot;','&quot;;[.F84];&quot;','&quot;;[.G84];&quot;','&quot;;CONCATENATE(REPT(&quot;0&quot;;25-LEN([.H84]));[.H84]);&quot;','&quot;;[.I84];&quot;','&quot;;[.J84];&quot;','&quot;;[.K84];&quot;','&quot;;[.L84];&quot;','&quot;;[.M84];&quot;','&quot;;[.N84];&quot;','&quot;;CONCATENATE(REPT(&quot;0&quot;;15-LEN([.O84]));[.O84]);&quot;','&quot;;[.P84];&quot;','&quot;;[.Q84];&quot;','&quot;;[.R84];&quot;',&quot;;[.T84];&quot;,&quot;;[.U84];&quot;);&quot;)" office:value-type="string" office:string-value="INSERT INTO spg_dt_cmp VALUES('0001','SPGCMP','SNOANTMEN010001','2014-01-31','---','-------------------------','P','0000000000000000000000006','0000000000000000000004400','0000000000000000000000001','0000000000000000000000001','0000000000000000000000001','401080100','SPGCMP','SNOANTMEN010001','CCP','--','PROVISION ANTIGUEDAD PRESTACIONES SOCIALES EMPLEADOS ENERO 2014',11482.07,82);" calcext:value-type="string">
            <text:p>INSERT INTO spg_dt_cmp VALUES('0001','SPGCMP','SNOANTMEN010001','2014-01-31','---','-------------------------','P','0000000000000000000000006','0000000000000000000004400','0000000000000000000000001','0000000000000000000000001','0000000000000000000000001','401080100','SPGCMP','SNOANTMEN010001','CCP','--','PROVISION ANTIGUEDAD PRESTACIONES SOCIALES EMPLEADOS ENERO 2014',11482.07,82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5])" office:value-type="string" office:string-value="0000000000000000000002306" calcext:value-type="string">
            <text:p>00000000000000000000023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5]" office:value-type="string" office:string-value="SPGCMP" calcext:value-type="string">
            <text:p>SPGCMP</text:p>
          </table:table-cell>
          <table:table-cell table:formula="of:=[.C85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306" calcext:value-type="float">
            <text:p>2306</text:p>
          </table:table-cell>
          <table:table-cell office:value-type="float" office:value="15174.15" calcext:value-type="float">
            <text:p>15,174.15</text:p>
          </table:table-cell>
          <table:table-cell office:value-type="float" office:value="83" calcext:value-type="float">
            <text:p>83</text:p>
          </table:table-cell>
          <table:table-cell table:style-name="ce3" table:formula="of:=CONCATENATE(&quot;INSERT INTO spg_dt_cmp VALUES('&quot;;[.A85];&quot;','&quot;;[.B85];&quot;','&quot;;CONCATENATE(REPT(&quot;0&quot;;15-LEN([.C85]));[.C85]);&quot;','&quot;;[.D85];&quot;','&quot;;[.E85];&quot;','&quot;;[.F85];&quot;','&quot;;[.G85];&quot;','&quot;;CONCATENATE(REPT(&quot;0&quot;;25-LEN([.H85]));[.H85]);&quot;','&quot;;[.I85];&quot;','&quot;;[.J85];&quot;','&quot;;[.K85];&quot;','&quot;;[.L85];&quot;','&quot;;[.M85];&quot;','&quot;;[.N85];&quot;','&quot;;CONCATENATE(REPT(&quot;0&quot;;15-LEN([.O85]));[.O85]);&quot;','&quot;;[.P85];&quot;','&quot;;[.Q85];&quot;','&quot;;[.R85];&quot;',&quot;;[.T85];&quot;,&quot;;[.U85];&quot;);&quot;)" office:value-type="string" office:string-value="INSERT INTO spg_dt_cmp VALUES('0001','SPGCMP','SNOANTMEN010001','2014-01-31','---','-------------------------','A','0000000000000000000000001','0000000000000000000002306','0000000000000000000000001','0000000000000000000000001','0000000000000000000000001','401080100','SPGCMP','SNOANTMEN010001','CCP','--','PROVISION ANTIGUEDAD PRESTACIONES SOCIALES EMPLEADOS ENERO 2014',15174.15,83);" calcext:value-type="string">
            <text:p>INSERT INTO spg_dt_cmp VALUES('0001','SPGCMP','SNOANTMEN010001','2014-01-31','---','-------------------------','A','0000000000000000000000001','0000000000000000000002306','0000000000000000000000001','0000000000000000000000001','0000000000000000000000001','401080100','SPGCMP','SNOANTMEN010001','CCP','--','PROVISION ANTIGUEDAD PRESTACIONES SOCIALES EMPLEADOS ENERO 2014',15174.15,83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6])" office:value-type="string" office:string-value="0000000000000000000001101" calcext:value-type="string">
            <text:p>0000000000000000000001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6]" office:value-type="string" office:string-value="SPGCMP" calcext:value-type="string">
            <text:p>SPGCMP</text:p>
          </table:table-cell>
          <table:table-cell table:formula="of:=[.C86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1101" calcext:value-type="float">
            <text:p>1101</text:p>
          </table:table-cell>
          <table:table-cell office:value-type="float" office:value="9746.65" calcext:value-type="float">
            <text:p>9,746.65</text:p>
          </table:table-cell>
          <table:table-cell office:value-type="float" office:value="84" calcext:value-type="float">
            <text:p>84</text:p>
          </table:table-cell>
          <table:table-cell table:style-name="ce3" table:formula="of:=CONCATENATE(&quot;INSERT INTO spg_dt_cmp VALUES('&quot;;[.A86];&quot;','&quot;;[.B86];&quot;','&quot;;CONCATENATE(REPT(&quot;0&quot;;15-LEN([.C86]));[.C86]);&quot;','&quot;;[.D86];&quot;','&quot;;[.E86];&quot;','&quot;;[.F86];&quot;','&quot;;[.G86];&quot;','&quot;;CONCATENATE(REPT(&quot;0&quot;;25-LEN([.H86]));[.H86]);&quot;','&quot;;[.I86];&quot;','&quot;;[.J86];&quot;','&quot;;[.K86];&quot;','&quot;;[.L86];&quot;','&quot;;[.M86];&quot;','&quot;;[.N86];&quot;','&quot;;CONCATENATE(REPT(&quot;0&quot;;15-LEN([.O86]));[.O86]);&quot;','&quot;;[.P86];&quot;','&quot;;[.Q86];&quot;','&quot;;[.R86];&quot;',&quot;;[.T86];&quot;,&quot;;[.U86];&quot;);&quot;)" office:value-type="string" office:string-value="INSERT INTO spg_dt_cmp VALUES('0001','SPGCMP','SNOANTMEN010001','2014-01-31','---','-------------------------','A','0000000000000000000000001','0000000000000000000001101','0000000000000000000000001','0000000000000000000000001','0000000000000000000000001','401080100','SPGCMP','SNOANTMEN010001','CCP','--','PROVISION ANTIGUEDAD PRESTACIONES SOCIALES EMPLEADOS ENERO 2014',9746.65,84);" calcext:value-type="string">
            <text:p>INSERT INTO spg_dt_cmp VALUES('0001','SPGCMP','SNOANTMEN010001','2014-01-31','---','-------------------------','A','0000000000000000000000001','0000000000000000000001101','0000000000000000000000001','0000000000000000000000001','0000000000000000000000001','401080100','SPGCMP','SNOANTMEN010001','CCP','--','PROVISION ANTIGUEDAD PRESTACIONES SOCIALES EMPLEADOS ENERO 2014',9746.65,84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7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7]" office:value-type="string" office:string-value="SPGCMP" calcext:value-type="string">
            <text:p>SPGCMP</text:p>
          </table:table-cell>
          <table:table-cell table:formula="of:=[.C87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102" calcext:value-type="float">
            <text:p>3102</text:p>
          </table:table-cell>
          <table:table-cell office:value-type="float" office:value="47899.91" calcext:value-type="float">
            <text:p>47,899.91</text:p>
          </table:table-cell>
          <table:table-cell office:value-type="float" office:value="85" calcext:value-type="float">
            <text:p>85</text:p>
          </table:table-cell>
          <table:table-cell table:style-name="ce3" table:formula="of:=CONCATENATE(&quot;INSERT INTO spg_dt_cmp VALUES('&quot;;[.A87];&quot;','&quot;;[.B87];&quot;','&quot;;CONCATENATE(REPT(&quot;0&quot;;15-LEN([.C87]));[.C87]);&quot;','&quot;;[.D87];&quot;','&quot;;[.E87];&quot;','&quot;;[.F87];&quot;','&quot;;[.G87];&quot;','&quot;;CONCATENATE(REPT(&quot;0&quot;;25-LEN([.H87]));[.H87]);&quot;','&quot;;[.I87];&quot;','&quot;;[.J87];&quot;','&quot;;[.K87];&quot;','&quot;;[.L87];&quot;','&quot;;[.M87];&quot;','&quot;;[.N87];&quot;','&quot;;CONCATENATE(REPT(&quot;0&quot;;15-LEN([.O87]));[.O87]);&quot;','&quot;;[.P87];&quot;','&quot;;[.Q87];&quot;','&quot;;[.R87];&quot;',&quot;;[.T87];&quot;,&quot;;[.U87];&quot;);&quot;)" office:value-type="string" office:string-value="INSERT INTO spg_dt_cmp VALUES('0001','SPGCMP','SNOANTMEN010001','2014-01-31','---','-------------------------','A','0000000000000000000000001','0000000000000000000003102','0000000000000000000000001','0000000000000000000000001','0000000000000000000000001','401080100','SPGCMP','SNOANTMEN010001','CCP','--','PROVISION ANTIGUEDAD PRESTACIONES SOCIALES EMPLEADOS ENERO 2014',47899.91,85);" calcext:value-type="string">
            <text:p>INSERT INTO spg_dt_cmp VALUES('0001','SPGCMP','SNOANTMEN010001','2014-01-31','---','-------------------------','A','0000000000000000000000001','0000000000000000000003102','0000000000000000000000001','0000000000000000000000001','0000000000000000000000001','401080100','SPGCMP','SNOANTMEN010001','CCP','--','PROVISION ANTIGUEDAD PRESTACIONES SOCIALES EMPLEADOS ENERO 2014',47899.91,85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88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8]" office:value-type="string" office:string-value="SPGCMP" calcext:value-type="string">
            <text:p>SPGCMP</text:p>
          </table:table-cell>
          <table:table-cell table:formula="of:=[.C88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004" calcext:value-type="float">
            <text:p>2004</text:p>
          </table:table-cell>
          <table:table-cell office:value-type="float" office:value="20437.96" calcext:value-type="float">
            <text:p>20,437.96</text:p>
          </table:table-cell>
          <table:table-cell office:value-type="float" office:value="86" calcext:value-type="float">
            <text:p>86</text:p>
          </table:table-cell>
          <table:table-cell table:style-name="ce3" table:formula="of:=CONCATENATE(&quot;INSERT INTO spg_dt_cmp VALUES('&quot;;[.A88];&quot;','&quot;;[.B88];&quot;','&quot;;CONCATENATE(REPT(&quot;0&quot;;15-LEN([.C88]));[.C88]);&quot;','&quot;;[.D88];&quot;','&quot;;[.E88];&quot;','&quot;;[.F88];&quot;','&quot;;[.G88];&quot;','&quot;;CONCATENATE(REPT(&quot;0&quot;;25-LEN([.H88]));[.H88]);&quot;','&quot;;[.I88];&quot;','&quot;;[.J88];&quot;','&quot;;[.K88];&quot;','&quot;;[.L88];&quot;','&quot;;[.M88];&quot;','&quot;;[.N88];&quot;','&quot;;CONCATENATE(REPT(&quot;0&quot;;15-LEN([.O88]));[.O88]);&quot;','&quot;;[.P88];&quot;','&quot;;[.Q88];&quot;','&quot;;[.R88];&quot;',&quot;;[.T88];&quot;,&quot;;[.U88];&quot;);&quot;)" office:value-type="string" office:string-value="INSERT INTO spg_dt_cmp VALUES('0001','SPGCMP','SNOANTMEN010001','2014-01-31','---','-------------------------','A','0000000000000000000000001','0000000000000000000002004','0000000000000000000000001','0000000000000000000000001','0000000000000000000000001','401080100','SPGCMP','SNOANTMEN010001','CCP','--','PROVISION ANTIGUEDAD PRESTACIONES SOCIALES EMPLEADOS ENERO 2014',20437.96,86);" calcext:value-type="string">
            <text:p>INSERT INTO spg_dt_cmp VALUES('0001','SPGCMP','SNOANTMEN010001','2014-01-31','---','-------------------------','A','0000000000000000000000001','0000000000000000000002004','0000000000000000000000001','0000000000000000000000001','0000000000000000000000001','401080100','SPGCMP','SNOANTMEN010001','CCP','--','PROVISION ANTIGUEDAD PRESTACIONES SOCIALES EMPLEADOS ENERO 2014',20437.96,86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89])" office:value-type="string" office:string-value="0000000000000000000004100" calcext:value-type="string">
            <text:p>0000000000000000000004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9]" office:value-type="string" office:string-value="SPGCMP" calcext:value-type="string">
            <text:p>SPGCMP</text:p>
          </table:table-cell>
          <table:table-cell table:formula="of:=[.C89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100" calcext:value-type="float">
            <text:p>4100</text:p>
          </table:table-cell>
          <table:table-cell office:value-type="float" office:value="3073.65" calcext:value-type="float">
            <text:p>3,073.65</text:p>
          </table:table-cell>
          <table:table-cell office:value-type="float" office:value="87" calcext:value-type="float">
            <text:p>87</text:p>
          </table:table-cell>
          <table:table-cell table:style-name="ce3" table:formula="of:=CONCATENATE(&quot;INSERT INTO spg_dt_cmp VALUES('&quot;;[.A89];&quot;','&quot;;[.B89];&quot;','&quot;;CONCATENATE(REPT(&quot;0&quot;;15-LEN([.C89]));[.C89]);&quot;','&quot;;[.D89];&quot;','&quot;;[.E89];&quot;','&quot;;[.F89];&quot;','&quot;;[.G89];&quot;','&quot;;CONCATENATE(REPT(&quot;0&quot;;25-LEN([.H89]));[.H89]);&quot;','&quot;;[.I89];&quot;','&quot;;[.J89];&quot;','&quot;;[.K89];&quot;','&quot;;[.L89];&quot;','&quot;;[.M89];&quot;','&quot;;[.N89];&quot;','&quot;;CONCATENATE(REPT(&quot;0&quot;;15-LEN([.O89]));[.O89]);&quot;','&quot;;[.P89];&quot;','&quot;;[.Q89];&quot;','&quot;;[.R89];&quot;',&quot;;[.T89];&quot;,&quot;;[.U89];&quot;);&quot;)" office:value-type="string" office:string-value="INSERT INTO spg_dt_cmp VALUES('0001','SPGCMP','SNOANTMEN010001','2014-01-31','---','-------------------------','P','0000000000000000000000009','0000000000000000000004100','0000000000000000000000001','0000000000000000000000001','0000000000000000000000001','401080100','SPGCMP','SNOANTMEN010001','CCP','--','PROVISION ANTIGUEDAD PRESTACIONES SOCIALES EMPLEADOS ENERO 2014',3073.65,87);" calcext:value-type="string">
            <text:p>INSERT INTO spg_dt_cmp VALUES('0001','SPGCMP','SNOANTMEN010001','2014-01-31','---','-------------------------','P','0000000000000000000000009','0000000000000000000004100','0000000000000000000000001','0000000000000000000000001','0000000000000000000000001','401080100','SPGCMP','SNOANTMEN010001','CCP','--','PROVISION ANTIGUEDAD PRESTACIONES SOCIALES EMPLEADOS ENERO 2014',3073.65,87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0])" office:value-type="string" office:string-value="0000000000000000000002101" calcext:value-type="string">
            <text:p>0000000000000000000002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0]" office:value-type="string" office:string-value="SPGCMP" calcext:value-type="string">
            <text:p>SPGCMP</text:p>
          </table:table-cell>
          <table:table-cell table:formula="of:=[.C90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101" calcext:value-type="float">
            <text:p>2101</text:p>
          </table:table-cell>
          <table:table-cell office:value-type="float" office:value="24254.35" calcext:value-type="float">
            <text:p>24,254.35</text:p>
          </table:table-cell>
          <table:table-cell office:value-type="float" office:value="88" calcext:value-type="float">
            <text:p>88</text:p>
          </table:table-cell>
          <table:table-cell table:style-name="ce3" table:formula="of:=CONCATENATE(&quot;INSERT INTO spg_dt_cmp VALUES('&quot;;[.A90];&quot;','&quot;;[.B90];&quot;','&quot;;CONCATENATE(REPT(&quot;0&quot;;15-LEN([.C90]));[.C90]);&quot;','&quot;;[.D90];&quot;','&quot;;[.E90];&quot;','&quot;;[.F90];&quot;','&quot;;[.G90];&quot;','&quot;;CONCATENATE(REPT(&quot;0&quot;;25-LEN([.H90]));[.H90]);&quot;','&quot;;[.I90];&quot;','&quot;;[.J90];&quot;','&quot;;[.K90];&quot;','&quot;;[.L90];&quot;','&quot;;[.M90];&quot;','&quot;;[.N90];&quot;','&quot;;CONCATENATE(REPT(&quot;0&quot;;15-LEN([.O90]));[.O90]);&quot;','&quot;;[.P90];&quot;','&quot;;[.Q90];&quot;','&quot;;[.R90];&quot;',&quot;;[.T90];&quot;,&quot;;[.U90];&quot;);&quot;)" office:value-type="string" office:string-value="INSERT INTO spg_dt_cmp VALUES('0001','SPGCMP','SNOANTMEN010001','2014-01-31','---','-------------------------','A','0000000000000000000000001','0000000000000000000002101','0000000000000000000000001','0000000000000000000000001','0000000000000000000000001','401080100','SPGCMP','SNOANTMEN010001','CCP','--','PROVISION ANTIGUEDAD PRESTACIONES SOCIALES EMPLEADOS ENERO 2014',24254.35,88);" calcext:value-type="string">
            <text:p>INSERT INTO spg_dt_cmp VALUES('0001','SPGCMP','SNOANTMEN010001','2014-01-31','---','-------------------------','A','0000000000000000000000001','0000000000000000000002101','0000000000000000000000001','0000000000000000000000001','0000000000000000000000001','401080100','SPGCMP','SNOANTMEN010001','CCP','--','PROVISION ANTIGUEDAD PRESTACIONES SOCIALES EMPLEADOS ENERO 2014',24254.35,88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91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1]" office:value-type="string" office:string-value="SPGCMP" calcext:value-type="string">
            <text:p>SPGCMP</text:p>
          </table:table-cell>
          <table:table-cell table:formula="of:=[.C91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507" calcext:value-type="float">
            <text:p>4507</text:p>
          </table:table-cell>
          <table:table-cell office:value-type="float" office:value="38127.41" calcext:value-type="float">
            <text:p>38,127.41</text:p>
          </table:table-cell>
          <table:table-cell office:value-type="float" office:value="89" calcext:value-type="float">
            <text:p>89</text:p>
          </table:table-cell>
          <table:table-cell table:style-name="ce3" table:formula="of:=CONCATENATE(&quot;INSERT INTO spg_dt_cmp VALUES('&quot;;[.A91];&quot;','&quot;;[.B91];&quot;','&quot;;CONCATENATE(REPT(&quot;0&quot;;15-LEN([.C91]));[.C91]);&quot;','&quot;;[.D91];&quot;','&quot;;[.E91];&quot;','&quot;;[.F91];&quot;','&quot;;[.G91];&quot;','&quot;;CONCATENATE(REPT(&quot;0&quot;;25-LEN([.H91]));[.H91]);&quot;','&quot;;[.I91];&quot;','&quot;;[.J91];&quot;','&quot;;[.K91];&quot;','&quot;;[.L91];&quot;','&quot;;[.M91];&quot;','&quot;;[.N91];&quot;','&quot;;CONCATENATE(REPT(&quot;0&quot;;15-LEN([.O91]));[.O91]);&quot;','&quot;;[.P91];&quot;','&quot;;[.Q91];&quot;','&quot;;[.R91];&quot;',&quot;;[.T91];&quot;,&quot;;[.U91];&quot;);&quot;)" office:value-type="string" office:string-value="INSERT INTO spg_dt_cmp VALUES('0001','SPGCMP','SNOANTMEN010001','2014-01-31','---','-------------------------','P','0000000000000000000000006','0000000000000000000004507','0000000000000000000000001','0000000000000000000000001','0000000000000000000000001','401080100','SPGCMP','SNOANTMEN010001','CCP','--','PROVISION ANTIGUEDAD PRESTACIONES SOCIALES EMPLEADOS ENERO 2014',38127.41,89);" calcext:value-type="string">
            <text:p>INSERT INTO spg_dt_cmp VALUES('0001','SPGCMP','SNOANTMEN010001','2014-01-31','---','-------------------------','P','0000000000000000000000006','0000000000000000000004507','0000000000000000000000001','0000000000000000000000001','0000000000000000000000001','401080100','SPGCMP','SNOANTMEN010001','CCP','--','PROVISION ANTIGUEDAD PRESTACIONES SOCIALES EMPLEADOS ENERO 2014',38127.41,89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2])" office:value-type="string" office:string-value="0000000000000000000002906" calcext:value-type="string">
            <text:p>00000000000000000000029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2]" office:value-type="string" office:string-value="SPGCMP" calcext:value-type="string">
            <text:p>SPGCMP</text:p>
          </table:table-cell>
          <table:table-cell table:formula="of:=[.C92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906" calcext:value-type="float">
            <text:p>2906</text:p>
          </table:table-cell>
          <table:table-cell office:value-type="float" office:value="4622.18" calcext:value-type="float">
            <text:p>4,622.18</text:p>
          </table:table-cell>
          <table:table-cell office:value-type="float" office:value="90" calcext:value-type="float">
            <text:p>90</text:p>
          </table:table-cell>
          <table:table-cell table:style-name="ce3" table:formula="of:=CONCATENATE(&quot;INSERT INTO spg_dt_cmp VALUES('&quot;;[.A92];&quot;','&quot;;[.B92];&quot;','&quot;;CONCATENATE(REPT(&quot;0&quot;;15-LEN([.C92]));[.C92]);&quot;','&quot;;[.D92];&quot;','&quot;;[.E92];&quot;','&quot;;[.F92];&quot;','&quot;;[.G92];&quot;','&quot;;CONCATENATE(REPT(&quot;0&quot;;25-LEN([.H92]));[.H92]);&quot;','&quot;;[.I92];&quot;','&quot;;[.J92];&quot;','&quot;;[.K92];&quot;','&quot;;[.L92];&quot;','&quot;;[.M92];&quot;','&quot;;[.N92];&quot;','&quot;;CONCATENATE(REPT(&quot;0&quot;;15-LEN([.O92]));[.O92]);&quot;','&quot;;[.P92];&quot;','&quot;;[.Q92];&quot;','&quot;;[.R92];&quot;',&quot;;[.T92];&quot;,&quot;;[.U92];&quot;);&quot;)" office:value-type="string" office:string-value="INSERT INTO spg_dt_cmp VALUES('0001','SPGCMP','SNOANTMEN010001','2014-01-31','---','-------------------------','A','0000000000000000000000001','0000000000000000000002906','0000000000000000000000001','0000000000000000000000001','0000000000000000000000001','401080100','SPGCMP','SNOANTMEN010001','CCP','--','PROVISION ANTIGUEDAD PRESTACIONES SOCIALES EMPLEADOS ENERO 2014',4622.18,90);" calcext:value-type="string">
            <text:p>INSERT INTO spg_dt_cmp VALUES('0001','SPGCMP','SNOANTMEN010001','2014-01-31','---','-------------------------','A','0000000000000000000000001','0000000000000000000002906','0000000000000000000000001','0000000000000000000000001','0000000000000000000000001','401080100','SPGCMP','SNOANTMEN010001','CCP','--','PROVISION ANTIGUEDAD PRESTACIONES SOCIALES EMPLEADOS ENERO 2014',4622.18,90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CONCATENATE(&quot;000000000000000000000&quot;;[.S93])" office:value-type="string" office:string-value="0000000000000000000003702" calcext:value-type="string">
            <text:p>0000000000000000000003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3]" office:value-type="string" office:string-value="SPGCMP" calcext:value-type="string">
            <text:p>SPGCMP</text:p>
          </table:table-cell>
          <table:table-cell table:formula="of:=[.C93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702" calcext:value-type="float">
            <text:p>3702</text:p>
          </table:table-cell>
          <table:table-cell office:value-type="float" office:value="28532.45" calcext:value-type="float">
            <text:p>28,532.45</text:p>
          </table:table-cell>
          <table:table-cell office:value-type="float" office:value="91" calcext:value-type="float">
            <text:p>91</text:p>
          </table:table-cell>
          <table:table-cell table:style-name="ce3" table:formula="of:=CONCATENATE(&quot;INSERT INTO spg_dt_cmp VALUES('&quot;;[.A93];&quot;','&quot;;[.B93];&quot;','&quot;;CONCATENATE(REPT(&quot;0&quot;;15-LEN([.C93]));[.C93]);&quot;','&quot;;[.D93];&quot;','&quot;;[.E93];&quot;','&quot;;[.F93];&quot;','&quot;;[.G93];&quot;','&quot;;CONCATENATE(REPT(&quot;0&quot;;25-LEN([.H93]));[.H93]);&quot;','&quot;;[.I93];&quot;','&quot;;[.J93];&quot;','&quot;;[.K93];&quot;','&quot;;[.L93];&quot;','&quot;;[.M93];&quot;','&quot;;[.N93];&quot;','&quot;;CONCATENATE(REPT(&quot;0&quot;;15-LEN([.O93]));[.O93]);&quot;','&quot;;[.P93];&quot;','&quot;;[.Q93];&quot;','&quot;;[.R93];&quot;',&quot;;[.T93];&quot;,&quot;;[.U93];&quot;);&quot;)" office:value-type="string" office:string-value="INSERT INTO spg_dt_cmp VALUES('0001','SPGCMP','SNOANTMEN010001','2014-01-31','---','-------------------------','P','0000000000000000000000008','0000000000000000000003702','0000000000000000000000001','0000000000000000000000001','0000000000000000000000001','401080100','SPGCMP','SNOANTMEN010001','CCP','--','PROVISION ANTIGUEDAD PRESTACIONES SOCIALES EMPLEADOS ENERO 2014',28532.45,91);" calcext:value-type="string">
            <text:p>INSERT INTO spg_dt_cmp VALUES('0001','SPGCMP','SNOANTMEN010001','2014-01-31','---','-------------------------','P','0000000000000000000000008','0000000000000000000003702','0000000000000000000000001','0000000000000000000000001','0000000000000000000000001','401080100','SPGCMP','SNOANTMEN010001','CCP','--','PROVISION ANTIGUEDAD PRESTACIONES SOCIALES EMPLEADOS ENERO 2014',28532.45,91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94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4]" office:value-type="string" office:string-value="SPGCMP" calcext:value-type="string">
            <text:p>SPGCMP</text:p>
          </table:table-cell>
          <table:table-cell table:formula="of:=[.C94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801" calcext:value-type="float">
            <text:p>3801</text:p>
          </table:table-cell>
          <table:table-cell office:value-type="float" office:value="10117.85" calcext:value-type="float">
            <text:p>10,117.85</text:p>
          </table:table-cell>
          <table:table-cell office:value-type="float" office:value="92" calcext:value-type="float">
            <text:p>92</text:p>
          </table:table-cell>
          <table:table-cell table:style-name="ce3" table:formula="of:=CONCATENATE(&quot;INSERT INTO spg_dt_cmp VALUES('&quot;;[.A94];&quot;','&quot;;[.B94];&quot;','&quot;;CONCATENATE(REPT(&quot;0&quot;;15-LEN([.C94]));[.C94]);&quot;','&quot;;[.D94];&quot;','&quot;;[.E94];&quot;','&quot;;[.F94];&quot;','&quot;;[.G94];&quot;','&quot;;CONCATENATE(REPT(&quot;0&quot;;25-LEN([.H94]));[.H94]);&quot;','&quot;;[.I94];&quot;','&quot;;[.J94];&quot;','&quot;;[.K94];&quot;','&quot;;[.L94];&quot;','&quot;;[.M94];&quot;','&quot;;[.N94];&quot;','&quot;;CONCATENATE(REPT(&quot;0&quot;;15-LEN([.O94]));[.O94]);&quot;','&quot;;[.P94];&quot;','&quot;;[.Q94];&quot;','&quot;;[.R94];&quot;',&quot;;[.T94];&quot;,&quot;;[.U94];&quot;);&quot;)" office:value-type="string" office:string-value="INSERT INTO spg_dt_cmp VALUES('0001','SPGCMP','SNOANTMEN010001','2014-01-31','---','-------------------------','P','0000000000000000000000009','0000000000000000000003801','0000000000000000000000001','0000000000000000000000001','0000000000000000000000001','401080100','SPGCMP','SNOANTMEN010001','CCP','--','PROVISION ANTIGUEDAD PRESTACIONES SOCIALES EMPLEADOS ENERO 2014',10117.85,92);" calcext:value-type="string">
            <text:p>INSERT INTO spg_dt_cmp VALUES('0001','SPGCMP','SNOANTMEN010001','2014-01-31','---','-------------------------','P','0000000000000000000000009','0000000000000000000003801','0000000000000000000000001','0000000000000000000000001','0000000000000000000000001','401080100','SPGCMP','SNOANTMEN010001','CCP','--','PROVISION ANTIGUEDAD PRESTACIONES SOCIALES EMPLEADOS ENERO 2014',10117.85,92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formula="of:=CONCATENATE(&quot;000000000000000000000&quot;;[.S95])" office:value-type="string" office:string-value="0000000000000000000004600" calcext:value-type="string">
            <text:p>00000000000000000000046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5]" office:value-type="string" office:string-value="SPGCMP" calcext:value-type="string">
            <text:p>SPGCMP</text:p>
          </table:table-cell>
          <table:table-cell table:formula="of:=[.C95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600" calcext:value-type="float">
            <text:p>4600</text:p>
          </table:table-cell>
          <table:table-cell office:value-type="float" office:value="14797.1" calcext:value-type="float">
            <text:p>14,797.10</text:p>
          </table:table-cell>
          <table:table-cell office:value-type="float" office:value="93" calcext:value-type="float">
            <text:p>93</text:p>
          </table:table-cell>
          <table:table-cell table:style-name="ce3" table:formula="of:=CONCATENATE(&quot;INSERT INTO spg_dt_cmp VALUES('&quot;;[.A95];&quot;','&quot;;[.B95];&quot;','&quot;;CONCATENATE(REPT(&quot;0&quot;;15-LEN([.C95]));[.C95]);&quot;','&quot;;[.D95];&quot;','&quot;;[.E95];&quot;','&quot;;[.F95];&quot;','&quot;;[.G95];&quot;','&quot;;CONCATENATE(REPT(&quot;0&quot;;25-LEN([.H95]));[.H95]);&quot;','&quot;;[.I95];&quot;','&quot;;[.J95];&quot;','&quot;;[.K95];&quot;','&quot;;[.L95];&quot;','&quot;;[.M95];&quot;','&quot;;[.N95];&quot;','&quot;;CONCATENATE(REPT(&quot;0&quot;;15-LEN([.O95]));[.O95]);&quot;','&quot;;[.P95];&quot;','&quot;;[.Q95];&quot;','&quot;;[.R95];&quot;',&quot;;[.T95];&quot;,&quot;;[.U95];&quot;);&quot;)" office:value-type="string" office:string-value="INSERT INTO spg_dt_cmp VALUES('0001','SPGCMP','SNOANTMEN010001','2014-01-31','---','-------------------------','P','0000000000000000000000005','0000000000000000000004600','0000000000000000000000001','0000000000000000000000001','0000000000000000000000001','401080100','SPGCMP','SNOANTMEN010001','CCP','--','PROVISION ANTIGUEDAD PRESTACIONES SOCIALES EMPLEADOS ENERO 2014',14797.1,93);" calcext:value-type="string">
            <text:p>INSERT INTO spg_dt_cmp VALUES('0001','SPGCMP','SNOANTMEN010001','2014-01-31','---','-------------------------','P','0000000000000000000000005','0000000000000000000004600','0000000000000000000000001','0000000000000000000000001','0000000000000000000000001','401080100','SPGCMP','SNOANTMEN010001','CCP','--','PROVISION ANTIGUEDAD PRESTACIONES SOCIALES EMPLEADOS ENERO 2014',14797.1,93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6])" office:value-type="string" office:string-value="0000000000000000000002601" calcext:value-type="string">
            <text:p>0000000000000000000002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6]" office:value-type="string" office:string-value="SPGCMP" calcext:value-type="string">
            <text:p>SPGCMP</text:p>
          </table:table-cell>
          <table:table-cell table:formula="of:=[.C96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601" calcext:value-type="float">
            <text:p>2601</text:p>
          </table:table-cell>
          <table:table-cell office:value-type="float" office:value="24870.49" calcext:value-type="float">
            <text:p>24,870.49</text:p>
          </table:table-cell>
          <table:table-cell office:value-type="float" office:value="94" calcext:value-type="float">
            <text:p>94</text:p>
          </table:table-cell>
          <table:table-cell table:style-name="ce3" table:formula="of:=CONCATENATE(&quot;INSERT INTO spg_dt_cmp VALUES('&quot;;[.A96];&quot;','&quot;;[.B96];&quot;','&quot;;CONCATENATE(REPT(&quot;0&quot;;15-LEN([.C96]));[.C96]);&quot;','&quot;;[.D96];&quot;','&quot;;[.E96];&quot;','&quot;;[.F96];&quot;','&quot;;[.G96];&quot;','&quot;;CONCATENATE(REPT(&quot;0&quot;;25-LEN([.H96]));[.H96]);&quot;','&quot;;[.I96];&quot;','&quot;;[.J96];&quot;','&quot;;[.K96];&quot;','&quot;;[.L96];&quot;','&quot;;[.M96];&quot;','&quot;;[.N96];&quot;','&quot;;CONCATENATE(REPT(&quot;0&quot;;15-LEN([.O96]));[.O96]);&quot;','&quot;;[.P96];&quot;','&quot;;[.Q96];&quot;','&quot;;[.R96];&quot;',&quot;;[.T96];&quot;,&quot;;[.U96];&quot;);&quot;)" office:value-type="string" office:string-value="INSERT INTO spg_dt_cmp VALUES('0001','SPGCMP','SNOANTMEN010001','2014-01-31','---','-------------------------','A','0000000000000000000000001','0000000000000000000002601','0000000000000000000000001','0000000000000000000000001','0000000000000000000000001','401080100','SPGCMP','SNOANTMEN010001','CCP','--','PROVISION ANTIGUEDAD PRESTACIONES SOCIALES EMPLEADOS ENERO 2014',24870.49,94);" calcext:value-type="string">
            <text:p>INSERT INTO spg_dt_cmp VALUES('0001','SPGCMP','SNOANTMEN010001','2014-01-31','---','-------------------------','A','0000000000000000000000001','0000000000000000000002601','0000000000000000000000001','0000000000000000000000001','0000000000000000000000001','401080100','SPGCMP','SNOANTMEN010001','CCP','--','PROVISION ANTIGUEDAD PRESTACIONES SOCIALES EMPLEADOS ENERO 2014',24870.49,94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97])" office:value-type="string" office:string-value="0000000000000000000004000" calcext:value-type="string">
            <text:p>0000000000000000000004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7]" office:value-type="string" office:string-value="SPGCMP" calcext:value-type="string">
            <text:p>SPGCMP</text:p>
          </table:table-cell>
          <table:table-cell table:formula="of:=[.C97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000" calcext:value-type="float">
            <text:p>4000</text:p>
          </table:table-cell>
          <table:table-cell office:value-type="float" office:value="3214.4" calcext:value-type="float">
            <text:p>3,214.40</text:p>
          </table:table-cell>
          <table:table-cell office:value-type="float" office:value="95" calcext:value-type="float">
            <text:p>95</text:p>
          </table:table-cell>
          <table:table-cell table:style-name="ce3" table:formula="of:=CONCATENATE(&quot;INSERT INTO spg_dt_cmp VALUES('&quot;;[.A97];&quot;','&quot;;[.B97];&quot;','&quot;;CONCATENATE(REPT(&quot;0&quot;;15-LEN([.C97]));[.C97]);&quot;','&quot;;[.D97];&quot;','&quot;;[.E97];&quot;','&quot;;[.F97];&quot;','&quot;;[.G97];&quot;','&quot;;CONCATENATE(REPT(&quot;0&quot;;25-LEN([.H97]));[.H97]);&quot;','&quot;;[.I97];&quot;','&quot;;[.J97];&quot;','&quot;;[.K97];&quot;','&quot;;[.L97];&quot;','&quot;;[.M97];&quot;','&quot;;[.N97];&quot;','&quot;;CONCATENATE(REPT(&quot;0&quot;;15-LEN([.O97]));[.O97]);&quot;','&quot;;[.P97];&quot;','&quot;;[.Q97];&quot;','&quot;;[.R97];&quot;',&quot;;[.T97];&quot;,&quot;;[.U97];&quot;);&quot;)" office:value-type="string" office:string-value="INSERT INTO spg_dt_cmp VALUES('0001','SPGCMP','SNOANTMEN010001','2014-01-31','---','-------------------------','P','0000000000000000000000009','0000000000000000000004000','0000000000000000000000001','0000000000000000000000001','0000000000000000000000001','401080100','SPGCMP','SNOANTMEN010001','CCP','--','PROVISION ANTIGUEDAD PRESTACIONES SOCIALES EMPLEADOS ENERO 2014',3214.4,95);" calcext:value-type="string">
            <text:p>INSERT INTO spg_dt_cmp VALUES('0001','SPGCMP','SNOANTMEN010001','2014-01-31','---','-------------------------','P','0000000000000000000000009','0000000000000000000004000','0000000000000000000000001','0000000000000000000000001','0000000000000000000000001','401080100','SPGCMP','SNOANTMEN010001','CCP','--','PROVISION ANTIGUEDAD PRESTACIONES SOCIALES EMPLEADOS ENERO 2014',3214.4,95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98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8]" office:value-type="string" office:string-value="SPGCMP" calcext:value-type="string">
            <text:p>SPGCMP</text:p>
          </table:table-cell>
          <table:table-cell table:formula="of:=[.C98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901" calcext:value-type="float">
            <text:p>3901</text:p>
          </table:table-cell>
          <table:table-cell office:value-type="float" office:value="6322.65" calcext:value-type="float">
            <text:p>6,322.65</text:p>
          </table:table-cell>
          <table:table-cell office:value-type="float" office:value="96" calcext:value-type="float">
            <text:p>96</text:p>
          </table:table-cell>
          <table:table-cell table:style-name="ce3" table:formula="of:=CONCATENATE(&quot;INSERT INTO spg_dt_cmp VALUES('&quot;;[.A98];&quot;','&quot;;[.B98];&quot;','&quot;;CONCATENATE(REPT(&quot;0&quot;;15-LEN([.C98]));[.C98]);&quot;','&quot;;[.D98];&quot;','&quot;;[.E98];&quot;','&quot;;[.F98];&quot;','&quot;;[.G98];&quot;','&quot;;CONCATENATE(REPT(&quot;0&quot;;25-LEN([.H98]));[.H98]);&quot;','&quot;;[.I98];&quot;','&quot;;[.J98];&quot;','&quot;;[.K98];&quot;','&quot;;[.L98];&quot;','&quot;;[.M98];&quot;','&quot;;[.N98];&quot;','&quot;;CONCATENATE(REPT(&quot;0&quot;;15-LEN([.O98]));[.O98]);&quot;','&quot;;[.P98];&quot;','&quot;;[.Q98];&quot;','&quot;;[.R98];&quot;',&quot;;[.T98];&quot;,&quot;;[.U98];&quot;);&quot;)" office:value-type="string" office:string-value="INSERT INTO spg_dt_cmp VALUES('0001','SPGCMP','SNOANTMEN010001','2014-01-31','---','-------------------------','P','0000000000000000000000009','0000000000000000000003901','0000000000000000000000001','0000000000000000000000001','0000000000000000000000001','401080100','SPGCMP','SNOANTMEN010001','CCP','--','PROVISION ANTIGUEDAD PRESTACIONES SOCIALES EMPLEADOS ENERO 2014',6322.65,96);" calcext:value-type="string">
            <text:p>INSERT INTO spg_dt_cmp VALUES('0001','SPGCMP','SNOANTMEN010001','2014-01-31','---','-------------------------','P','0000000000000000000000009','0000000000000000000003901','0000000000000000000000001','0000000000000000000000001','0000000000000000000000001','401080100','SPGCMP','SNOANTMEN010001','CCP','--','PROVISION ANTIGUEDAD PRESTACIONES SOCIALES EMPLEADOS ENERO 2014',6322.65,96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99])" office:value-type="string" office:string-value="0000000000000000000002407" calcext:value-type="string">
            <text:p>00000000000000000000024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9]" office:value-type="string" office:string-value="SPGCMP" calcext:value-type="string">
            <text:p>SPGCMP</text:p>
          </table:table-cell>
          <table:table-cell table:formula="of:=[.C99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407" calcext:value-type="float">
            <text:p>2407</text:p>
          </table:table-cell>
          <table:table-cell office:value-type="float" office:value="1199.05" calcext:value-type="float">
            <text:p>1,199.05</text:p>
          </table:table-cell>
          <table:table-cell office:value-type="float" office:value="97" calcext:value-type="float">
            <text:p>97</text:p>
          </table:table-cell>
          <table:table-cell table:style-name="ce3" table:formula="of:=CONCATENATE(&quot;INSERT INTO spg_dt_cmp VALUES('&quot;;[.A99];&quot;','&quot;;[.B99];&quot;','&quot;;CONCATENATE(REPT(&quot;0&quot;;15-LEN([.C99]));[.C99]);&quot;','&quot;;[.D99];&quot;','&quot;;[.E99];&quot;','&quot;;[.F99];&quot;','&quot;;[.G99];&quot;','&quot;;CONCATENATE(REPT(&quot;0&quot;;25-LEN([.H99]));[.H99]);&quot;','&quot;;[.I99];&quot;','&quot;;[.J99];&quot;','&quot;;[.K99];&quot;','&quot;;[.L99];&quot;','&quot;;[.M99];&quot;','&quot;;[.N99];&quot;','&quot;;CONCATENATE(REPT(&quot;0&quot;;15-LEN([.O99]));[.O99]);&quot;','&quot;;[.P99];&quot;','&quot;;[.Q99];&quot;','&quot;;[.R99];&quot;',&quot;;[.T99];&quot;,&quot;;[.U99];&quot;);&quot;)" office:value-type="string" office:string-value="INSERT INTO spg_dt_cmp VALUES('0001','SPGCMP','SNOANTMEN010001','2014-01-31','---','-------------------------','A','0000000000000000000000001','0000000000000000000002407','0000000000000000000000001','0000000000000000000000001','0000000000000000000000001','401080100','SPGCMP','SNOANTMEN010001','CCP','--','PROVISION ANTIGUEDAD PRESTACIONES SOCIALES EMPLEADOS ENERO 2014',1199.05,97);" calcext:value-type="string">
            <text:p>INSERT INTO spg_dt_cmp VALUES('0001','SPGCMP','SNOANTMEN010001','2014-01-31','---','-------------------------','A','0000000000000000000000001','0000000000000000000002407','0000000000000000000000001','0000000000000000000000001','0000000000000000000000001','401080100','SPGCMP','SNOANTMEN010001','CCP','--','PROVISION ANTIGUEDAD PRESTACIONES SOCIALES EMPLEADOS ENERO 2014',1199.05,97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0])" office:value-type="string" office:string-value="0000000000000000000002404" calcext:value-type="string">
            <text:p>00000000000000000000024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0]" office:value-type="string" office:string-value="SPGCMP" calcext:value-type="string">
            <text:p>SPGCMP</text:p>
          </table:table-cell>
          <table:table-cell table:formula="of:=[.C100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404" calcext:value-type="float">
            <text:p>2404</text:p>
          </table:table-cell>
          <table:table-cell office:value-type="float" office:value="28156.42" calcext:value-type="float">
            <text:p>28,156.42</text:p>
          </table:table-cell>
          <table:table-cell office:value-type="float" office:value="98" calcext:value-type="float">
            <text:p>98</text:p>
          </table:table-cell>
          <table:table-cell table:style-name="ce3" table:formula="of:=CONCATENATE(&quot;INSERT INTO spg_dt_cmp VALUES('&quot;;[.A100];&quot;','&quot;;[.B100];&quot;','&quot;;CONCATENATE(REPT(&quot;0&quot;;15-LEN([.C100]));[.C100]);&quot;','&quot;;[.D100];&quot;','&quot;;[.E100];&quot;','&quot;;[.F100];&quot;','&quot;;[.G100];&quot;','&quot;;CONCATENATE(REPT(&quot;0&quot;;25-LEN([.H100]));[.H100]);&quot;','&quot;;[.I100];&quot;','&quot;;[.J100];&quot;','&quot;;[.K100];&quot;','&quot;;[.L100];&quot;','&quot;;[.M100];&quot;','&quot;;[.N100];&quot;','&quot;;CONCATENATE(REPT(&quot;0&quot;;15-LEN([.O100]));[.O100]);&quot;','&quot;;[.P100];&quot;','&quot;;[.Q100];&quot;','&quot;;[.R100];&quot;',&quot;;[.T100];&quot;,&quot;;[.U100];&quot;);&quot;)" office:value-type="string" office:string-value="INSERT INTO spg_dt_cmp VALUES('0001','SPGCMP','SNOANTMEN010001','2014-01-31','---','-------------------------','A','0000000000000000000000001','0000000000000000000002404','0000000000000000000000001','0000000000000000000000001','0000000000000000000000001','401080100','SPGCMP','SNOANTMEN010001','CCP','--','PROVISION ANTIGUEDAD PRESTACIONES SOCIALES EMPLEADOS ENERO 2014',28156.42,98);" calcext:value-type="string">
            <text:p>INSERT INTO spg_dt_cmp VALUES('0001','SPGCMP','SNOANTMEN010001','2014-01-31','---','-------------------------','A','0000000000000000000000001','0000000000000000000002404','0000000000000000000000001','0000000000000000000000001','0000000000000000000000001','401080100','SPGCMP','SNOANTMEN010001','CCP','--','PROVISION ANTIGUEDAD PRESTACIONES SOCIALES EMPLEADOS ENERO 2014',28156.42,98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01])" office:value-type="string" office:string-value="0000000000000000000002804" calcext:value-type="string">
            <text:p>00000000000000000000028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1]" office:value-type="string" office:string-value="SPGCMP" calcext:value-type="string">
            <text:p>SPGCMP</text:p>
          </table:table-cell>
          <table:table-cell table:formula="of:=[.C101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804" calcext:value-type="float">
            <text:p>2804</text:p>
          </table:table-cell>
          <table:table-cell office:value-type="float" office:value="19194.47" calcext:value-type="float">
            <text:p>19,194.47</text:p>
          </table:table-cell>
          <table:table-cell office:value-type="float" office:value="99" calcext:value-type="float">
            <text:p>99</text:p>
          </table:table-cell>
          <table:table-cell table:style-name="ce3" table:formula="of:=CONCATENATE(&quot;INSERT INTO spg_dt_cmp VALUES('&quot;;[.A101];&quot;','&quot;;[.B101];&quot;','&quot;;CONCATENATE(REPT(&quot;0&quot;;15-LEN([.C101]));[.C101]);&quot;','&quot;;[.D101];&quot;','&quot;;[.E101];&quot;','&quot;;[.F101];&quot;','&quot;;[.G101];&quot;','&quot;;CONCATENATE(REPT(&quot;0&quot;;25-LEN([.H101]));[.H101]);&quot;','&quot;;[.I101];&quot;','&quot;;[.J101];&quot;','&quot;;[.K101];&quot;','&quot;;[.L101];&quot;','&quot;;[.M101];&quot;','&quot;;[.N101];&quot;','&quot;;CONCATENATE(REPT(&quot;0&quot;;15-LEN([.O101]));[.O101]);&quot;','&quot;;[.P101];&quot;','&quot;;[.Q101];&quot;','&quot;;[.R101];&quot;',&quot;;[.T101];&quot;,&quot;;[.U101];&quot;);&quot;)" office:value-type="string" office:string-value="INSERT INTO spg_dt_cmp VALUES('0001','SPGCMP','SNOANTMEN010001','2014-01-31','---','-------------------------','P','0000000000000000000000004','0000000000000000000002804','0000000000000000000000001','0000000000000000000000001','0000000000000000000000001','401080100','SPGCMP','SNOANTMEN010001','CCP','--','PROVISION ANTIGUEDAD PRESTACIONES SOCIALES EMPLEADOS ENERO 2014',19194.47,99);" calcext:value-type="string">
            <text:p>INSERT INTO spg_dt_cmp VALUES('0001','SPGCMP','SNOANTMEN010001','2014-01-31','---','-------------------------','P','0000000000000000000000004','0000000000000000000002804','0000000000000000000000001','0000000000000000000000001','0000000000000000000000001','401080100','SPGCMP','SNOANTMEN010001','CCP','--','PROVISION ANTIGUEDAD PRESTACIONES SOCIALES EMPLEADOS ENERO 2014',19194.47,99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02])" office:value-type="string" office:string-value="0000000000000000000002807" calcext:value-type="string">
            <text:p>00000000000000000000028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2]" office:value-type="string" office:string-value="SPGCMP" calcext:value-type="string">
            <text:p>SPGCMP</text:p>
          </table:table-cell>
          <table:table-cell table:formula="of:=[.C102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807" calcext:value-type="float">
            <text:p>2807</text:p>
          </table:table-cell>
          <table:table-cell office:value-type="float" office:value="1242.65" calcext:value-type="float">
            <text:p>1,242.65</text:p>
          </table:table-cell>
          <table:table-cell office:value-type="float" office:value="100" calcext:value-type="float">
            <text:p>100</text:p>
          </table:table-cell>
          <table:table-cell table:style-name="ce3" table:formula="of:=CONCATENATE(&quot;INSERT INTO spg_dt_cmp VALUES('&quot;;[.A102];&quot;','&quot;;[.B102];&quot;','&quot;;CONCATENATE(REPT(&quot;0&quot;;15-LEN([.C102]));[.C102]);&quot;','&quot;;[.D102];&quot;','&quot;;[.E102];&quot;','&quot;;[.F102];&quot;','&quot;;[.G102];&quot;','&quot;;CONCATENATE(REPT(&quot;0&quot;;25-LEN([.H102]));[.H102]);&quot;','&quot;;[.I102];&quot;','&quot;;[.J102];&quot;','&quot;;[.K102];&quot;','&quot;;[.L102];&quot;','&quot;;[.M102];&quot;','&quot;;[.N102];&quot;','&quot;;CONCATENATE(REPT(&quot;0&quot;;15-LEN([.O102]));[.O102]);&quot;','&quot;;[.P102];&quot;','&quot;;[.Q102];&quot;','&quot;;[.R102];&quot;',&quot;;[.T102];&quot;,&quot;;[.U102];&quot;);&quot;)" office:value-type="string" office:string-value="INSERT INTO spg_dt_cmp VALUES('0001','SPGCMP','SNOANTMEN010001','2014-01-31','---','-------------------------','P','0000000000000000000000004','0000000000000000000002807','0000000000000000000000001','0000000000000000000000001','0000000000000000000000001','401080100','SPGCMP','SNOANTMEN010001','CCP','--','PROVISION ANTIGUEDAD PRESTACIONES SOCIALES EMPLEADOS ENERO 2014',1242.65,100);" calcext:value-type="string">
            <text:p>INSERT INTO spg_dt_cmp VALUES('0001','SPGCMP','SNOANTMEN010001','2014-01-31','---','-------------------------','P','0000000000000000000000004','0000000000000000000002807','0000000000000000000000001','0000000000000000000000001','0000000000000000000000001','401080100','SPGCMP','SNOANTMEN010001','CCP','--','PROVISION ANTIGUEDAD PRESTACIONES SOCIALES EMPLEADOS ENERO 2014',1242.65,100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3])" office:value-type="string" office:string-value="0000000000000000000003202" calcext:value-type="string">
            <text:p>0000000000000000000003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3]" office:value-type="string" office:string-value="SPGCMP" calcext:value-type="string">
            <text:p>SPGCMP</text:p>
          </table:table-cell>
          <table:table-cell table:formula="of:=[.C103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202" calcext:value-type="float">
            <text:p>3202</text:p>
          </table:table-cell>
          <table:table-cell office:value-type="float" office:value="40732.86" calcext:value-type="float">
            <text:p>40,732.86</text:p>
          </table:table-cell>
          <table:table-cell office:value-type="float" office:value="101" calcext:value-type="float">
            <text:p>101</text:p>
          </table:table-cell>
          <table:table-cell table:style-name="ce3" table:formula="of:=CONCATENATE(&quot;INSERT INTO spg_dt_cmp VALUES('&quot;;[.A103];&quot;','&quot;;[.B103];&quot;','&quot;;CONCATENATE(REPT(&quot;0&quot;;15-LEN([.C103]));[.C103]);&quot;','&quot;;[.D103];&quot;','&quot;;[.E103];&quot;','&quot;;[.F103];&quot;','&quot;;[.G103];&quot;','&quot;;CONCATENATE(REPT(&quot;0&quot;;25-LEN([.H103]));[.H103]);&quot;','&quot;;[.I103];&quot;','&quot;;[.J103];&quot;','&quot;;[.K103];&quot;','&quot;;[.L103];&quot;','&quot;;[.M103];&quot;','&quot;;[.N103];&quot;','&quot;;CONCATENATE(REPT(&quot;0&quot;;15-LEN([.O103]));[.O103]);&quot;','&quot;;[.P103];&quot;','&quot;;[.Q103];&quot;','&quot;;[.R103];&quot;',&quot;;[.T103];&quot;,&quot;;[.U103];&quot;);&quot;)" office:value-type="string" office:string-value="INSERT INTO spg_dt_cmp VALUES('0001','SPGCMP','SNOANTMEN010001','2014-01-31','---','-------------------------','A','0000000000000000000000001','0000000000000000000003202','0000000000000000000000001','0000000000000000000000001','0000000000000000000000001','401080100','SPGCMP','SNOANTMEN010001','CCP','--','PROVISION ANTIGUEDAD PRESTACIONES SOCIALES EMPLEADOS ENERO 2014',40732.86,101);" calcext:value-type="string">
            <text:p>INSERT INTO spg_dt_cmp VALUES('0001','SPGCMP','SNOANTMEN010001','2014-01-31','---','-------------------------','A','0000000000000000000000001','0000000000000000000003202','0000000000000000000000001','0000000000000000000000001','0000000000000000000000001','401080100','SPGCMP','SNOANTMEN010001','CCP','--','PROVISION ANTIGUEDAD PRESTACIONES SOCIALES EMPLEADOS ENERO 2014',40732.86,101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CONCATENATE(&quot;000000000000000000000&quot;;[.S104])" office:value-type="string" office:string-value="0000000000000000000003700" calcext:value-type="string">
            <text:p>0000000000000000000003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4]" office:value-type="string" office:string-value="SPGCMP" calcext:value-type="string">
            <text:p>SPGCMP</text:p>
          </table:table-cell>
          <table:table-cell table:formula="of:=[.C104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700" calcext:value-type="float">
            <text:p>3700</text:p>
          </table:table-cell>
          <table:table-cell office:value-type="float" office:value="4778.45" calcext:value-type="float">
            <text:p>4,778.45</text:p>
          </table:table-cell>
          <table:table-cell office:value-type="float" office:value="102" calcext:value-type="float">
            <text:p>102</text:p>
          </table:table-cell>
          <table:table-cell table:style-name="ce3" table:formula="of:=CONCATENATE(&quot;INSERT INTO spg_dt_cmp VALUES('&quot;;[.A104];&quot;','&quot;;[.B104];&quot;','&quot;;CONCATENATE(REPT(&quot;0&quot;;15-LEN([.C104]));[.C104]);&quot;','&quot;;[.D104];&quot;','&quot;;[.E104];&quot;','&quot;;[.F104];&quot;','&quot;;[.G104];&quot;','&quot;;CONCATENATE(REPT(&quot;0&quot;;25-LEN([.H104]));[.H104]);&quot;','&quot;;[.I104];&quot;','&quot;;[.J104];&quot;','&quot;;[.K104];&quot;','&quot;;[.L104];&quot;','&quot;;[.M104];&quot;','&quot;;[.N104];&quot;','&quot;;CONCATENATE(REPT(&quot;0&quot;;15-LEN([.O104]));[.O104]);&quot;','&quot;;[.P104];&quot;','&quot;;[.Q104];&quot;','&quot;;[.R104];&quot;',&quot;;[.T104];&quot;,&quot;;[.U104];&quot;);&quot;)" office:value-type="string" office:string-value="INSERT INTO spg_dt_cmp VALUES('0001','SPGCMP','SNOANTMEN010001','2014-01-31','---','-------------------------','P','0000000000000000000000008','0000000000000000000003700','0000000000000000000000001','0000000000000000000000001','0000000000000000000000001','401080100','SPGCMP','SNOANTMEN010001','CCP','--','PROVISION ANTIGUEDAD PRESTACIONES SOCIALES EMPLEADOS ENERO 2014',4778.45,102);" calcext:value-type="string">
            <text:p>INSERT INTO spg_dt_cmp VALUES('0001','SPGCMP','SNOANTMEN010001','2014-01-31','---','-------------------------','P','0000000000000000000000008','0000000000000000000003700','0000000000000000000000001','0000000000000000000000001','0000000000000000000000001','401080100','SPGCMP','SNOANTMEN010001','CCP','--','PROVISION ANTIGUEDAD PRESTACIONES SOCIALES EMPLEADOS ENERO 2014',4778.45,102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5])" office:value-type="string" office:string-value="0000000000000000000002401" calcext:value-type="string">
            <text:p>00000000000000000000024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5]" office:value-type="string" office:string-value="SPGCMP" calcext:value-type="string">
            <text:p>SPGCMP</text:p>
          </table:table-cell>
          <table:table-cell table:formula="of:=[.C105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401" calcext:value-type="float">
            <text:p>2401</text:p>
          </table:table-cell>
          <table:table-cell office:value-type="float" office:value="26477.41" calcext:value-type="float">
            <text:p>26,477.41</text:p>
          </table:table-cell>
          <table:table-cell office:value-type="float" office:value="103" calcext:value-type="float">
            <text:p>103</text:p>
          </table:table-cell>
          <table:table-cell table:style-name="ce3" table:formula="of:=CONCATENATE(&quot;INSERT INTO spg_dt_cmp VALUES('&quot;;[.A105];&quot;','&quot;;[.B105];&quot;','&quot;;CONCATENATE(REPT(&quot;0&quot;;15-LEN([.C105]));[.C105]);&quot;','&quot;;[.D105];&quot;','&quot;;[.E105];&quot;','&quot;;[.F105];&quot;','&quot;;[.G105];&quot;','&quot;;CONCATENATE(REPT(&quot;0&quot;;25-LEN([.H105]));[.H105]);&quot;','&quot;;[.I105];&quot;','&quot;;[.J105];&quot;','&quot;;[.K105];&quot;','&quot;;[.L105];&quot;','&quot;;[.M105];&quot;','&quot;;[.N105];&quot;','&quot;;CONCATENATE(REPT(&quot;0&quot;;15-LEN([.O105]));[.O105]);&quot;','&quot;;[.P105];&quot;','&quot;;[.Q105];&quot;','&quot;;[.R105];&quot;',&quot;;[.T105];&quot;,&quot;;[.U105];&quot;);&quot;)" office:value-type="string" office:string-value="INSERT INTO spg_dt_cmp VALUES('0001','SPGCMP','SNOANTMEN010001','2014-01-31','---','-------------------------','A','0000000000000000000000001','0000000000000000000002401','0000000000000000000000001','0000000000000000000000001','0000000000000000000000001','401080100','SPGCMP','SNOANTMEN010001','CCP','--','PROVISION ANTIGUEDAD PRESTACIONES SOCIALES EMPLEADOS ENERO 2014',26477.41,103);" calcext:value-type="string">
            <text:p>INSERT INTO spg_dt_cmp VALUES('0001','SPGCMP','SNOANTMEN010001','2014-01-31','---','-------------------------','A','0000000000000000000000001','0000000000000000000002401','0000000000000000000000001','0000000000000000000000001','0000000000000000000000001','401080100','SPGCMP','SNOANTMEN010001','CCP','--','PROVISION ANTIGUEDAD PRESTACIONES SOCIALES EMPLEADOS ENERO 2014',26477.41,103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6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6]" office:value-type="string" office:string-value="SPGCMP" calcext:value-type="string">
            <text:p>SPGCMP</text:p>
          </table:table-cell>
          <table:table-cell table:formula="of:=[.C106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001" calcext:value-type="float">
            <text:p>2001</text:p>
          </table:table-cell>
          <table:table-cell office:value-type="float" office:value="30646.81" calcext:value-type="float">
            <text:p>30,646.81</text:p>
          </table:table-cell>
          <table:table-cell office:value-type="float" office:value="104" calcext:value-type="float">
            <text:p>104</text:p>
          </table:table-cell>
          <table:table-cell table:style-name="ce3" table:formula="of:=CONCATENATE(&quot;INSERT INTO spg_dt_cmp VALUES('&quot;;[.A106];&quot;','&quot;;[.B106];&quot;','&quot;;CONCATENATE(REPT(&quot;0&quot;;15-LEN([.C106]));[.C106]);&quot;','&quot;;[.D106];&quot;','&quot;;[.E106];&quot;','&quot;;[.F106];&quot;','&quot;;[.G106];&quot;','&quot;;CONCATENATE(REPT(&quot;0&quot;;25-LEN([.H106]));[.H106]);&quot;','&quot;;[.I106];&quot;','&quot;;[.J106];&quot;','&quot;;[.K106];&quot;','&quot;;[.L106];&quot;','&quot;;[.M106];&quot;','&quot;;[.N106];&quot;','&quot;;CONCATENATE(REPT(&quot;0&quot;;15-LEN([.O106]));[.O106]);&quot;','&quot;;[.P106];&quot;','&quot;;[.Q106];&quot;','&quot;;[.R106];&quot;',&quot;;[.T106];&quot;,&quot;;[.U106];&quot;);&quot;)" office:value-type="string" office:string-value="INSERT INTO spg_dt_cmp VALUES('0001','SPGCMP','SNOANTMEN010001','2014-01-31','---','-------------------------','A','0000000000000000000000001','0000000000000000000002001','0000000000000000000000001','0000000000000000000000001','0000000000000000000000001','401080100','SPGCMP','SNOANTMEN010001','CCP','--','PROVISION ANTIGUEDAD PRESTACIONES SOCIALES EMPLEADOS ENERO 2014',30646.81,104);" calcext:value-type="string">
            <text:p>INSERT INTO spg_dt_cmp VALUES('0001','SPGCMP','SNOANTMEN010001','2014-01-31','---','-------------------------','A','0000000000000000000000001','0000000000000000000002001','0000000000000000000000001','0000000000000000000000001','0000000000000000000000001','401080100','SPGCMP','SNOANTMEN010001','CCP','--','PROVISION ANTIGUEDAD PRESTACIONES SOCIALES EMPLEADOS ENERO 2014',30646.81,104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7])" office:value-type="string" office:string-value="0000000000000000000002406" calcext:value-type="string">
            <text:p>00000000000000000000024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7]" office:value-type="string" office:string-value="SPGCMP" calcext:value-type="string">
            <text:p>SPGCMP</text:p>
          </table:table-cell>
          <table:table-cell table:formula="of:=[.C107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406" calcext:value-type="float">
            <text:p>2406</text:p>
          </table:table-cell>
          <table:table-cell office:value-type="float" office:value="18278.8" calcext:value-type="float">
            <text:p>18,278.80</text:p>
          </table:table-cell>
          <table:table-cell office:value-type="float" office:value="105" calcext:value-type="float">
            <text:p>105</text:p>
          </table:table-cell>
          <table:table-cell table:style-name="ce3" table:formula="of:=CONCATENATE(&quot;INSERT INTO spg_dt_cmp VALUES('&quot;;[.A107];&quot;','&quot;;[.B107];&quot;','&quot;;CONCATENATE(REPT(&quot;0&quot;;15-LEN([.C107]));[.C107]);&quot;','&quot;;[.D107];&quot;','&quot;;[.E107];&quot;','&quot;;[.F107];&quot;','&quot;;[.G107];&quot;','&quot;;CONCATENATE(REPT(&quot;0&quot;;25-LEN([.H107]));[.H107]);&quot;','&quot;;[.I107];&quot;','&quot;;[.J107];&quot;','&quot;;[.K107];&quot;','&quot;;[.L107];&quot;','&quot;;[.M107];&quot;','&quot;;[.N107];&quot;','&quot;;CONCATENATE(REPT(&quot;0&quot;;15-LEN([.O107]));[.O107]);&quot;','&quot;;[.P107];&quot;','&quot;;[.Q107];&quot;','&quot;;[.R107];&quot;',&quot;;[.T107];&quot;,&quot;;[.U107];&quot;);&quot;)" office:value-type="string" office:string-value="INSERT INTO spg_dt_cmp VALUES('0001','SPGCMP','SNOANTMEN010001','2014-01-31','---','-------------------------','A','0000000000000000000000001','0000000000000000000002406','0000000000000000000000001','0000000000000000000000001','0000000000000000000000001','401080100','SPGCMP','SNOANTMEN010001','CCP','--','PROVISION ANTIGUEDAD PRESTACIONES SOCIALES EMPLEADOS ENERO 2014',18278.8,105);" calcext:value-type="string">
            <text:p>INSERT INTO spg_dt_cmp VALUES('0001','SPGCMP','SNOANTMEN010001','2014-01-31','---','-------------------------','A','0000000000000000000000001','0000000000000000000002406','0000000000000000000000001','0000000000000000000000001','0000000000000000000000001','401080100','SPGCMP','SNOANTMEN010001','CCP','--','PROVISION ANTIGUEDAD PRESTACIONES SOCIALES EMPLEADOS ENERO 2014',18278.8,105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08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8]" office:value-type="string" office:string-value="SPGCMP" calcext:value-type="string">
            <text:p>SPGCMP</text:p>
          </table:table-cell>
          <table:table-cell table:formula="of:=[.C108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803" calcext:value-type="float">
            <text:p>3803</text:p>
          </table:table-cell>
          <table:table-cell office:value-type="float" office:value="19226.94" calcext:value-type="float">
            <text:p>19,226.94</text:p>
          </table:table-cell>
          <table:table-cell office:value-type="float" office:value="106" calcext:value-type="float">
            <text:p>106</text:p>
          </table:table-cell>
          <table:table-cell table:style-name="ce3" table:formula="of:=CONCATENATE(&quot;INSERT INTO spg_dt_cmp VALUES('&quot;;[.A108];&quot;','&quot;;[.B108];&quot;','&quot;;CONCATENATE(REPT(&quot;0&quot;;15-LEN([.C108]));[.C108]);&quot;','&quot;;[.D108];&quot;','&quot;;[.E108];&quot;','&quot;;[.F108];&quot;','&quot;;[.G108];&quot;','&quot;;CONCATENATE(REPT(&quot;0&quot;;25-LEN([.H108]));[.H108]);&quot;','&quot;;[.I108];&quot;','&quot;;[.J108];&quot;','&quot;;[.K108];&quot;','&quot;;[.L108];&quot;','&quot;;[.M108];&quot;','&quot;;[.N108];&quot;','&quot;;CONCATENATE(REPT(&quot;0&quot;;15-LEN([.O108]));[.O108]);&quot;','&quot;;[.P108];&quot;','&quot;;[.Q108];&quot;','&quot;;[.R108];&quot;',&quot;;[.T108];&quot;,&quot;;[.U108];&quot;);&quot;)" office:value-type="string" office:string-value="INSERT INTO spg_dt_cmp VALUES('0001','SPGCMP','SNOANTMEN010001','2014-01-31','---','-------------------------','P','0000000000000000000000009','0000000000000000000003803','0000000000000000000000001','0000000000000000000000001','0000000000000000000000001','401080100','SPGCMP','SNOANTMEN010001','CCP','--','PROVISION ANTIGUEDAD PRESTACIONES SOCIALES EMPLEADOS ENERO 2014',19226.94,106);" calcext:value-type="string">
            <text:p>INSERT INTO spg_dt_cmp VALUES('0001','SPGCMP','SNOANTMEN010001','2014-01-31','---','-------------------------','P','0000000000000000000000009','0000000000000000000003803','0000000000000000000000001','0000000000000000000000001','0000000000000000000000001','401080100','SPGCMP','SNOANTMEN010001','CCP','--','PROVISION ANTIGUEDAD PRESTACIONES SOCIALES EMPLEADOS ENERO 2014',19226.94,106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09])" office:value-type="string" office:string-value="0000000000000000000002100" calcext:value-type="string">
            <text:p>00000000000000000000021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9]" office:value-type="string" office:string-value="SPGCMP" calcext:value-type="string">
            <text:p>SPGCMP</text:p>
          </table:table-cell>
          <table:table-cell table:formula="of:=[.C109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100" calcext:value-type="float">
            <text:p>2100</text:p>
          </table:table-cell>
          <table:table-cell office:value-type="float" office:value="6726.3" calcext:value-type="float">
            <text:p>6,726.30</text:p>
          </table:table-cell>
          <table:table-cell office:value-type="float" office:value="107" calcext:value-type="float">
            <text:p>107</text:p>
          </table:table-cell>
          <table:table-cell table:style-name="ce3" table:formula="of:=CONCATENATE(&quot;INSERT INTO spg_dt_cmp VALUES('&quot;;[.A109];&quot;','&quot;;[.B109];&quot;','&quot;;CONCATENATE(REPT(&quot;0&quot;;15-LEN([.C109]));[.C109]);&quot;','&quot;;[.D109];&quot;','&quot;;[.E109];&quot;','&quot;;[.F109];&quot;','&quot;;[.G109];&quot;','&quot;;CONCATENATE(REPT(&quot;0&quot;;25-LEN([.H109]));[.H109]);&quot;','&quot;;[.I109];&quot;','&quot;;[.J109];&quot;','&quot;;[.K109];&quot;','&quot;;[.L109];&quot;','&quot;;[.M109];&quot;','&quot;;[.N109];&quot;','&quot;;CONCATENATE(REPT(&quot;0&quot;;15-LEN([.O109]));[.O109]);&quot;','&quot;;[.P109];&quot;','&quot;;[.Q109];&quot;','&quot;;[.R109];&quot;',&quot;;[.T109];&quot;,&quot;;[.U109];&quot;);&quot;)" office:value-type="string" office:string-value="INSERT INTO spg_dt_cmp VALUES('0001','SPGCMP','SNOANTMEN010001','2014-01-31','---','-------------------------','A','0000000000000000000000001','0000000000000000000002100','0000000000000000000000001','0000000000000000000000001','0000000000000000000000001','401080100','SPGCMP','SNOANTMEN010001','CCP','--','PROVISION ANTIGUEDAD PRESTACIONES SOCIALES EMPLEADOS ENERO 2014',6726.3,107);" calcext:value-type="string">
            <text:p>INSERT INTO spg_dt_cmp VALUES('0001','SPGCMP','SNOANTMEN010001','2014-01-31','---','-------------------------','A','0000000000000000000000001','0000000000000000000002100','0000000000000000000000001','0000000000000000000000001','0000000000000000000000001','401080100','SPGCMP','SNOANTMEN010001','CCP','--','PROVISION ANTIGUEDAD PRESTACIONES SOCIALES EMPLEADOS ENERO 2014',6726.3,107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0])" office:value-type="string" office:string-value="0000000000000000000003000" calcext:value-type="string">
            <text:p>0000000000000000000003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0]" office:value-type="string" office:string-value="SPGCMP" calcext:value-type="string">
            <text:p>SPGCMP</text:p>
          </table:table-cell>
          <table:table-cell table:formula="of:=[.C110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000" calcext:value-type="float">
            <text:p>3000</text:p>
          </table:table-cell>
          <table:table-cell office:value-type="float" office:value="14024.25" calcext:value-type="float">
            <text:p>14,024.25</text:p>
          </table:table-cell>
          <table:table-cell office:value-type="float" office:value="108" calcext:value-type="float">
            <text:p>108</text:p>
          </table:table-cell>
          <table:table-cell table:style-name="ce3" table:formula="of:=CONCATENATE(&quot;INSERT INTO spg_dt_cmp VALUES('&quot;;[.A110];&quot;','&quot;;[.B110];&quot;','&quot;;CONCATENATE(REPT(&quot;0&quot;;15-LEN([.C110]));[.C110]);&quot;','&quot;;[.D110];&quot;','&quot;;[.E110];&quot;','&quot;;[.F110];&quot;','&quot;;[.G110];&quot;','&quot;;CONCATENATE(REPT(&quot;0&quot;;25-LEN([.H110]));[.H110]);&quot;','&quot;;[.I110];&quot;','&quot;;[.J110];&quot;','&quot;;[.K110];&quot;','&quot;;[.L110];&quot;','&quot;;[.M110];&quot;','&quot;;[.N110];&quot;','&quot;;CONCATENATE(REPT(&quot;0&quot;;15-LEN([.O110]));[.O110]);&quot;','&quot;;[.P110];&quot;','&quot;;[.Q110];&quot;','&quot;;[.R110];&quot;',&quot;;[.T110];&quot;,&quot;;[.U110];&quot;);&quot;)" office:value-type="string" office:string-value="INSERT INTO spg_dt_cmp VALUES('0001','SPGCMP','SNOANTMEN010001','2014-01-31','---','-------------------------','A','0000000000000000000000001','0000000000000000000003000','0000000000000000000000001','0000000000000000000000001','0000000000000000000000001','401080100','SPGCMP','SNOANTMEN010001','CCP','--','PROVISION ANTIGUEDAD PRESTACIONES SOCIALES EMPLEADOS ENERO 2014',14024.25,108);" calcext:value-type="string">
            <text:p>INSERT INTO spg_dt_cmp VALUES('0001','SPGCMP','SNOANTMEN010001','2014-01-31','---','-------------------------','A','0000000000000000000000001','0000000000000000000003000','0000000000000000000000001','0000000000000000000000001','0000000000000000000000001','401080100','SPGCMP','SNOANTMEN010001','CCP','--','PROVISION ANTIGUEDAD PRESTACIONES SOCIALES EMPLEADOS ENERO 2014',14024.25,108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11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1]" office:value-type="string" office:string-value="SPGCMP" calcext:value-type="string">
            <text:p>SPGCMP</text:p>
          </table:table-cell>
          <table:table-cell table:formula="of:=[.C111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700" calcext:value-type="float">
            <text:p>4700</text:p>
          </table:table-cell>
          <table:table-cell office:value-type="float" office:value="11158" calcext:value-type="float">
            <text:p>11,158.00</text:p>
          </table:table-cell>
          <table:table-cell office:value-type="float" office:value="109" calcext:value-type="float">
            <text:p>109</text:p>
          </table:table-cell>
          <table:table-cell table:style-name="ce3" table:formula="of:=CONCATENATE(&quot;INSERT INTO spg_dt_cmp VALUES('&quot;;[.A111];&quot;','&quot;;[.B111];&quot;','&quot;;CONCATENATE(REPT(&quot;0&quot;;15-LEN([.C111]));[.C111]);&quot;','&quot;;[.D111];&quot;','&quot;;[.E111];&quot;','&quot;;[.F111];&quot;','&quot;;[.G111];&quot;','&quot;;CONCATENATE(REPT(&quot;0&quot;;25-LEN([.H111]));[.H111]);&quot;','&quot;;[.I111];&quot;','&quot;;[.J111];&quot;','&quot;;[.K111];&quot;','&quot;;[.L111];&quot;','&quot;;[.M111];&quot;','&quot;;[.N111];&quot;','&quot;;CONCATENATE(REPT(&quot;0&quot;;15-LEN([.O111]));[.O111]);&quot;','&quot;;[.P111];&quot;','&quot;;[.Q111];&quot;','&quot;;[.R111];&quot;',&quot;;[.T111];&quot;,&quot;;[.U111];&quot;);&quot;)" office:value-type="string" office:string-value="INSERT INTO spg_dt_cmp VALUES('0001','SPGCMP','SNOANTMEN010001','2014-01-31','---','-------------------------','P','0000000000000000000000009','0000000000000000000004700','0000000000000000000000001','0000000000000000000000001','0000000000000000000000001','401080100','SPGCMP','SNOANTMEN010001','CCP','--','PROVISION ANTIGUEDAD PRESTACIONES SOCIALES EMPLEADOS ENERO 2014',11158,109);" calcext:value-type="string">
            <text:p>INSERT INTO spg_dt_cmp VALUES('0001','SPGCMP','SNOANTMEN010001','2014-01-31','---','-------------------------','P','0000000000000000000000009','0000000000000000000004700','0000000000000000000000001','0000000000000000000000001','0000000000000000000000001','401080100','SPGCMP','SNOANTMEN010001','CCP','--','PROVISION ANTIGUEDAD PRESTACIONES SOCIALES EMPLEADOS ENERO 2014',11158,109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12])" office:value-type="string" office:string-value="0000000000000000000002702" calcext:value-type="string">
            <text:p>00000000000000000000027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2]" office:value-type="string" office:string-value="SPGCMP" calcext:value-type="string">
            <text:p>SPGCMP</text:p>
          </table:table-cell>
          <table:table-cell table:formula="of:=[.C112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702" calcext:value-type="float">
            <text:p>2702</text:p>
          </table:table-cell>
          <table:table-cell office:value-type="float" office:value="8046.85" calcext:value-type="float">
            <text:p>8,046.85</text:p>
          </table:table-cell>
          <table:table-cell office:value-type="float" office:value="110" calcext:value-type="float">
            <text:p>110</text:p>
          </table:table-cell>
          <table:table-cell table:style-name="ce3" table:formula="of:=CONCATENATE(&quot;INSERT INTO spg_dt_cmp VALUES('&quot;;[.A112];&quot;','&quot;;[.B112];&quot;','&quot;;CONCATENATE(REPT(&quot;0&quot;;15-LEN([.C112]));[.C112]);&quot;','&quot;;[.D112];&quot;','&quot;;[.E112];&quot;','&quot;;[.F112];&quot;','&quot;;[.G112];&quot;','&quot;;CONCATENATE(REPT(&quot;0&quot;;25-LEN([.H112]));[.H112]);&quot;','&quot;;[.I112];&quot;','&quot;;[.J112];&quot;','&quot;;[.K112];&quot;','&quot;;[.L112];&quot;','&quot;;[.M112];&quot;','&quot;;[.N112];&quot;','&quot;;CONCATENATE(REPT(&quot;0&quot;;15-LEN([.O112]));[.O112]);&quot;','&quot;;[.P112];&quot;','&quot;;[.Q112];&quot;','&quot;;[.R112];&quot;',&quot;;[.T112];&quot;,&quot;;[.U112];&quot;);&quot;)" office:value-type="string" office:string-value="INSERT INTO spg_dt_cmp VALUES('0001','SPGCMP','SNOANTMEN010001','2014-01-31','---','-------------------------','P','0000000000000000000000007','0000000000000000000002702','0000000000000000000000001','0000000000000000000000001','0000000000000000000000001','401080100','SPGCMP','SNOANTMEN010001','CCP','--','PROVISION ANTIGUEDAD PRESTACIONES SOCIALES EMPLEADOS ENERO 2014',8046.85,110);" calcext:value-type="string">
            <text:p>INSERT INTO spg_dt_cmp VALUES('0001','SPGCMP','SNOANTMEN010001','2014-01-31','---','-------------------------','P','0000000000000000000000007','0000000000000000000002702','0000000000000000000000001','0000000000000000000000001','0000000000000000000000001','401080100','SPGCMP','SNOANTMEN010001','CCP','--','PROVISION ANTIGUEDAD PRESTACIONES SOCIALES EMPLEADOS ENERO 2014',8046.85,110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3])" office:value-type="string" office:string-value="0000000000000000000003002" calcext:value-type="string">
            <text:p>0000000000000000000003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3]" office:value-type="string" office:string-value="SPGCMP" calcext:value-type="string">
            <text:p>SPGCMP</text:p>
          </table:table-cell>
          <table:table-cell table:formula="of:=[.C113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002" calcext:value-type="float">
            <text:p>3002</text:p>
          </table:table-cell>
          <table:table-cell office:value-type="float" office:value="18764.6" calcext:value-type="float">
            <text:p>18,764.60</text:p>
          </table:table-cell>
          <table:table-cell office:value-type="float" office:value="111" calcext:value-type="float">
            <text:p>111</text:p>
          </table:table-cell>
          <table:table-cell table:style-name="ce3" table:formula="of:=CONCATENATE(&quot;INSERT INTO spg_dt_cmp VALUES('&quot;;[.A113];&quot;','&quot;;[.B113];&quot;','&quot;;CONCATENATE(REPT(&quot;0&quot;;15-LEN([.C113]));[.C113]);&quot;','&quot;;[.D113];&quot;','&quot;;[.E113];&quot;','&quot;;[.F113];&quot;','&quot;;[.G113];&quot;','&quot;;CONCATENATE(REPT(&quot;0&quot;;25-LEN([.H113]));[.H113]);&quot;','&quot;;[.I113];&quot;','&quot;;[.J113];&quot;','&quot;;[.K113];&quot;','&quot;;[.L113];&quot;','&quot;;[.M113];&quot;','&quot;;[.N113];&quot;','&quot;;CONCATENATE(REPT(&quot;0&quot;;15-LEN([.O113]));[.O113]);&quot;','&quot;;[.P113];&quot;','&quot;;[.Q113];&quot;','&quot;;[.R113];&quot;',&quot;;[.T113];&quot;,&quot;;[.U113];&quot;);&quot;)" office:value-type="string" office:string-value="INSERT INTO spg_dt_cmp VALUES('0001','SPGCMP','SNOANTMEN010001','2014-01-31','---','-------------------------','A','0000000000000000000000001','0000000000000000000003002','0000000000000000000000001','0000000000000000000000001','0000000000000000000000001','401080100','SPGCMP','SNOANTMEN010001','CCP','--','PROVISION ANTIGUEDAD PRESTACIONES SOCIALES EMPLEADOS ENERO 2014',18764.6,111);" calcext:value-type="string">
            <text:p>INSERT INTO spg_dt_cmp VALUES('0001','SPGCMP','SNOANTMEN010001','2014-01-31','---','-------------------------','A','0000000000000000000000001','0000000000000000000003002','0000000000000000000000001','0000000000000000000000001','0000000000000000000000001','401080100','SPGCMP','SNOANTMEN010001','CCP','--','PROVISION ANTIGUEDAD PRESTACIONES SOCIALES EMPLEADOS ENERO 2014',18764.6,111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14])" office:value-type="string" office:string-value="0000000000000000000002700" calcext:value-type="string">
            <text:p>0000000000000000000002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4]" office:value-type="string" office:string-value="SPGCMP" calcext:value-type="string">
            <text:p>SPGCMP</text:p>
          </table:table-cell>
          <table:table-cell table:formula="of:=[.C114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700" calcext:value-type="float">
            <text:p>2700</text:p>
          </table:table-cell>
          <table:table-cell office:value-type="float" office:value="24846.78" calcext:value-type="float">
            <text:p>24,846.78</text:p>
          </table:table-cell>
          <table:table-cell office:value-type="float" office:value="112" calcext:value-type="float">
            <text:p>112</text:p>
          </table:table-cell>
          <table:table-cell table:style-name="ce3" table:formula="of:=CONCATENATE(&quot;INSERT INTO spg_dt_cmp VALUES('&quot;;[.A114];&quot;','&quot;;[.B114];&quot;','&quot;;CONCATENATE(REPT(&quot;0&quot;;15-LEN([.C114]));[.C114]);&quot;','&quot;;[.D114];&quot;','&quot;;[.E114];&quot;','&quot;;[.F114];&quot;','&quot;;[.G114];&quot;','&quot;;CONCATENATE(REPT(&quot;0&quot;;25-LEN([.H114]));[.H114]);&quot;','&quot;;[.I114];&quot;','&quot;;[.J114];&quot;','&quot;;[.K114];&quot;','&quot;;[.L114];&quot;','&quot;;[.M114];&quot;','&quot;;[.N114];&quot;','&quot;;CONCATENATE(REPT(&quot;0&quot;;15-LEN([.O114]));[.O114]);&quot;','&quot;;[.P114];&quot;','&quot;;[.Q114];&quot;','&quot;;[.R114];&quot;',&quot;;[.T114];&quot;,&quot;;[.U114];&quot;);&quot;)" office:value-type="string" office:string-value="INSERT INTO spg_dt_cmp VALUES('0001','SPGCMP','SNOANTMEN010001','2014-01-31','---','-------------------------','P','0000000000000000000000007','0000000000000000000002700','0000000000000000000000001','0000000000000000000000001','0000000000000000000000001','401080100','SPGCMP','SNOANTMEN010001','CCP','--','PROVISION ANTIGUEDAD PRESTACIONES SOCIALES EMPLEADOS ENERO 2014',24846.78,112);" calcext:value-type="string">
            <text:p>INSERT INTO spg_dt_cmp VALUES('0001','SPGCMP','SNOANTMEN010001','2014-01-31','---','-------------------------','P','0000000000000000000000007','0000000000000000000002700','0000000000000000000000001','0000000000000000000000001','0000000000000000000000001','401080100','SPGCMP','SNOANTMEN010001','CCP','--','PROVISION ANTIGUEDAD PRESTACIONES SOCIALES EMPLEADOS ENERO 2014',24846.78,112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15])" office:value-type="string" office:string-value="0000000000000000000003900" calcext:value-type="string">
            <text:p>0000000000000000000003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5]" office:value-type="string" office:string-value="SPGCMP" calcext:value-type="string">
            <text:p>SPGCMP</text:p>
          </table:table-cell>
          <table:table-cell table:formula="of:=[.C115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900" calcext:value-type="float">
            <text:p>3900</text:p>
          </table:table-cell>
          <table:table-cell office:value-type="float" office:value="6000" calcext:value-type="float">
            <text:p>6,000.00</text:p>
          </table:table-cell>
          <table:table-cell office:value-type="float" office:value="113" calcext:value-type="float">
            <text:p>113</text:p>
          </table:table-cell>
          <table:table-cell table:style-name="ce3" table:formula="of:=CONCATENATE(&quot;INSERT INTO spg_dt_cmp VALUES('&quot;;[.A115];&quot;','&quot;;[.B115];&quot;','&quot;;CONCATENATE(REPT(&quot;0&quot;;15-LEN([.C115]));[.C115]);&quot;','&quot;;[.D115];&quot;','&quot;;[.E115];&quot;','&quot;;[.F115];&quot;','&quot;;[.G115];&quot;','&quot;;CONCATENATE(REPT(&quot;0&quot;;25-LEN([.H115]));[.H115]);&quot;','&quot;;[.I115];&quot;','&quot;;[.J115];&quot;','&quot;;[.K115];&quot;','&quot;;[.L115];&quot;','&quot;;[.M115];&quot;','&quot;;[.N115];&quot;','&quot;;CONCATENATE(REPT(&quot;0&quot;;15-LEN([.O115]));[.O115]);&quot;','&quot;;[.P115];&quot;','&quot;;[.Q115];&quot;','&quot;;[.R115];&quot;',&quot;;[.T115];&quot;,&quot;;[.U115];&quot;);&quot;)" office:value-type="string" office:string-value="INSERT INTO spg_dt_cmp VALUES('0001','SPGCMP','SNOANTMEN010001','2014-01-31','---','-------------------------','P','0000000000000000000000009','0000000000000000000003900','0000000000000000000000001','0000000000000000000000001','0000000000000000000000001','401080100','SPGCMP','SNOANTMEN010001','CCP','--','PROVISION ANTIGUEDAD PRESTACIONES SOCIALES EMPLEADOS ENERO 2014',6000,113);" calcext:value-type="string">
            <text:p>INSERT INTO spg_dt_cmp VALUES('0001','SPGCMP','SNOANTMEN010001','2014-01-31','---','-------------------------','P','0000000000000000000000009','0000000000000000000003900','0000000000000000000000001','0000000000000000000000001','0000000000000000000000001','401080100','SPGCMP','SNOANTMEN010001','CCP','--','PROVISION ANTIGUEDAD PRESTACIONES SOCIALES EMPLEADOS ENERO 2014',6000,113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6])" office:value-type="string" office:string-value="0000000000000000000001302" calcext:value-type="string">
            <text:p>0000000000000000000001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6]" office:value-type="string" office:string-value="SPGCMP" calcext:value-type="string">
            <text:p>SPGCMP</text:p>
          </table:table-cell>
          <table:table-cell table:formula="of:=[.C116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1302" calcext:value-type="float">
            <text:p>1302</text:p>
          </table:table-cell>
          <table:table-cell office:value-type="float" office:value="2180.05" calcext:value-type="float">
            <text:p>2,180.05</text:p>
          </table:table-cell>
          <table:table-cell office:value-type="float" office:value="114" calcext:value-type="float">
            <text:p>114</text:p>
          </table:table-cell>
          <table:table-cell table:style-name="ce3" table:formula="of:=CONCATENATE(&quot;INSERT INTO spg_dt_cmp VALUES('&quot;;[.A116];&quot;','&quot;;[.B116];&quot;','&quot;;CONCATENATE(REPT(&quot;0&quot;;15-LEN([.C116]));[.C116]);&quot;','&quot;;[.D116];&quot;','&quot;;[.E116];&quot;','&quot;;[.F116];&quot;','&quot;;[.G116];&quot;','&quot;;CONCATENATE(REPT(&quot;0&quot;;25-LEN([.H116]));[.H116]);&quot;','&quot;;[.I116];&quot;','&quot;;[.J116];&quot;','&quot;;[.K116];&quot;','&quot;;[.L116];&quot;','&quot;;[.M116];&quot;','&quot;;[.N116];&quot;','&quot;;CONCATENATE(REPT(&quot;0&quot;;15-LEN([.O116]));[.O116]);&quot;','&quot;;[.P116];&quot;','&quot;;[.Q116];&quot;','&quot;;[.R116];&quot;',&quot;;[.T116];&quot;,&quot;;[.U116];&quot;);&quot;)" office:value-type="string" office:string-value="INSERT INTO spg_dt_cmp VALUES('0001','SPGCMP','SNOANTMEN010001','2014-01-31','---','-------------------------','A','0000000000000000000000001','0000000000000000000001302','0000000000000000000000001','0000000000000000000000001','0000000000000000000000001','401080100','SPGCMP','SNOANTMEN010001','CCP','--','PROVISION ANTIGUEDAD PRESTACIONES SOCIALES EMPLEADOS ENERO 2014',2180.05,114);" calcext:value-type="string">
            <text:p>INSERT INTO spg_dt_cmp VALUES('0001','SPGCMP','SNOANTMEN010001','2014-01-31','---','-------------------------','A','0000000000000000000000001','0000000000000000000001302','0000000000000000000000001','0000000000000000000000001','0000000000000000000000001','401080100','SPGCMP','SNOANTMEN010001','CCP','--','PROVISION ANTIGUEDAD PRESTACIONES SOCIALES EMPLEADOS ENERO 2014',2180.05,114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7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7]" office:value-type="string" office:string-value="SPGCMP" calcext:value-type="string">
            <text:p>SPGCMP</text:p>
          </table:table-cell>
          <table:table-cell table:formula="of:=[.C117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302" calcext:value-type="float">
            <text:p>3302</text:p>
          </table:table-cell>
          <table:table-cell office:value-type="float" office:value="10714.52" calcext:value-type="float">
            <text:p>10,714.52</text:p>
          </table:table-cell>
          <table:table-cell office:value-type="float" office:value="115" calcext:value-type="float">
            <text:p>115</text:p>
          </table:table-cell>
          <table:table-cell table:style-name="ce3" table:formula="of:=CONCATENATE(&quot;INSERT INTO spg_dt_cmp VALUES('&quot;;[.A117];&quot;','&quot;;[.B117];&quot;','&quot;;CONCATENATE(REPT(&quot;0&quot;;15-LEN([.C117]));[.C117]);&quot;','&quot;;[.D117];&quot;','&quot;;[.E117];&quot;','&quot;;[.F117];&quot;','&quot;;[.G117];&quot;','&quot;;CONCATENATE(REPT(&quot;0&quot;;25-LEN([.H117]));[.H117]);&quot;','&quot;;[.I117];&quot;','&quot;;[.J117];&quot;','&quot;;[.K117];&quot;','&quot;;[.L117];&quot;','&quot;;[.M117];&quot;','&quot;;[.N117];&quot;','&quot;;CONCATENATE(REPT(&quot;0&quot;;15-LEN([.O117]));[.O117]);&quot;','&quot;;[.P117];&quot;','&quot;;[.Q117];&quot;','&quot;;[.R117];&quot;',&quot;;[.T117];&quot;,&quot;;[.U117];&quot;);&quot;)" office:value-type="string" office:string-value="INSERT INTO spg_dt_cmp VALUES('0001','SPGCMP','SNOANTMEN010001','2014-01-31','---','-------------------------','A','0000000000000000000000001','0000000000000000000003302','0000000000000000000000001','0000000000000000000000001','0000000000000000000000001','401080100','SPGCMP','SNOANTMEN010001','CCP','--','PROVISION ANTIGUEDAD PRESTACIONES SOCIALES EMPLEADOS ENERO 2014',10714.52,115);" calcext:value-type="string">
            <text:p>INSERT INTO spg_dt_cmp VALUES('0001','SPGCMP','SNOANTMEN010001','2014-01-31','---','-------------------------','A','0000000000000000000000001','0000000000000000000003302','0000000000000000000000001','0000000000000000000000001','0000000000000000000000001','401080100','SPGCMP','SNOANTMEN010001','CCP','--','PROVISION ANTIGUEDAD PRESTACIONES SOCIALES EMPLEADOS ENERO 2014',10714.52,115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18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8]" office:value-type="string" office:string-value="SPGCMP" calcext:value-type="string">
            <text:p>SPGCMP</text:p>
          </table:table-cell>
          <table:table-cell table:formula="of:=[.C118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900" calcext:value-type="float">
            <text:p>2900</text:p>
          </table:table-cell>
          <table:table-cell office:value-type="float" office:value="26599.59" calcext:value-type="float">
            <text:p>26,599.59</text:p>
          </table:table-cell>
          <table:table-cell office:value-type="float" office:value="116" calcext:value-type="float">
            <text:p>116</text:p>
          </table:table-cell>
          <table:table-cell table:style-name="ce3" table:formula="of:=CONCATENATE(&quot;INSERT INTO spg_dt_cmp VALUES('&quot;;[.A118];&quot;','&quot;;[.B118];&quot;','&quot;;CONCATENATE(REPT(&quot;0&quot;;15-LEN([.C118]));[.C118]);&quot;','&quot;;[.D118];&quot;','&quot;;[.E118];&quot;','&quot;;[.F118];&quot;','&quot;;[.G118];&quot;','&quot;;CONCATENATE(REPT(&quot;0&quot;;25-LEN([.H118]));[.H118]);&quot;','&quot;;[.I118];&quot;','&quot;;[.J118];&quot;','&quot;;[.K118];&quot;','&quot;;[.L118];&quot;','&quot;;[.M118];&quot;','&quot;;[.N118];&quot;','&quot;;CONCATENATE(REPT(&quot;0&quot;;15-LEN([.O118]));[.O118]);&quot;','&quot;;[.P118];&quot;','&quot;;[.Q118];&quot;','&quot;;[.R118];&quot;',&quot;;[.T118];&quot;,&quot;;[.U118];&quot;);&quot;)" office:value-type="string" office:string-value="INSERT INTO spg_dt_cmp VALUES('0001','SPGCMP','SNOANTMEN010001','2014-01-31','---','-------------------------','A','0000000000000000000000001','0000000000000000000002900','0000000000000000000000001','0000000000000000000000001','0000000000000000000000001','401080100','SPGCMP','SNOANTMEN010001','CCP','--','PROVISION ANTIGUEDAD PRESTACIONES SOCIALES EMPLEADOS ENERO 2014',26599.59,116);" calcext:value-type="string">
            <text:p>INSERT INTO spg_dt_cmp VALUES('0001','SPGCMP','SNOANTMEN010001','2014-01-31','---','-------------------------','A','0000000000000000000000001','0000000000000000000002900','0000000000000000000000001','0000000000000000000000001','0000000000000000000000001','401080100','SPGCMP','SNOANTMEN010001','CCP','--','PROVISION ANTIGUEDAD PRESTACIONES SOCIALES EMPLEADOS ENERO 2014',26599.59,116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formula="of:=CONCATENATE(&quot;000000000000000000000&quot;;[.S119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9]" office:value-type="string" office:string-value="SPGCMP" calcext:value-type="string">
            <text:p>SPGCMP</text:p>
          </table:table-cell>
          <table:table-cell table:formula="of:=[.C119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508" calcext:value-type="float">
            <text:p>4508</text:p>
          </table:table-cell>
          <table:table-cell office:value-type="float" office:value="19806.41" calcext:value-type="float">
            <text:p>19,806.41</text:p>
          </table:table-cell>
          <table:table-cell office:value-type="float" office:value="117" calcext:value-type="float">
            <text:p>117</text:p>
          </table:table-cell>
          <table:table-cell table:style-name="ce3" table:formula="of:=CONCATENATE(&quot;INSERT INTO spg_dt_cmp VALUES('&quot;;[.A119];&quot;','&quot;;[.B119];&quot;','&quot;;CONCATENATE(REPT(&quot;0&quot;;15-LEN([.C119]));[.C119]);&quot;','&quot;;[.D119];&quot;','&quot;;[.E119];&quot;','&quot;;[.F119];&quot;','&quot;;[.G119];&quot;','&quot;;CONCATENATE(REPT(&quot;0&quot;;25-LEN([.H119]));[.H119]);&quot;','&quot;;[.I119];&quot;','&quot;;[.J119];&quot;','&quot;;[.K119];&quot;','&quot;;[.L119];&quot;','&quot;;[.M119];&quot;','&quot;;[.N119];&quot;','&quot;;CONCATENATE(REPT(&quot;0&quot;;15-LEN([.O119]));[.O119]);&quot;','&quot;;[.P119];&quot;','&quot;;[.Q119];&quot;','&quot;;[.R119];&quot;',&quot;;[.T119];&quot;,&quot;;[.U119];&quot;);&quot;)" office:value-type="string" office:string-value="INSERT INTO spg_dt_cmp VALUES('0001','SPGCMP','SNOANTMEN010001','2014-01-31','---','-------------------------','P','0000000000000000000000006','0000000000000000000004508','0000000000000000000000001','0000000000000000000000001','0000000000000000000000001','401080100','SPGCMP','SNOANTMEN010001','CCP','--','PROVISION ANTIGUEDAD PRESTACIONES SOCIALES EMPLEADOS ENERO 2014',19806.41,117);" calcext:value-type="string">
            <text:p>INSERT INTO spg_dt_cmp VALUES('0001','SPGCMP','SNOANTMEN010001','2014-01-31','---','-------------------------','P','0000000000000000000000006','0000000000000000000004508','0000000000000000000000001','0000000000000000000000001','0000000000000000000000001','401080100','SPGCMP','SNOANTMEN010001','CCP','--','PROVISION ANTIGUEDAD PRESTACIONES SOCIALES EMPLEADOS ENERO 2014',19806.41,117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0])" office:value-type="string" office:string-value="0000000000000000000002301" calcext:value-type="string">
            <text:p>00000000000000000000023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0]" office:value-type="string" office:string-value="SPGCMP" calcext:value-type="string">
            <text:p>SPGCMP</text:p>
          </table:table-cell>
          <table:table-cell table:formula="of:=[.C120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301" calcext:value-type="float">
            <text:p>2301</text:p>
          </table:table-cell>
          <table:table-cell office:value-type="float" office:value="59320.28" calcext:value-type="float">
            <text:p>59,320.28</text:p>
          </table:table-cell>
          <table:table-cell office:value-type="float" office:value="118" calcext:value-type="float">
            <text:p>118</text:p>
          </table:table-cell>
          <table:table-cell table:style-name="ce3" table:formula="of:=CONCATENATE(&quot;INSERT INTO spg_dt_cmp VALUES('&quot;;[.A120];&quot;','&quot;;[.B120];&quot;','&quot;;CONCATENATE(REPT(&quot;0&quot;;15-LEN([.C120]));[.C120]);&quot;','&quot;;[.D120];&quot;','&quot;;[.E120];&quot;','&quot;;[.F120];&quot;','&quot;;[.G120];&quot;','&quot;;CONCATENATE(REPT(&quot;0&quot;;25-LEN([.H120]));[.H120]);&quot;','&quot;;[.I120];&quot;','&quot;;[.J120];&quot;','&quot;;[.K120];&quot;','&quot;;[.L120];&quot;','&quot;;[.M120];&quot;','&quot;;[.N120];&quot;','&quot;;CONCATENATE(REPT(&quot;0&quot;;15-LEN([.O120]));[.O120]);&quot;','&quot;;[.P120];&quot;','&quot;;[.Q120];&quot;','&quot;;[.R120];&quot;',&quot;;[.T120];&quot;,&quot;;[.U120];&quot;);&quot;)" office:value-type="string" office:string-value="INSERT INTO spg_dt_cmp VALUES('0001','SPGCMP','SNOANTMEN010001','2014-01-31','---','-------------------------','A','0000000000000000000000001','0000000000000000000002301','0000000000000000000000001','0000000000000000000000001','0000000000000000000000001','401080100','SPGCMP','SNOANTMEN010001','CCP','--','PROVISION ANTIGUEDAD PRESTACIONES SOCIALES EMPLEADOS ENERO 2014',59320.28,118);" calcext:value-type="string">
            <text:p>INSERT INTO spg_dt_cmp VALUES('0001','SPGCMP','SNOANTMEN010001','2014-01-31','---','-------------------------','A','0000000000000000000000001','0000000000000000000002301','0000000000000000000000001','0000000000000000000000001','0000000000000000000000001','401080100','SPGCMP','SNOANTMEN010001','CCP','--','PROVISION ANTIGUEDAD PRESTACIONES SOCIALES EMPLEADOS ENERO 2014',59320.28,118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1])" office:value-type="string" office:string-value="0000000000000000000002302" calcext:value-type="string">
            <text:p>0000000000000000000002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1]" office:value-type="string" office:string-value="SPGCMP" calcext:value-type="string">
            <text:p>SPGCMP</text:p>
          </table:table-cell>
          <table:table-cell table:formula="of:=[.C121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302" calcext:value-type="float">
            <text:p>2302</text:p>
          </table:table-cell>
          <table:table-cell office:value-type="float" office:value="17463" calcext:value-type="float">
            <text:p>17,463.00</text:p>
          </table:table-cell>
          <table:table-cell office:value-type="float" office:value="119" calcext:value-type="float">
            <text:p>119</text:p>
          </table:table-cell>
          <table:table-cell table:style-name="ce3" table:formula="of:=CONCATENATE(&quot;INSERT INTO spg_dt_cmp VALUES('&quot;;[.A121];&quot;','&quot;;[.B121];&quot;','&quot;;CONCATENATE(REPT(&quot;0&quot;;15-LEN([.C121]));[.C121]);&quot;','&quot;;[.D121];&quot;','&quot;;[.E121];&quot;','&quot;;[.F121];&quot;','&quot;;[.G121];&quot;','&quot;;CONCATENATE(REPT(&quot;0&quot;;25-LEN([.H121]));[.H121]);&quot;','&quot;;[.I121];&quot;','&quot;;[.J121];&quot;','&quot;;[.K121];&quot;','&quot;;[.L121];&quot;','&quot;;[.M121];&quot;','&quot;;[.N121];&quot;','&quot;;CONCATENATE(REPT(&quot;0&quot;;15-LEN([.O121]));[.O121]);&quot;','&quot;;[.P121];&quot;','&quot;;[.Q121];&quot;','&quot;;[.R121];&quot;',&quot;;[.T121];&quot;,&quot;;[.U121];&quot;);&quot;)" office:value-type="string" office:string-value="INSERT INTO spg_dt_cmp VALUES('0001','SPGCMP','SNOANTMEN010001','2014-01-31','---','-------------------------','A','0000000000000000000000001','0000000000000000000002302','0000000000000000000000001','0000000000000000000000001','0000000000000000000000001','401080100','SPGCMP','SNOANTMEN010001','CCP','--','PROVISION ANTIGUEDAD PRESTACIONES SOCIALES EMPLEADOS ENERO 2014',17463,119);" calcext:value-type="string">
            <text:p>INSERT INTO spg_dt_cmp VALUES('0001','SPGCMP','SNOANTMEN010001','2014-01-31','---','-------------------------','A','0000000000000000000000001','0000000000000000000002302','0000000000000000000000001','0000000000000000000000001','0000000000000000000000001','401080100','SPGCMP','SNOANTMEN010001','CCP','--','PROVISION ANTIGUEDAD PRESTACIONES SOCIALES EMPLEADOS ENERO 2014',17463,119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2])" office:value-type="string" office:string-value="0000000000000000000002603" calcext:value-type="string">
            <text:p>00000000000000000000026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2]" office:value-type="string" office:string-value="SPGCMP" calcext:value-type="string">
            <text:p>SPGCMP</text:p>
          </table:table-cell>
          <table:table-cell table:formula="of:=[.C122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603" calcext:value-type="float">
            <text:p>2603</text:p>
          </table:table-cell>
          <table:table-cell office:value-type="float" office:value="9864.55" calcext:value-type="float">
            <text:p>9,864.55</text:p>
          </table:table-cell>
          <table:table-cell office:value-type="float" office:value="120" calcext:value-type="float">
            <text:p>120</text:p>
          </table:table-cell>
          <table:table-cell table:style-name="ce3" table:formula="of:=CONCATENATE(&quot;INSERT INTO spg_dt_cmp VALUES('&quot;;[.A122];&quot;','&quot;;[.B122];&quot;','&quot;;CONCATENATE(REPT(&quot;0&quot;;15-LEN([.C122]));[.C122]);&quot;','&quot;;[.D122];&quot;','&quot;;[.E122];&quot;','&quot;;[.F122];&quot;','&quot;;[.G122];&quot;','&quot;;CONCATENATE(REPT(&quot;0&quot;;25-LEN([.H122]));[.H122]);&quot;','&quot;;[.I122];&quot;','&quot;;[.J122];&quot;','&quot;;[.K122];&quot;','&quot;;[.L122];&quot;','&quot;;[.M122];&quot;','&quot;;[.N122];&quot;','&quot;;CONCATENATE(REPT(&quot;0&quot;;15-LEN([.O122]));[.O122]);&quot;','&quot;;[.P122];&quot;','&quot;;[.Q122];&quot;','&quot;;[.R122];&quot;',&quot;;[.T122];&quot;,&quot;;[.U122];&quot;);&quot;)" office:value-type="string" office:string-value="INSERT INTO spg_dt_cmp VALUES('0001','SPGCMP','SNOANTMEN010001','2014-01-31','---','-------------------------','A','0000000000000000000000001','0000000000000000000002603','0000000000000000000000001','0000000000000000000000001','0000000000000000000000001','401080100','SPGCMP','SNOANTMEN010001','CCP','--','PROVISION ANTIGUEDAD PRESTACIONES SOCIALES EMPLEADOS ENERO 2014',9864.55,120);" calcext:value-type="string">
            <text:p>INSERT INTO spg_dt_cmp VALUES('0001','SPGCMP','SNOANTMEN010001','2014-01-31','---','-------------------------','A','0000000000000000000000001','0000000000000000000002603','0000000000000000000000001','0000000000000000000000001','0000000000000000000000001','401080100','SPGCMP','SNOANTMEN010001','CCP','--','PROVISION ANTIGUEDAD PRESTACIONES SOCIALES EMPLEADOS ENERO 2014',9864.55,120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formula="of:=CONCATENATE(&quot;000000000000000000000&quot;;[.S123])" office:value-type="string" office:string-value="0000000000000000000002803" calcext:value-type="string">
            <text:p>0000000000000000000002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3]" office:value-type="string" office:string-value="SPGCMP" calcext:value-type="string">
            <text:p>SPGCMP</text:p>
          </table:table-cell>
          <table:table-cell table:formula="of:=[.C123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803" calcext:value-type="float">
            <text:p>2803</text:p>
          </table:table-cell>
          <table:table-cell office:value-type="float" office:value="6129.4" calcext:value-type="float">
            <text:p>6,129.40</text:p>
          </table:table-cell>
          <table:table-cell office:value-type="float" office:value="121" calcext:value-type="float">
            <text:p>121</text:p>
          </table:table-cell>
          <table:table-cell table:style-name="ce3" table:formula="of:=CONCATENATE(&quot;INSERT INTO spg_dt_cmp VALUES('&quot;;[.A123];&quot;','&quot;;[.B123];&quot;','&quot;;CONCATENATE(REPT(&quot;0&quot;;15-LEN([.C123]));[.C123]);&quot;','&quot;;[.D123];&quot;','&quot;;[.E123];&quot;','&quot;;[.F123];&quot;','&quot;;[.G123];&quot;','&quot;;CONCATENATE(REPT(&quot;0&quot;;25-LEN([.H123]));[.H123]);&quot;','&quot;;[.I123];&quot;','&quot;;[.J123];&quot;','&quot;;[.K123];&quot;','&quot;;[.L123];&quot;','&quot;;[.M123];&quot;','&quot;;[.N123];&quot;','&quot;;CONCATENATE(REPT(&quot;0&quot;;15-LEN([.O123]));[.O123]);&quot;','&quot;;[.P123];&quot;','&quot;;[.Q123];&quot;','&quot;;[.R123];&quot;',&quot;;[.T123];&quot;,&quot;;[.U123];&quot;);&quot;)" office:value-type="string" office:string-value="INSERT INTO spg_dt_cmp VALUES('0001','SPGCMP','SNOANTMEN010001','2014-01-31','---','-------------------------','P','0000000000000000000000004','0000000000000000000002803','0000000000000000000000001','0000000000000000000000001','0000000000000000000000001','401080100','SPGCMP','SNOANTMEN010001','CCP','--','PROVISION ANTIGUEDAD PRESTACIONES SOCIALES EMPLEADOS ENERO 2014',6129.4,121);" calcext:value-type="string">
            <text:p>INSERT INTO spg_dt_cmp VALUES('0001','SPGCMP','SNOANTMEN010001','2014-01-31','---','-------------------------','P','0000000000000000000000004','0000000000000000000002803','0000000000000000000000001','0000000000000000000000001','0000000000000000000000001','401080100','SPGCMP','SNOANTMEN010001','CCP','--','PROVISION ANTIGUEDAD PRESTACIONES SOCIALES EMPLEADOS ENERO 2014',6129.4,121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4])" office:value-type="string" office:string-value="0000000000000000000002202" calcext:value-type="string">
            <text:p>0000000000000000000002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4]" office:value-type="string" office:string-value="SPGCMP" calcext:value-type="string">
            <text:p>SPGCMP</text:p>
          </table:table-cell>
          <table:table-cell table:formula="of:=[.C124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202" calcext:value-type="float">
            <text:p>2202</text:p>
          </table:table-cell>
          <table:table-cell office:value-type="float" office:value="4784.95" calcext:value-type="float">
            <text:p>4,784.95</text:p>
          </table:table-cell>
          <table:table-cell office:value-type="float" office:value="122" calcext:value-type="float">
            <text:p>122</text:p>
          </table:table-cell>
          <table:table-cell table:style-name="ce3" table:formula="of:=CONCATENATE(&quot;INSERT INTO spg_dt_cmp VALUES('&quot;;[.A124];&quot;','&quot;;[.B124];&quot;','&quot;;CONCATENATE(REPT(&quot;0&quot;;15-LEN([.C124]));[.C124]);&quot;','&quot;;[.D124];&quot;','&quot;;[.E124];&quot;','&quot;;[.F124];&quot;','&quot;;[.G124];&quot;','&quot;;CONCATENATE(REPT(&quot;0&quot;;25-LEN([.H124]));[.H124]);&quot;','&quot;;[.I124];&quot;','&quot;;[.J124];&quot;','&quot;;[.K124];&quot;','&quot;;[.L124];&quot;','&quot;;[.M124];&quot;','&quot;;[.N124];&quot;','&quot;;CONCATENATE(REPT(&quot;0&quot;;15-LEN([.O124]));[.O124]);&quot;','&quot;;[.P124];&quot;','&quot;;[.Q124];&quot;','&quot;;[.R124];&quot;',&quot;;[.T124];&quot;,&quot;;[.U124];&quot;);&quot;)" office:value-type="string" office:string-value="INSERT INTO spg_dt_cmp VALUES('0001','SPGCMP','SNOANTMEN010001','2014-01-31','---','-------------------------','A','0000000000000000000000001','0000000000000000000002202','0000000000000000000000001','0000000000000000000000001','0000000000000000000000001','401080100','SPGCMP','SNOANTMEN010001','CCP','--','PROVISION ANTIGUEDAD PRESTACIONES SOCIALES EMPLEADOS ENERO 2014',4784.95,122);" calcext:value-type="string">
            <text:p>INSERT INTO spg_dt_cmp VALUES('0001','SPGCMP','SNOANTMEN010001','2014-01-31','---','-------------------------','A','0000000000000000000000001','0000000000000000000002202','0000000000000000000000001','0000000000000000000000001','0000000000000000000000001','401080100','SPGCMP','SNOANTMEN010001','CCP','--','PROVISION ANTIGUEDAD PRESTACIONES SOCIALES EMPLEADOS ENERO 2014',4784.95,122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table:formula="of:=CONCATENATE(&quot;000000000000000000000&quot;;[.S125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5]" office:value-type="string" office:string-value="SPGCMP" calcext:value-type="string">
            <text:p>SPGCMP</text:p>
          </table:table-cell>
          <table:table-cell table:formula="of:=[.C125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4101" calcext:value-type="float">
            <text:p>4101</text:p>
          </table:table-cell>
          <table:table-cell office:value-type="float" office:value="10169.07" calcext:value-type="float">
            <text:p>10,169.07</text:p>
          </table:table-cell>
          <table:table-cell office:value-type="float" office:value="123" calcext:value-type="float">
            <text:p>123</text:p>
          </table:table-cell>
          <table:table-cell table:style-name="ce3" table:formula="of:=CONCATENATE(&quot;INSERT INTO spg_dt_cmp VALUES('&quot;;[.A125];&quot;','&quot;;[.B125];&quot;','&quot;;CONCATENATE(REPT(&quot;0&quot;;15-LEN([.C125]));[.C125]);&quot;','&quot;;[.D125];&quot;','&quot;;[.E125];&quot;','&quot;;[.F125];&quot;','&quot;;[.G125];&quot;','&quot;;CONCATENATE(REPT(&quot;0&quot;;25-LEN([.H125]));[.H125]);&quot;','&quot;;[.I125];&quot;','&quot;;[.J125];&quot;','&quot;;[.K125];&quot;','&quot;;[.L125];&quot;','&quot;;[.M125];&quot;','&quot;;[.N125];&quot;','&quot;;CONCATENATE(REPT(&quot;0&quot;;15-LEN([.O125]));[.O125]);&quot;','&quot;;[.P125];&quot;','&quot;;[.Q125];&quot;','&quot;;[.R125];&quot;',&quot;;[.T125];&quot;,&quot;;[.U125];&quot;);&quot;)" office:value-type="string" office:string-value="INSERT INTO spg_dt_cmp VALUES('0001','SPGCMP','SNOANTMEN010001','2014-01-31','---','-------------------------','P','0000000000000000000000009','0000000000000000000004101','0000000000000000000000001','0000000000000000000000001','0000000000000000000000001','401080100','SPGCMP','SNOANTMEN010001','CCP','--','PROVISION ANTIGUEDAD PRESTACIONES SOCIALES EMPLEADOS ENERO 2014',10169.07,123);" calcext:value-type="string">
            <text:p>INSERT INTO spg_dt_cmp VALUES('0001','SPGCMP','SNOANTMEN010001','2014-01-31','---','-------------------------','P','0000000000000000000000009','0000000000000000000004101','0000000000000000000000001','0000000000000000000000001','0000000000000000000000001','401080100','SPGCMP','SNOANTMEN010001','CCP','--','PROVISION ANTIGUEDAD PRESTACIONES SOCIALES EMPLEADOS ENERO 2014',10169.07,123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formula="of:=CONCATENATE(&quot;000000000000000000000&quot;;[.S126])" office:value-type="string" office:string-value="0000000000000000000002703" calcext:value-type="string">
            <text:p>00000000000000000000027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6]" office:value-type="string" office:string-value="SPGCMP" calcext:value-type="string">
            <text:p>SPGCMP</text:p>
          </table:table-cell>
          <table:table-cell table:formula="of:=[.C126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703" calcext:value-type="float">
            <text:p>2703</text:p>
          </table:table-cell>
          <table:table-cell office:value-type="float" office:value="3335.2" calcext:value-type="float">
            <text:p>3,335.20</text:p>
          </table:table-cell>
          <table:table-cell office:value-type="float" office:value="124" calcext:value-type="float">
            <text:p>124</text:p>
          </table:table-cell>
          <table:table-cell table:style-name="ce3" table:formula="of:=CONCATENATE(&quot;INSERT INTO spg_dt_cmp VALUES('&quot;;[.A126];&quot;','&quot;;[.B126];&quot;','&quot;;CONCATENATE(REPT(&quot;0&quot;;15-LEN([.C126]));[.C126]);&quot;','&quot;;[.D126];&quot;','&quot;;[.E126];&quot;','&quot;;[.F126];&quot;','&quot;;[.G126];&quot;','&quot;;CONCATENATE(REPT(&quot;0&quot;;25-LEN([.H126]));[.H126]);&quot;','&quot;;[.I126];&quot;','&quot;;[.J126];&quot;','&quot;;[.K126];&quot;','&quot;;[.L126];&quot;','&quot;;[.M126];&quot;','&quot;;[.N126];&quot;','&quot;;CONCATENATE(REPT(&quot;0&quot;;15-LEN([.O126]));[.O126]);&quot;','&quot;;[.P126];&quot;','&quot;;[.Q126];&quot;','&quot;;[.R126];&quot;',&quot;;[.T126];&quot;,&quot;;[.U126];&quot;);&quot;)" office:value-type="string" office:string-value="INSERT INTO spg_dt_cmp VALUES('0001','SPGCMP','SNOANTMEN010001','2014-01-31','---','-------------------------','P','0000000000000000000000007','0000000000000000000002703','0000000000000000000000001','0000000000000000000000001','0000000000000000000000001','401080100','SPGCMP','SNOANTMEN010001','CCP','--','PROVISION ANTIGUEDAD PRESTACIONES SOCIALES EMPLEADOS ENERO 2014',3335.2,124);" calcext:value-type="string">
            <text:p>INSERT INTO spg_dt_cmp VALUES('0001','SPGCMP','SNOANTMEN010001','2014-01-31','---','-------------------------','P','0000000000000000000000007','0000000000000000000002703','0000000000000000000000001','0000000000000000000000001','0000000000000000000000001','401080100','SPGCMP','SNOANTMEN010001','CCP','--','PROVISION ANTIGUEDAD PRESTACIONES SOCIALES EMPLEADOS ENERO 2014',3335.2,124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7])" office:value-type="string" office:string-value="0000000000000000000002201" calcext:value-type="string">
            <text:p>0000000000000000000002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7]" office:value-type="string" office:string-value="SPGCMP" calcext:value-type="string">
            <text:p>SPGCMP</text:p>
          </table:table-cell>
          <table:table-cell table:formula="of:=[.C127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201" calcext:value-type="float">
            <text:p>2201</text:p>
          </table:table-cell>
          <table:table-cell office:value-type="float" office:value="6287.65" calcext:value-type="float">
            <text:p>6,287.65</text:p>
          </table:table-cell>
          <table:table-cell office:value-type="float" office:value="125" calcext:value-type="float">
            <text:p>125</text:p>
          </table:table-cell>
          <table:table-cell table:style-name="ce3" table:formula="of:=CONCATENATE(&quot;INSERT INTO spg_dt_cmp VALUES('&quot;;[.A127];&quot;','&quot;;[.B127];&quot;','&quot;;CONCATENATE(REPT(&quot;0&quot;;15-LEN([.C127]));[.C127]);&quot;','&quot;;[.D127];&quot;','&quot;;[.E127];&quot;','&quot;;[.F127];&quot;','&quot;;[.G127];&quot;','&quot;;CONCATENATE(REPT(&quot;0&quot;;25-LEN([.H127]));[.H127]);&quot;','&quot;;[.I127];&quot;','&quot;;[.J127];&quot;','&quot;;[.K127];&quot;','&quot;;[.L127];&quot;','&quot;;[.M127];&quot;','&quot;;[.N127];&quot;','&quot;;CONCATENATE(REPT(&quot;0&quot;;15-LEN([.O127]));[.O127]);&quot;','&quot;;[.P127];&quot;','&quot;;[.Q127];&quot;','&quot;;[.R127];&quot;',&quot;;[.T127];&quot;,&quot;;[.U127];&quot;);&quot;)" office:value-type="string" office:string-value="INSERT INTO spg_dt_cmp VALUES('0001','SPGCMP','SNOANTMEN010001','2014-01-31','---','-------------------------','A','0000000000000000000000001','0000000000000000000002201','0000000000000000000000001','0000000000000000000000001','0000000000000000000000001','401080100','SPGCMP','SNOANTMEN010001','CCP','--','PROVISION ANTIGUEDAD PRESTACIONES SOCIALES EMPLEADOS ENERO 2014',6287.65,125);" calcext:value-type="string">
            <text:p>INSERT INTO spg_dt_cmp VALUES('0001','SPGCMP','SNOANTMEN010001','2014-01-31','---','-------------------------','A','0000000000000000000000001','0000000000000000000002201','0000000000000000000000001','0000000000000000000000001','0000000000000000000000001','401080100','SPGCMP','SNOANTMEN010001','CCP','--','PROVISION ANTIGUEDAD PRESTACIONES SOCIALES EMPLEADOS ENERO 2014',6287.65,125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8])" office:value-type="string" office:string-value="0000000000000000000002403" calcext:value-type="string">
            <text:p>00000000000000000000024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8]" office:value-type="string" office:string-value="SPGCMP" calcext:value-type="string">
            <text:p>SPGCMP</text:p>
          </table:table-cell>
          <table:table-cell table:formula="of:=[.C128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2403" calcext:value-type="float">
            <text:p>2403</text:p>
          </table:table-cell>
          <table:table-cell office:value-type="float" office:value="108918.39" calcext:value-type="float">
            <text:p>108,918.39</text:p>
          </table:table-cell>
          <table:table-cell office:value-type="float" office:value="126" calcext:value-type="float">
            <text:p>126</text:p>
          </table:table-cell>
          <table:table-cell table:style-name="ce3" table:formula="of:=CONCATENATE(&quot;INSERT INTO spg_dt_cmp VALUES('&quot;;[.A128];&quot;','&quot;;[.B128];&quot;','&quot;;CONCATENATE(REPT(&quot;0&quot;;15-LEN([.C128]));[.C128]);&quot;','&quot;;[.D128];&quot;','&quot;;[.E128];&quot;','&quot;;[.F128];&quot;','&quot;;[.G128];&quot;','&quot;;CONCATENATE(REPT(&quot;0&quot;;25-LEN([.H128]));[.H128]);&quot;','&quot;;[.I128];&quot;','&quot;;[.J128];&quot;','&quot;;[.K128];&quot;','&quot;;[.L128];&quot;','&quot;;[.M128];&quot;','&quot;;[.N128];&quot;','&quot;;CONCATENATE(REPT(&quot;0&quot;;15-LEN([.O128]));[.O128]);&quot;','&quot;;[.P128];&quot;','&quot;;[.Q128];&quot;','&quot;;[.R128];&quot;',&quot;;[.T128];&quot;,&quot;;[.U128];&quot;);&quot;)" office:value-type="string" office:string-value="INSERT INTO spg_dt_cmp VALUES('0001','SPGCMP','SNOANTMEN010001','2014-01-31','---','-------------------------','A','0000000000000000000000001','0000000000000000000002403','0000000000000000000000001','0000000000000000000000001','0000000000000000000000001','401080100','SPGCMP','SNOANTMEN010001','CCP','--','PROVISION ANTIGUEDAD PRESTACIONES SOCIALES EMPLEADOS ENERO 2014',108918.39,126);" calcext:value-type="string">
            <text:p>INSERT INTO spg_dt_cmp VALUES('0001','SPGCMP','SNOANTMEN010001','2014-01-31','---','-------------------------','A','0000000000000000000000001','0000000000000000000002403','0000000000000000000000001','0000000000000000000000001','0000000000000000000000001','401080100','SPGCMP','SNOANTMEN010001','CCP','--','PROVISION ANTIGUEDAD PRESTACIONES SOCIALES EMPLEADOS ENERO 2014',108918.39,126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29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9]" office:value-type="string" office:string-value="SPGCMP" calcext:value-type="string">
            <text:p>SPGCMP</text:p>
          </table:table-cell>
          <table:table-cell table:formula="of:=[.C129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3303" calcext:value-type="float">
            <text:p>3303</text:p>
          </table:table-cell>
          <table:table-cell office:value-type="float" office:value="41310.26" calcext:value-type="float">
            <text:p>41,310.26</text:p>
          </table:table-cell>
          <table:table-cell office:value-type="float" office:value="127" calcext:value-type="float">
            <text:p>127</text:p>
          </table:table-cell>
          <table:table-cell table:style-name="ce3" table:formula="of:=CONCATENATE(&quot;INSERT INTO spg_dt_cmp VALUES('&quot;;[.A129];&quot;','&quot;;[.B129];&quot;','&quot;;CONCATENATE(REPT(&quot;0&quot;;15-LEN([.C129]));[.C129]);&quot;','&quot;;[.D129];&quot;','&quot;;[.E129];&quot;','&quot;;[.F129];&quot;','&quot;;[.G129];&quot;','&quot;;CONCATENATE(REPT(&quot;0&quot;;25-LEN([.H129]));[.H129]);&quot;','&quot;;[.I129];&quot;','&quot;;[.J129];&quot;','&quot;;[.K129];&quot;','&quot;;[.L129];&quot;','&quot;;[.M129];&quot;','&quot;;[.N129];&quot;','&quot;;CONCATENATE(REPT(&quot;0&quot;;15-LEN([.O129]));[.O129]);&quot;','&quot;;[.P129];&quot;','&quot;;[.Q129];&quot;','&quot;;[.R129];&quot;',&quot;;[.T129];&quot;,&quot;;[.U129];&quot;);&quot;)" office:value-type="string" office:string-value="INSERT INTO spg_dt_cmp VALUES('0001','SPGCMP','SNOANTMEN010001','2014-01-31','---','-------------------------','A','0000000000000000000000001','0000000000000000000003303','0000000000000000000000001','0000000000000000000000001','0000000000000000000000001','401080100','SPGCMP','SNOANTMEN010001','CCP','--','PROVISION ANTIGUEDAD PRESTACIONES SOCIALES EMPLEADOS ENERO 2014',41310.26,127);" calcext:value-type="string">
            <text:p>INSERT INTO spg_dt_cmp VALUES('0001','SPGCMP','SNOANTMEN010001','2014-01-31','---','-------------------------','A','0000000000000000000000001','0000000000000000000003303','0000000000000000000000001','0000000000000000000000001','0000000000000000000000001','401080100','SPGCMP','SNOANTMEN010001','CCP','--','PROVISION ANTIGUEDAD PRESTACIONES SOCIALES EMPLEADOS ENERO 2014',41310.26,127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30])" office:value-type="string" office:string-value="0000000000000000000001303" calcext:value-type="string">
            <text:p>0000000000000000000001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0]" office:value-type="string" office:string-value="SPGCMP" calcext:value-type="string">
            <text:p>SPGCMP</text:p>
          </table:table-cell>
          <table:table-cell table:formula="of:=[.C130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1303" calcext:value-type="float">
            <text:p>1303</text:p>
          </table:table-cell>
          <table:table-cell office:value-type="float" office:value="33143.5" calcext:value-type="float">
            <text:p>33,143.50</text:p>
          </table:table-cell>
          <table:table-cell office:value-type="string" calcext:value-type="string">
            <text:p>128</text:p>
          </table:table-cell>
          <table:table-cell table:style-name="ce3" table:formula="of:=CONCATENATE(&quot;INSERT INTO spg_dt_cmp VALUES('&quot;;[.A130];&quot;','&quot;;[.B130];&quot;','&quot;;CONCATENATE(REPT(&quot;0&quot;;15-LEN([.C130]));[.C130]);&quot;','&quot;;[.D130];&quot;','&quot;;[.E130];&quot;','&quot;;[.F130];&quot;','&quot;;[.G130];&quot;','&quot;;CONCATENATE(REPT(&quot;0&quot;;25-LEN([.H130]));[.H130]);&quot;','&quot;;[.I130];&quot;','&quot;;[.J130];&quot;','&quot;;[.K130];&quot;','&quot;;[.L130];&quot;','&quot;;[.M130];&quot;','&quot;;[.N130];&quot;','&quot;;CONCATENATE(REPT(&quot;0&quot;;15-LEN([.O130]));[.O130]);&quot;','&quot;;[.P130];&quot;','&quot;;[.Q130];&quot;','&quot;;[.R130];&quot;',&quot;;[.T130];&quot;,&quot;;[.U130];&quot;);&quot;)" office:value-type="string" office:string-value="INSERT INTO spg_dt_cmp VALUES('0001','SPGCMP','SNOANTMEN010001','2014-01-31','---','-------------------------','A','0000000000000000000000001','0000000000000000000001303','0000000000000000000000001','0000000000000000000000001','0000000000000000000000001','401080100','SPGCMP','SNOANTMEN010001','CCP','--','PROVISION ANTIGUEDAD PRESTACIONES SOCIALES EMPLEADOS ENERO 2014',33143.5,128);" calcext:value-type="string">
            <text:p>INSERT INTO spg_dt_cmp VALUES('0001','SPGCMP','SNOANTMEN010001','2014-01-31','---','-------------------------','A','0000000000000000000000001','0000000000000000000001303','0000000000000000000000001','0000000000000000000000001','0000000000000000000000001','401080100','SPGCMP','SNOANTMEN010001','CCP','--','PROVISION ANTIGUEDAD PRESTACIONES SOCIALES EMPLEADOS ENERO 2014',33143.5,128)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 office:value-type="string" calcext:value-type="string">
            <text:p>SNOANTMEN010001</text:p>
          </table:table-cell>
          <table:table-cell table:style-name="ce4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NCATENATE(&quot;000000000000000000000&quot;;[.S131])" office:value-type="string" office:string-value="0000000000000000000001201" calcext:value-type="string">
            <text:p>0000000000000000000001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1]" office:value-type="string" office:string-value="SPGCMP" calcext:value-type="string">
            <text:p>SPGCMP</text:p>
          </table:table-cell>
          <table:table-cell table:formula="of:=[.C131]" office:value-type="string" office:string-value="SNOANTMEN010001" calcext:value-type="string">
            <text:p>SNOANTMEN01000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ROVISION ANTIGUEDAD PRESTACIONES SOCIALES EMPLEADOS ENERO 2014</text:p>
          </table:table-cell>
          <table:table-cell table:style-name="ce5" office:value-type="float" office:value="1201" calcext:value-type="float">
            <text:p>1201</text:p>
          </table:table-cell>
          <table:table-cell office:value-type="float" office:value="9665.65" calcext:value-type="float">
            <text:p>9,665.65</text:p>
          </table:table-cell>
          <table:table-cell office:value-type="string" calcext:value-type="string">
            <text:p>129</text:p>
          </table:table-cell>
          <table:table-cell table:style-name="ce3" table:formula="of:=CONCATENATE(&quot;INSERT INTO spg_dt_cmp VALUES('&quot;;[.A131];&quot;','&quot;;[.B131];&quot;','&quot;;CONCATENATE(REPT(&quot;0&quot;;15-LEN([.C131]));[.C131]);&quot;','&quot;;[.D131];&quot;','&quot;;[.E131];&quot;','&quot;;[.F131];&quot;','&quot;;[.G131];&quot;','&quot;;CONCATENATE(REPT(&quot;0&quot;;25-LEN([.H131]));[.H131]);&quot;','&quot;;[.I131];&quot;','&quot;;[.J131];&quot;','&quot;;[.K131];&quot;','&quot;;[.L131];&quot;','&quot;;[.M131];&quot;','&quot;;[.N131];&quot;','&quot;;CONCATENATE(REPT(&quot;0&quot;;15-LEN([.O131]));[.O131]);&quot;','&quot;;[.P131];&quot;','&quot;;[.Q131];&quot;','&quot;;[.R131];&quot;',&quot;;[.T131];&quot;,&quot;;[.U131];&quot;);&quot;)" office:value-type="string" office:string-value="INSERT INTO spg_dt_cmp VALUES('0001','SPGCMP','SNOANTMEN010001','2014-01-31','---','-------------------------','A','0000000000000000000000001','0000000000000000000001201','0000000000000000000000001','0000000000000000000000001','0000000000000000000000001','401080100','SPGCMP','SNOANTMEN010001','CCP','--','PROVISION ANTIGUEDAD PRESTACIONES SOCIALES EMPLEADOS ENERO 2014',9665.65,129);" calcext:value-type="string">
            <text:p>INSERT INTO spg_dt_cmp VALUES('0001','SPGCMP','SNOANTMEN010001','2014-01-31','---','-------------------------','A','0000000000000000000000001','0000000000000000000001201','0000000000000000000000001','0000000000000000000000001','0000000000000000000000001','401080100','SPGCMP','SNOANTMEN010001','CCP','--','PROVISION ANTIGUEDAD PRESTACIONES SOCIALES EMPLEADOS ENERO 2014',9665.65,129);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4"/>
          <table:table-cell table:number-columns-repeated="15"/>
          <table:table-cell table:formula="of:=SUM([.T3:.T131])" office:value-type="float" office:value="2933632.46" calcext:value-type="float">
            <text:p>2,933,632.46</text:p>
          </table:table-cell>
          <table:table-cell/>
          <table:table-cell table:style-name="ce3"/>
          <table:table-cell table:number-columns-repeated="1002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Hoja1.$A$1" table:cell-range-address="$Hoja1.$A$2:.$U$131"/>
        </table:named-expressions>
      </table:table>
      <table:table table:name="Hoja2" table:style-name="ta2">
        <office:forms form:automatic-focus="false" form:apply-design-mode="false"/>
        <table:table-column table:style-name="co16" table:number-columns-repeated="2" table:default-cell-style-name="ce2"/>
        <table:table-column table:style-name="co17" table:default-cell-style-name="ce2"/>
        <table:table-column table:style-name="co16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6" table:number-columns-repeated="250" table:default-cell-style-name="ce2"/>
        <table:table-column table:style-name="co16" table:number-columns-repeated="767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1</text:p>
          </table:table-cell>
          <table:table-cell table:formula="of:=[Hoja1.B3]" office:value-type="string" office:string-value="SPGCMP" calcext:value-type="string">
            <text:p>SPGCMP</text:p>
          </table:table-cell>
          <table:table-cell table:formula="of:=[$Hoja1.C3]" office:value-type="string" office:string-value="SNOANTMEN010001" calcext:value-type="string">
            <text:p>SNOANTMEN010001</text:p>
          </table:table-cell>
          <table:table-cell table:formula="of:=[$Hoja1.D3]" office:value-type="string" office:string-value="2014-01-31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$Hoja1.R3]" office:value-type="string" office:string-value="PROVISION ANTIGUEDAD PRESTACIONES SOCIALES EMPLEADOS ENERO 2014" calcext:value-type="string">
            <text:p>PROVISION ANTIGUEDAD PRESTACIONES SOCIALES EMPLEADOS ENER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8" table:formula="of:=[Hoja1.T132]" office:value-type="float" office:value="2933632.46" calcext:value-type="float">
            <text:p>2,933,632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CONCATENATE(REPT(&quot;0&quot;;15-LEN([.C3]));[.C3])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PGCMP','SNOANTMEN010001','2014-01-31','---','-------------------------','PROVISION ANTIGUEDAD PRESTACIONES SOCIALES EMPLEADOS ENERO 2014',1,'-','----------','----------',2933632.46,0,0,0,'--','SIGESP');" calcext:value-type="string">
            <text:p>INSERT INTO sigesp_cmp VALUES('0001','SPGCMP','SNOANTMEN010001','2014-01-31','---','-------------------------','PROVISION ANTIGUEDAD PRESTACIONES SOCIALES EMPLEADOS ENERO 2014',1,'-','----------','----------',2933632.46,0,0,0,'--','SIGESP');</text:p>
          </table:table-cell>
          <table:table-cell table:number-columns-repeated="1006"/>
        </table:table-row>
        <table:table-row table:style-name="ro1" table:number-rows-repeated="34">
          <table:table-cell table:number-columns-repeated="11"/>
          <table:table-cell table:style-name="ce8"/>
          <table:table-cell table:number-columns-repeated="1012"/>
        </table:table-row>
        <table:table-row table:style-name="ro1" table:number-rows-repeated="1048411">
          <table:table-cell table:number-columns-repeated="1024"/>
        </table:table-row>
        <table:table-row table:style-name="ro3" table:number-rows-repeated="1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SHARED_FORMULA_13_35_13_35_0" table:base-cell-address="$Hoja1.$N$36" table:cell-range-address=".B36"/>
        <table:named-range table:name="SHARED_FORMULA_13_3_13_3_0" table:base-cell-address="$Hoja1.$N$4" table:cell-range-address=".B4"/>
        <table:named-range table:name="SHARED_FORMULA_13_67_13_67_0" table:base-cell-address="$Hoja1.$N$68" table:cell-range-address=".B68"/>
        <table:named-range table:name="SHARED_FORMULA_13_99_13_99_0" table:base-cell-address="$Hoja1.$N$100" table:cell-range-address=".B100"/>
        <table:named-expression table:name="SHARED_FORMULA_8_2_8_2_0" table:base-cell-address="$Hoja1.$I$3" table:expression="CONCATENATE(&quot;000000000000000000000&quot;;[.S3])"/>
        <table:named-expression table:name="SHARED_FORMULA_8_34_8_34_0" table:base-cell-address="$Hoja1.$I$35" table:expression="CONCATENATE(&quot;000000000000000000000&quot;;[.S35])"/>
        <table:named-expression table:name="SHARED_FORMULA_8_66_8_66_0" table:base-cell-address="$Hoja1.$I$67" table:expression="CONCATENATE(&quot;000000000000000000000&quot;;[.S67])"/>
        <table:named-expression table:name="SHARED_FORMULA_8_98_8_98_0" table:base-cell-address="$Hoja1.$I$99" table:expression="CONCATENATE(&quot;000000000000000000000&quot;;[.S99])"/>
      </table:named-expressions>
      <table:database-ranges>
        <table:database-range table:name="__Anonymous_Sheet_DB__0" table:target-range-address="Hoja1.A1:Hoja1.U13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Bs. l </number:text>
      <number:number number:decimal-places="0" number:min-integer-digits="1" number:grouping="true"/>
    </number:number-style>
    <number:number-style style:name="N122">
      <number:text>Bs. l 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Bs. l </number:text>
      <number:number number:decimal-places="0" number:min-integer-digits="1" number:grouping="true"/>
    </number:number-style>
    <number:number-style style:name="N123">
      <style:text-properties fo:color="#ff0000"/>
      <number:text>Bs. l 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Bs. l </number:text>
      <number:number number:decimal-places="2" number:min-integer-digits="1" number:grouping="true"/>
    </number:number-style>
    <number:number-style style:name="N125">
      <number:text>Bs. l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Bs. l </number:text>
      <number:number number:decimal-places="2" number:min-integer-digits="1" number:grouping="true"/>
    </number:number-style>
    <number:number-style style:name="N126">
      <style:text-properties fo:color="#ff0000"/>
      <number:text>Bs. l 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. l 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Bs. l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4P2" style:volatile="true">
      <number:text> Bs. l 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Bs. l 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Bs. l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42P2" style:volatile="true">
      <number:text> Bs. 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">
      <number:day number:style="long"/>
      <number:text>/</number:text>
      <number:month number:style="long"/>
      <number:text>/</number:text>
      <number:year/>
    </number:date-style>
    <number:currency-style style:name="N148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48">
      <style:text-properties fo:color="#ff0000"/>
      <number:text>-</number:text>
      <number:currency-symbol number:language="es" number:country="VE">Bs</number:currency-symbol>
      <number:number number:decimal-places="2" number:min-integer-digits="1" number:grouping="true"/>
      <style:map style:condition="value()&gt;=0" style:apply-style-name="N148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 style:data-style-name="N2" text:time-value="0000-00-00T09:57:19.952840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eras</meta:initial-creator>
    <meta:creation-date>2015-03-19T14:39:06</meta:creation-date>
    <dc:creator>Juan Plablo</dc:creator>
    <dc:date>2015-05-30T10:01:24.868088668</dc:date>
    <meta:generator>LibreOffice/4.1.4.2$Linux_X86_64 LibreOffice_project/410m0$Build-2</meta:generator>
    <meta:editing-duration>PT20M54S</meta:editing-duration>
    <meta:editing-cycles>10</meta:editing-cycles>
    <meta:document-statistic meta:table-count="2" meta:cell-count="2901" meta:object-count="0"/>
  </office:meta>
</office:document-meta>
</file>